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meta.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5/content.xml" manifest:media-type="text/xml"/>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Replacements/Object 6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32/content.xml" manifest:media-type="text/xml"/>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layout-cache" manifest:media-type="application/binary"/>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1e9a" officeooo:paragraph-rsid="00255673"/>
    </style:style>
    <style:style style:name="P2" style:family="paragraph" style:parent-style-name="Standard">
      <style:paragraph-properties fo:text-align="justify" style:justify-single-word="false"/>
      <style:text-properties officeooo:rsid="00191e9a" officeooo:paragraph-rsid="0073eb43"/>
    </style:style>
    <style:style style:name="P3" style:family="paragraph" style:parent-style-name="Standard">
      <style:paragraph-properties fo:text-align="justify" style:justify-single-word="false"/>
      <style:text-properties officeooo:rsid="00191e9a" officeooo:paragraph-rsid="007e4c13"/>
    </style:style>
    <style:style style:name="P4" style:family="paragraph" style:parent-style-name="Standard">
      <style:paragraph-properties fo:text-align="center" style:justify-single-word="false"/>
      <style:text-properties officeooo:rsid="00191e9a" officeooo:paragraph-rsid="00255673"/>
    </style:style>
    <style:style style:name="P5" style:family="paragraph" style:parent-style-name="Standard">
      <style:text-properties officeooo:rsid="0037139d" officeooo:paragraph-rsid="0037139d"/>
    </style:style>
    <style:style style:name="P6" style:family="paragraph" style:parent-style-name="Standard">
      <style:text-properties officeooo:rsid="0037139d" officeooo:paragraph-rsid="00d0a047"/>
    </style:style>
    <style:style style:name="P7" style:family="paragraph" style:parent-style-name="Standard">
      <style:text-properties officeooo:rsid="00255673" officeooo:paragraph-rsid="00255673"/>
    </style:style>
    <style:style style:name="P8" style:family="paragraph" style:parent-style-name="Standard">
      <style:paragraph-properties fo:text-align="center" style:justify-single-word="false"/>
      <style:text-properties officeooo:rsid="00255673" officeooo:paragraph-rsid="00422839"/>
    </style:style>
    <style:style style:name="P9" style:family="paragraph" style:parent-style-name="Standard">
      <style:paragraph-properties fo:text-align="center" style:justify-single-word="false"/>
      <style:text-properties officeooo:rsid="00255673" officeooo:paragraph-rsid="007537d4"/>
    </style:style>
    <style:style style:name="P10" style:family="paragraph" style:parent-style-name="Standard">
      <style:text-properties officeooo:rsid="00255673" officeooo:paragraph-rsid="00422839"/>
    </style:style>
    <style:style style:name="P11" style:family="paragraph" style:parent-style-name="Standard">
      <style:paragraph-properties fo:text-align="center" style:justify-single-word="false"/>
      <style:text-properties officeooo:rsid="003ff3f3" officeooo:paragraph-rsid="003ff3f3"/>
    </style:style>
    <style:style style:name="P12" style:family="paragraph" style:parent-style-name="Standard">
      <style:paragraph-properties fo:text-align="center" style:justify-single-word="false"/>
      <style:text-properties officeooo:rsid="003ff3f3" officeooo:paragraph-rsid="00479470"/>
    </style:style>
    <style:style style:name="P13" style:family="paragraph" style:parent-style-name="Standard">
      <style:text-properties officeooo:rsid="00403787" officeooo:paragraph-rsid="00255673"/>
    </style:style>
    <style:style style:name="P14" style:family="paragraph" style:parent-style-name="Standard">
      <style:paragraph-properties fo:text-align="justify" style:justify-single-word="false"/>
      <style:text-properties officeooo:rsid="0042c7be" officeooo:paragraph-rsid="0042c7be"/>
    </style:style>
    <style:style style:name="P15" style:family="paragraph" style:parent-style-name="Standard">
      <style:paragraph-properties fo:text-align="justify" style:justify-single-word="false"/>
      <style:text-properties officeooo:rsid="0042c7be" officeooo:paragraph-rsid="004df33a"/>
    </style:style>
    <style:style style:name="P16" style:family="paragraph" style:parent-style-name="Standard">
      <style:paragraph-properties fo:text-align="center" style:justify-single-word="false"/>
      <style:text-properties officeooo:rsid="00479470" officeooo:paragraph-rsid="00479470"/>
    </style:style>
    <style:style style:name="P17" style:family="paragraph" style:parent-style-name="Standard">
      <style:paragraph-properties fo:text-align="justify" style:justify-single-word="false"/>
      <style:text-properties officeooo:rsid="004df33a" officeooo:paragraph-rsid="0073eb43"/>
    </style:style>
    <style:style style:name="P18" style:family="paragraph" style:parent-style-name="Standard">
      <style:paragraph-properties fo:text-align="justify" style:justify-single-word="false"/>
      <style:text-properties officeooo:rsid="004df33a" officeooo:paragraph-rsid="007e4c13"/>
    </style:style>
    <style:style style:name="P19" style:family="paragraph" style:parent-style-name="Standard">
      <style:paragraph-properties fo:text-align="justify" style:justify-single-word="false"/>
      <style:text-properties officeooo:rsid="004ff1de" officeooo:paragraph-rsid="004ff1de"/>
    </style:style>
    <style:style style:name="P20" style:family="paragraph" style:parent-style-name="Standard">
      <style:paragraph-properties fo:text-align="justify" style:justify-single-word="false"/>
      <style:text-properties officeooo:rsid="004ff1de" officeooo:paragraph-rsid="007e4c13"/>
    </style:style>
    <style:style style:name="P21" style:family="paragraph" style:parent-style-name="Standard">
      <style:paragraph-properties fo:text-align="justify" style:justify-single-word="false"/>
      <style:text-properties officeooo:rsid="004ff1de" officeooo:paragraph-rsid="0094e0df"/>
    </style:style>
    <style:style style:name="P22" style:family="paragraph" style:parent-style-name="Standard">
      <style:paragraph-properties fo:text-align="justify" style:justify-single-word="false"/>
      <style:text-properties officeooo:rsid="004ff1de" officeooo:paragraph-rsid="00a20f68"/>
    </style:style>
    <style:style style:name="P23" style:family="paragraph" style:parent-style-name="Standard">
      <style:paragraph-properties fo:text-align="justify" style:justify-single-word="false"/>
      <style:text-properties officeooo:rsid="0051a4e5" officeooo:paragraph-rsid="0051a4e5"/>
    </style:style>
    <style:style style:name="P24" style:family="paragraph" style:parent-style-name="Standard">
      <style:paragraph-properties fo:text-align="justify" style:justify-single-word="false"/>
      <style:text-properties officeooo:rsid="005d4b8c" officeooo:paragraph-rsid="005d4b8c"/>
    </style:style>
    <style:style style:name="P25" style:family="paragraph" style:parent-style-name="Standard">
      <style:paragraph-properties fo:text-align="justify" style:justify-single-word="false"/>
      <style:text-properties officeooo:rsid="00681dda" officeooo:paragraph-rsid="00681dda"/>
    </style:style>
    <style:style style:name="P26" style:family="paragraph" style:parent-style-name="Standard">
      <style:paragraph-properties fo:text-align="center" style:justify-single-word="false"/>
      <style:text-properties officeooo:rsid="00681dda" officeooo:paragraph-rsid="00681dda"/>
    </style:style>
    <style:style style:name="P27" style:family="paragraph" style:parent-style-name="Standard">
      <style:text-properties fo:font-weight="bold" officeooo:rsid="00255673" officeooo:paragraph-rsid="00422839" style:font-weight-asian="bold" style:font-weight-complex="bold"/>
    </style:style>
    <style:style style:name="P28" style:family="paragraph" style:parent-style-name="Standard">
      <style:text-properties fo:font-weight="bold" officeooo:rsid="00255673" officeooo:paragraph-rsid="00d0a047" style:font-weight-asian="bold" style:font-weight-complex="bold"/>
    </style:style>
    <style:style style:name="P29" style:family="paragraph" style:parent-style-name="Standard">
      <style:text-properties fo:font-weight="bold" officeooo:rsid="00cd381c" officeooo:paragraph-rsid="00cd381c" style:font-weight-asian="bold" style:font-weight-complex="bold"/>
    </style:style>
    <style:style style:name="P30" style:family="paragraph" style:parent-style-name="Standard">
      <style:paragraph-properties fo:text-align="justify" style:justify-single-word="false"/>
      <style:text-properties officeooo:rsid="007b6353" officeooo:paragraph-rsid="007b6353"/>
    </style:style>
    <style:style style:name="P31" style:family="paragraph" style:parent-style-name="Standard">
      <style:paragraph-properties fo:text-align="center" style:justify-single-word="false"/>
      <style:text-properties officeooo:rsid="007b6353" officeooo:paragraph-rsid="007b6353"/>
    </style:style>
    <style:style style:name="P32" style:family="paragraph" style:parent-style-name="Standard">
      <style:paragraph-properties fo:text-align="justify" style:justify-single-word="false"/>
      <style:text-properties officeooo:rsid="007e4c13" officeooo:paragraph-rsid="007e4c13"/>
    </style:style>
    <style:style style:name="P33" style:family="paragraph" style:parent-style-name="Standard">
      <style:paragraph-properties fo:text-align="justify" style:justify-single-word="false"/>
      <style:text-properties officeooo:rsid="007faa1c" officeooo:paragraph-rsid="007faa1c"/>
    </style:style>
    <style:style style:name="P34" style:family="paragraph" style:parent-style-name="Standard">
      <style:paragraph-properties fo:text-align="center" style:justify-single-word="false"/>
      <style:text-properties officeooo:rsid="007faa1c" officeooo:paragraph-rsid="009146e8"/>
    </style:style>
    <style:style style:name="P35" style:family="paragraph" style:parent-style-name="Standard">
      <style:paragraph-properties fo:text-align="justify" style:justify-single-word="false"/>
      <style:text-properties officeooo:rsid="004387c9" officeooo:paragraph-rsid="004df33a"/>
    </style:style>
    <style:style style:name="P36" style:family="paragraph" style:parent-style-name="Standard">
      <style:paragraph-properties fo:text-align="justify" style:justify-single-word="false"/>
      <style:text-properties officeooo:rsid="0085f397" officeooo:paragraph-rsid="0085f397"/>
    </style:style>
    <style:style style:name="P37" style:family="paragraph" style:parent-style-name="Standard">
      <style:paragraph-properties fo:text-align="justify" style:justify-single-word="false"/>
      <style:text-properties officeooo:rsid="0094e0df" officeooo:paragraph-rsid="0094e0df"/>
    </style:style>
    <style:style style:name="P38" style:family="paragraph" style:parent-style-name="Standard">
      <style:paragraph-properties fo:text-align="justify" style:justify-single-word="false"/>
      <style:text-properties officeooo:rsid="0094e0df" officeooo:paragraph-rsid="00a20f68"/>
    </style:style>
    <style:style style:name="P39" style:family="paragraph" style:parent-style-name="Standard">
      <style:paragraph-properties fo:text-align="center" style:justify-single-word="false"/>
      <style:text-properties officeooo:rsid="0094e0df" officeooo:paragraph-rsid="0094e0df"/>
    </style:style>
    <style:style style:name="P40" style:family="paragraph" style:parent-style-name="Standard">
      <style:paragraph-properties fo:text-align="center" style:justify-single-word="false"/>
      <style:text-properties officeooo:rsid="0094e0df" officeooo:paragraph-rsid="00a20f68"/>
    </style:style>
    <style:style style:name="P41" style:family="paragraph" style:parent-style-name="Standard">
      <style:paragraph-properties fo:text-align="justify" style:justify-single-word="false"/>
      <style:text-properties officeooo:rsid="009ab3f0" officeooo:paragraph-rsid="009ab3f0"/>
    </style:style>
    <style:style style:name="P42" style:family="paragraph" style:parent-style-name="Standard">
      <style:paragraph-properties fo:text-align="justify" style:justify-single-word="false"/>
      <style:text-properties officeooo:rsid="009c29b1" officeooo:paragraph-rsid="009c29b1"/>
    </style:style>
    <style:style style:name="P43" style:family="paragraph" style:parent-style-name="Standard">
      <style:paragraph-properties fo:text-align="justify" style:justify-single-word="false"/>
      <style:text-properties officeooo:rsid="009c29b1" officeooo:paragraph-rsid="00a20f68"/>
    </style:style>
    <style:style style:name="P44" style:family="paragraph" style:parent-style-name="Standard">
      <style:paragraph-properties fo:text-align="center" style:justify-single-word="false"/>
      <style:text-properties officeooo:rsid="009c29b1" officeooo:paragraph-rsid="009c29b1"/>
    </style:style>
    <style:style style:name="P45" style:family="paragraph" style:parent-style-name="Standard">
      <style:paragraph-properties fo:text-align="justify" style:justify-single-word="false"/>
      <style:text-properties officeooo:rsid="00a48738" officeooo:paragraph-rsid="00a971ca"/>
    </style:style>
    <style:style style:name="P46" style:family="paragraph" style:parent-style-name="Standard">
      <style:paragraph-properties fo:text-align="center" style:justify-single-word="false"/>
      <style:text-properties officeooo:rsid="00a48738" officeooo:paragraph-rsid="00a971ca"/>
    </style:style>
    <style:style style:name="P47" style:family="paragraph" style:parent-style-name="Standard">
      <style:paragraph-properties fo:text-align="justify" style:justify-single-word="false"/>
      <style:text-properties officeooo:rsid="00aff942" officeooo:paragraph-rsid="00aff942"/>
    </style:style>
    <style:style style:name="P48" style:family="paragraph" style:parent-style-name="Standard">
      <style:paragraph-properties fo:text-align="justify" style:justify-single-word="false"/>
      <style:text-properties officeooo:rsid="00b472a4" officeooo:paragraph-rsid="00b472a4"/>
    </style:style>
    <style:style style:name="P49" style:family="paragraph" style:parent-style-name="Standard">
      <style:paragraph-properties fo:text-align="center" style:justify-single-word="false"/>
      <style:text-properties officeooo:rsid="00b472a4" officeooo:paragraph-rsid="00b472a4"/>
    </style:style>
    <style:style style:name="P50" style:family="paragraph" style:parent-style-name="Standard">
      <style:paragraph-properties fo:text-align="justify" style:justify-single-word="false"/>
      <style:text-properties officeooo:rsid="00b5cdcb" officeooo:paragraph-rsid="00b5cdcb"/>
    </style:style>
    <style:style style:name="P51" style:family="paragraph" style:parent-style-name="Standard">
      <style:paragraph-properties fo:text-align="center" style:justify-single-word="false"/>
      <style:text-properties officeooo:rsid="00b5cdcb" officeooo:paragraph-rsid="00b5cdcb"/>
    </style:style>
    <style:style style:name="P52" style:family="paragraph" style:parent-style-name="Standard">
      <style:paragraph-properties fo:text-align="center" style:justify-single-word="false"/>
      <style:text-properties officeooo:rsid="00b5cdcb" officeooo:paragraph-rsid="00b7e84d"/>
    </style:style>
    <style:style style:name="P53" style:family="paragraph" style:parent-style-name="Standard">
      <style:paragraph-properties fo:text-align="center" style:justify-single-word="false"/>
      <style:text-properties officeooo:rsid="00b5cdcb" officeooo:paragraph-rsid="00c15715"/>
    </style:style>
    <style:style style:name="P54" style:family="paragraph" style:parent-style-name="Standard">
      <style:paragraph-properties fo:text-align="center" style:justify-single-word="false"/>
      <style:text-properties officeooo:rsid="00b5cdcb" officeooo:paragraph-rsid="00c1c3d5"/>
    </style:style>
    <style:style style:name="P55" style:family="paragraph" style:parent-style-name="Standard">
      <style:paragraph-properties fo:text-align="center" style:justify-single-word="false"/>
      <style:text-properties officeooo:rsid="00b5cdcb" officeooo:paragraph-rsid="00c3b2ae"/>
    </style:style>
    <style:style style:name="P56" style:family="paragraph" style:parent-style-name="Standard">
      <style:paragraph-properties fo:text-align="justify" style:justify-single-word="false"/>
      <style:text-properties officeooo:rsid="00b7e84d" officeooo:paragraph-rsid="00b7e84d"/>
    </style:style>
    <style:style style:name="P57" style:family="paragraph" style:parent-style-name="Standard">
      <style:paragraph-properties fo:text-align="center" style:justify-single-word="false"/>
      <style:text-properties officeooo:rsid="00b7e84d" officeooo:paragraph-rsid="00b7e84d"/>
    </style:style>
    <style:style style:name="P58" style:family="paragraph" style:parent-style-name="Standard">
      <style:paragraph-properties fo:text-align="justify" style:justify-single-word="false"/>
      <style:text-properties officeooo:rsid="00bb46cc" officeooo:paragraph-rsid="00bb46cc"/>
    </style:style>
    <style:style style:name="P59" style:family="paragraph" style:parent-style-name="Standard">
      <style:paragraph-properties fo:text-align="justify" style:justify-single-word="false"/>
      <style:text-properties style:text-underline-style="none" officeooo:rsid="00c9569a" officeooo:paragraph-rsid="00c9569a"/>
    </style:style>
    <style:style style:name="P60" style:family="paragraph" style:parent-style-name="Standard">
      <style:paragraph-properties fo:text-align="justify" style:justify-single-word="false"/>
      <style:text-properties style:text-underline-style="none" officeooo:rsid="00c9569a" officeooo:paragraph-rsid="00cd381c"/>
    </style:style>
    <style:style style:name="P61" style:family="paragraph" style:parent-style-name="Standard">
      <style:paragraph-properties fo:text-align="justify" style:justify-single-word="false"/>
      <style:text-properties style:text-underline-style="none" officeooo:rsid="00c9569a" officeooo:paragraph-rsid="00d20227"/>
    </style:style>
    <style:style style:name="P62" style:family="paragraph" style:parent-style-name="Standard">
      <style:paragraph-properties fo:text-align="justify" style:justify-single-word="false"/>
      <style:text-properties style:text-underline-style="none" officeooo:rsid="00c9569a" officeooo:paragraph-rsid="00d39b1a"/>
    </style:style>
    <style:style style:name="P63" style:family="paragraph" style:parent-style-name="Standard">
      <style:paragraph-properties fo:text-align="justify" style:justify-single-word="false"/>
      <style:text-properties style:text-underline-style="none" officeooo:rsid="00c9569a" officeooo:paragraph-rsid="00db9142"/>
    </style:style>
    <style:style style:name="P64" style:family="paragraph" style:parent-style-name="Standard">
      <style:paragraph-properties fo:text-align="center" style:justify-single-word="false"/>
      <style:text-properties style:text-underline-style="none" officeooo:rsid="00c9569a" officeooo:paragraph-rsid="00c9569a"/>
    </style:style>
    <style:style style:name="P65" style:family="paragraph" style:parent-style-name="Standard">
      <style:paragraph-properties fo:text-align="center" style:justify-single-word="false"/>
      <style:text-properties style:text-underline-style="none" officeooo:rsid="00c9569a" officeooo:paragraph-rsid="00d39b1a"/>
    </style:style>
    <style:style style:name="P66" style:family="paragraph" style:parent-style-name="Standard">
      <style:paragraph-properties fo:text-align="justify" style:justify-single-word="false"/>
      <style:text-properties style:text-underline-style="none" officeooo:rsid="0037139d" officeooo:paragraph-rsid="0037139d"/>
    </style:style>
    <style:style style:name="P67" style:family="paragraph" style:parent-style-name="Standard">
      <style:paragraph-properties fo:text-align="justify" style:justify-single-word="false"/>
      <style:text-properties style:text-underline-style="none" officeooo:rsid="00db9142" officeooo:paragraph-rsid="00db9142"/>
    </style:style>
    <style:style style:name="P68" style:family="paragraph" style:parent-style-name="Standard">
      <style:paragraph-properties fo:text-align="justify" style:justify-single-word="false"/>
      <style:text-properties style:text-underline-style="none" officeooo:rsid="00d20227" officeooo:paragraph-rsid="00d39b1a"/>
    </style:style>
    <style:style style:name="P69" style:family="paragraph" style:parent-style-name="Standard">
      <style:paragraph-properties fo:break-before="page"/>
      <style:text-properties fo:font-weight="bold" officeooo:rsid="00422839" officeooo:paragraph-rsid="00422839" style:font-weight-asian="bold" style:font-weight-complex="bold"/>
    </style:style>
    <style:style style:name="P70" style:family="paragraph" style:parent-style-name="Standard">
      <style:paragraph-properties fo:text-align="justify" style:justify-single-word="false" fo:break-before="page"/>
      <style:text-properties officeooo:rsid="0094e0df" officeooo:paragraph-rsid="00a20f68"/>
    </style:style>
    <style:style style:name="P71" style:family="paragraph" style:parent-style-name="Standard">
      <style:paragraph-properties fo:text-align="justify" style:justify-single-word="false" fo:break-before="page"/>
      <style:text-properties officeooo:rsid="00b472a4" officeooo:paragraph-rsid="00b472a4"/>
    </style:style>
    <style:style style:name="P72" style:family="paragraph" style:parent-style-name="Standard">
      <style:paragraph-properties fo:text-align="center" style:justify-single-word="false"/>
      <style:text-properties officeooo:rsid="003ff3f3" officeooo:paragraph-rsid="003ff3f3"/>
    </style:style>
    <style:style style:name="P73" style:family="paragraph" style:parent-style-name="Standard">
      <style:paragraph-properties fo:text-align="justify" style:justify-single-word="false"/>
      <style:text-properties officeooo:rsid="007b6353" officeooo:paragraph-rsid="007b6353"/>
    </style:style>
    <style:style style:name="P74" style:family="paragraph" style:parent-style-name="Standard">
      <style:text-properties officeooo:paragraph-rsid="00ed4065"/>
    </style:style>
    <style:style style:name="P75" style:family="paragraph" style:parent-style-name="Standard">
      <style:paragraph-properties fo:text-align="justify" style:justify-single-word="false" fo:break-before="page"/>
      <style:text-properties style:text-underline-style="none" officeooo:rsid="00c9569a" officeooo:paragraph-rsid="00d20227"/>
    </style:style>
    <style:style style:name="T1" style:family="text">
      <style:text-properties officeooo:rsid="00235ae6"/>
    </style:style>
    <style:style style:name="T2" style:family="text">
      <style:text-properties officeooo:rsid="003ca9a9"/>
    </style:style>
    <style:style style:name="T3" style:family="text">
      <style:text-properties officeooo:rsid="004387c9"/>
    </style:style>
    <style:style style:name="T4" style:family="text">
      <style:text-properties officeooo:rsid="00457c94"/>
    </style:style>
    <style:style style:name="T5" style:family="text">
      <style:text-properties officeooo:rsid="005104e7"/>
    </style:style>
    <style:style style:name="T6" style:family="text">
      <style:text-properties officeooo:rsid="0053379c"/>
    </style:style>
    <style:style style:name="T7" style:family="text">
      <style:text-properties officeooo:rsid="005df2c0"/>
    </style:style>
    <style:style style:name="T8" style:family="text">
      <style:text-properties officeooo:rsid="005f7154"/>
    </style:style>
    <style:style style:name="T9" style:family="text">
      <style:text-properties officeooo:rsid="006976ca"/>
    </style:style>
    <style:style style:name="T10" style:family="text">
      <style:text-properties officeooo:rsid="006b4593"/>
    </style:style>
    <style:style style:name="T11" style:family="text">
      <style:text-properties officeooo:rsid="007537d4"/>
    </style:style>
    <style:style style:name="T12" style:family="text">
      <style:text-properties officeooo:rsid="0075ab6d"/>
    </style:style>
    <style:style style:name="T13" style:family="text">
      <style:text-properties officeooo:rsid="00814761"/>
    </style:style>
    <style:style style:name="T14" style:family="text">
      <style:text-properties officeooo:rsid="0083bd45"/>
    </style:style>
    <style:style style:name="T15" style:family="text">
      <style:text-properties officeooo:rsid="008bbacd"/>
    </style:style>
    <style:style style:name="T16" style:family="text">
      <style:text-properties officeooo:rsid="008e796c"/>
    </style:style>
    <style:style style:name="T17" style:family="text">
      <style:text-properties officeooo:rsid="009595a3"/>
    </style:style>
    <style:style style:name="T18" style:family="text">
      <style:text-properties officeooo:rsid="00992077"/>
    </style:style>
    <style:style style:name="T19" style:family="text">
      <style:text-properties officeooo:rsid="009c29b1"/>
    </style:style>
    <style:style style:name="T20" style:family="text">
      <style:text-properties officeooo:rsid="009d960f"/>
    </style:style>
    <style:style style:name="T21" style:family="text">
      <style:text-properties officeooo:rsid="009df16c"/>
    </style:style>
    <style:style style:name="T22" style:family="text">
      <style:text-properties officeooo:rsid="00a01e40"/>
    </style:style>
    <style:style style:name="T23" style:family="text">
      <style:text-properties officeooo:rsid="00a64f08"/>
    </style:style>
    <style:style style:name="T24" style:family="text">
      <style:text-properties officeooo:rsid="00a8097e"/>
    </style:style>
    <style:style style:name="T25" style:family="text">
      <style:text-properties officeooo:rsid="00a96e90"/>
    </style:style>
    <style:style style:name="T26" style:family="text">
      <style:text-properties officeooo:rsid="00a971ca"/>
    </style:style>
    <style:style style:name="T27" style:family="text">
      <style:text-properties officeooo:rsid="00abcb52"/>
    </style:style>
    <style:style style:name="T28" style:family="text">
      <style:text-properties officeooo:rsid="00adc92a"/>
    </style:style>
    <style:style style:name="T29" style:family="text">
      <style:text-properties officeooo:rsid="00b4ee78"/>
    </style:style>
    <style:style style:name="T30" style:family="text">
      <style:text-properties officeooo:rsid="00b7e84d"/>
    </style:style>
    <style:style style:name="T31" style:family="text">
      <style:text-properties officeooo:rsid="00c13358"/>
    </style:style>
    <style:style style:name="T32" style:family="text">
      <style:text-properties officeooo:rsid="00c9f390"/>
    </style:style>
    <style:style style:name="T33" style:family="text">
      <style:text-properties officeooo:rsid="00dc3f55"/>
    </style:style>
    <style:style style:name="T34" style:family="text">
      <style:text-properties officeooo:rsid="00e8f0bf"/>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13"/>
      <text:p text:style-name="P7"/>
      <text:p text:style-name="P7"/>
      <text:p text:style-name="P7"/>
      <text:p text:style-name="P7"/>
      <text:p text:style-name="P7"/>
      <text:p text:style-name="P7"/>
      <text:p text:style-name="P7"/>
      <text:p text:style-name="P7"/>
      <text:p text:style-name="P7"/>
      <text:p text:style-name="P7"/>
      <text:p text:style-name="P11">Inertial Management Unit (IMU)</text:p>
      <text:p text:style-name="P11">Algorithm Description Document (ADD)</text:p>
      <text:p text:style-name="P11"/>
      <text:p text:style-name="P11">by</text:p>
      <text:p text:style-name="P11">Simeon Symeonidis</text:p>
      <text:p text:style-name="P11"/>
      <text:p text:style-name="P16">02/20/201<text:span text:style-name="T34">5</text:span></text:p>
      <text:p text:style-name="P16">revision 1.0</text:p>
      <text:p text:style-name="P12"/>
      <text:p text:style-name="P69">Overview</text:p>
      <text:p text:style-name="P27"/>
      <text:p text:style-name="P15"><text:span text:style-name="T3">The </text:span>purpose <text:span text:style-name="T4">of the IMU</text:span> is to translate <text:span text:style-name="T3">Microelectromechanical Systems (MEMS) accelerometer, magnetometer, and gyroscope sensor data</text:span> <text:span text:style-name="T3">into orientation and acceleration measurements. <text:s/></text:span></text:p>
      <text:p text:style-name="P15"/>
      <text:p text:style-name="P35">The algorithm assumes synchronous data. <text:s/>In cases where sensors operate at different rates, it is necessary to interpolate the data into a common reference frame. <text:s/>MI software interpolates lower rate magnetometer and accelerometer data to gyroscope data using timestamps. <text:s/>Other state estimation approaches could eliminate this need to synchronize data, but at the cost of design complexity and measurement bandwidth, i.e. Kalman Filters often reduces near-Nyquist signals. <text:s/>This trade should be re-investigated if there arises a need for a low-latency solution.</text:p>
      <text:p text:style-name="P15"/>
      <text:p text:style-name="P23">The work captured hereinafter is an extension of the paper “An efficient orientation Filter for inertial and inertial/magnetic sensor arrays” written by Sebastian O.H. Madgwick. <text:s/><text:span text:style-name="T6">The algorithm was adapted <text:s/>to meet the needs of a human wearable sensor operating in the presence of Electromagnetic noise. <text:s text:c="2"/></text:span></text:p>
      <text:p text:style-name="P14"/>
      <text:p text:style-name="P19">The report will be organized in three sections. <text:s/><text:span text:style-name="T5">The first section defines variable types and operations to be used in the IMU. <text:s/>This is important because it will establish the conventions to be used within the paper. <text:s/>The second section defines algorithm inputs and outputs. <text:s/>The last section documents the actual algorithm. <text:s/></text:span></text:p>
      <text:p text:style-name="P10"/>
      <text:p text:style-name="P27">Definitions</text:p>
      <text:p text:style-name="P27"/>
      <text:p text:style-name="P24">Sensor inputs will be represented as three dimensional vectors, <text:span text:style-name="T8">denoted lowercase letter with an arrow on top</text:span>. <text:s/><text:span text:style-name="T7">Common vector operations, normalize, dot products and cross products, are captured below.</text:span> <text:s/></text:p>
      <text:p text:style-name="P8"/>
      <text:p text:style-name="P8"><draw:frame draw:style-name="fr1" draw:name="Object23" text:anchor-type="as-char" svg:y="-0.4071in" svg:width="0.5634in" svg:height="0.7402in" draw:z-index="7"><draw:object xlink:href="./Object 24" xlink:type="simple" xlink:show="embed" xlink:actuate="onLoad"/><draw:image xlink:href="./ObjectReplacements/Object 24" xlink:type="simple" xlink:show="embed" xlink:actuate="onLoad"/><svg:desc>formula</svg:desc></draw:frame> <draw:frame draw:style-name="fr1" draw:name="Object30" text:anchor-type="as-char" svg:y="-0.1902in" svg:width="1.2898in" svg:height="0.2516in" draw:z-index="13"><draw:object xlink:href="./Object 30" xlink:type="simple" xlink:show="embed" xlink:actuate="onLoad"/><draw:image xlink:href="./ObjectReplacements/Object 30" xlink:type="simple" xlink:show="embed" xlink:actuate="onLoad"/></draw:frame> <draw:frame draw:style-name="fr1" draw:name="Object27" text:anchor-type="as-char" svg:y="-0.4035in" svg:width="0.7807in" svg:height="0.7417in" draw:z-index="14"><draw:object xlink:href="./Object 27" xlink:type="simple" xlink:show="embed" xlink:actuate="onLoad"/><draw:image xlink:href="./ObjectReplacements/Object 27" xlink:type="simple" xlink:show="embed" xlink:actuate="onLoad"/><svg:desc>formula</svg:desc></draw:frame> <draw:frame draw:style-name="fr1" draw:name="Object24" text:anchor-type="as-char" svg:y="-0.1484in" svg:width="1.7516in" svg:height="0.2098in" draw:z-index="17"><draw:object xlink:href="./Object 23" xlink:type="simple" xlink:show="embed" xlink:actuate="onLoad"/><draw:image xlink:href="./ObjectReplacements/Object 23" xlink:type="simple" xlink:show="embed" xlink:actuate="onLoad"/><svg:desc>formula</svg:desc></draw:frame> <draw:frame draw:style-name="fr1" draw:name="Object26" text:anchor-type="as-char" svg:y="-0.4071in" svg:width="1.4362in" svg:height="0.7402in" draw:z-index="18"><draw:object xlink:href="./Object 26" xlink:type="simple" xlink:show="embed" xlink:actuate="onLoad"/><draw:image xlink:href="./ObjectReplacements/Object 26" xlink:type="simple" xlink:show="embed" xlink:actuate="onLoad"/><svg:desc>formula</svg:desc></draw:frame></text:p>
      <text:p text:style-name="P10"/>
      <text:p text:style-name="P25">Projection and rejection operations can determine vector component<text:span text:style-name="T10">s</text:span> parallel or <text:span text:style-name="T9">perpendicular</text:span> to each o<text:span text:style-name="T10">ther. <text:s/>Their notation/equations are below. <text:s/>Bars denote a scalar value representing the magnitude of the projection. </text:span></text:p>
      <text:p text:style-name="P25"/>
      <text:p text:style-name="P26"><text:s text:c="5"/><draw:frame draw:style-name="fr1" draw:name="Object28" text:anchor-type="as-char" svg:y="-0.2453in" svg:width="1.0437in" svg:height="0.3957in" draw:z-index="19"><draw:object xlink:href="./Object 28" xlink:type="simple" xlink:show="embed" xlink:actuate="onLoad"/><draw:image xlink:href="./ObjectReplacements/Object 28" xlink:type="simple" xlink:show="embed" xlink:actuate="onLoad"/><svg:desc>formula</svg:desc></draw:frame> <text:s text:c="6"/><draw:frame draw:style-name="fr1" draw:name="Object29" text:anchor-type="as-char" svg:y="-0.2453in" svg:width="1.1071in" svg:height="0.3945in" draw:z-index="20"><draw:object xlink:href="./Object 29" xlink:type="simple" xlink:show="embed" xlink:actuate="onLoad"/><draw:image xlink:href="./ObjectReplacements/Object 29" xlink:type="simple" xlink:show="embed" xlink:actuate="onLoad"/><svg:desc>formula</svg:desc></draw:frame> <text:s text:c="6"/><draw:frame draw:style-name="fr1" draw:name="Object31" text:anchor-type="as-char" svg:y="-0.2453in" svg:width="1.4307in" svg:height="0.3945in" draw:z-index="21"><draw:object xlink:href="./Object 31" xlink:type="simple" xlink:show="embed" xlink:actuate="onLoad"/><draw:image xlink:href="./ObjectReplacements/Object 31" xlink:type="simple" xlink:show="embed" xlink:actuate="onLoad"/><svg:desc>formula</svg:desc></draw:frame></text:p>
      <text:p text:style-name="P10"/>
      <text:p text:style-name="P17"><text:span text:style-name="T11">Unit q</text:span>uaternions were selected to represent the internal state of the IMU. <text:s/>Unlike Euler Angles, which suffer from gimbal lock, they are robust. <text:s/><text:span text:style-name="T12">Also, t</text:span>hey are mathematically more efficient and numerically stable than orientation matrices. <text:s/></text:p>
      <text:p text:style-name="P17"/>
      <text:p text:style-name="P9"><draw:frame draw:style-name="fr1" draw:name="Object25" text:anchor-type="as-char" svg:y="-0.5307in" svg:width="0.5689in" svg:height="0.9882in" draw:z-index="22"><draw:object xlink:href="./Object 16" xlink:type="simple" xlink:show="embed" xlink:actuate="onLoad"/><draw:image xlink:href="./ObjectReplacements/Object 16" xlink:type="simple" xlink:show="embed" xlink:actuate="onLoad"/><svg:desc>formula</svg:desc></draw:frame><text:span text:style-name="T2">where</text:span><text:span text:style-name="T2"><draw:frame draw:style-name="fr1" draw:name="Object16" text:anchor-type="as-char" svg:y="-0.1728in" svg:width="1.4165in" svg:height="0.2339in" draw:z-index="23"><draw:object xlink:href="./Object 25" xlink:type="simple" xlink:show="embed" xlink:actuate="onLoad"/><draw:image xlink:href="./ObjectReplacements/Object 25" xlink:type="simple" xlink:show="embed" xlink:actuate="onLoad"/><svg:desc>formula</svg:desc></draw:frame></text:span></text:p>
      <text:p text:style-name="P30"/>
      <text:p text:style-name="P30"/>
      <text:p text:style-name="P30"><text:soft-page-break/>The best way to understand orientation is through their axis-angle representation, where a unit vector, v, “indicates the direction of an axis of rotation” and an angle, theta, “describes the magnitude of the rotation around the axis.” <text:a xlink:type="simple" xlink:href="http://en.wikipedia.org/wiki/Axis-angle_representation" text:style-name="Internet_20_link" text:visited-style-name="Visited_20_Internet_20_Link">http://en.wikipedia.org/wiki/Axis-angle_representation</text:a></text:p>
      <text:p text:style-name="P30"/>
      <text:p text:style-name="P31"><draw:frame draw:style-name="fr1" draw:name="Object32" text:anchor-type="as-char" svg:y="-0.5327in" svg:width="1.1563in" svg:height="0.989in" draw:z-index="24"><draw:object xlink:href="./Object 32" xlink:type="simple" xlink:show="embed" xlink:actuate="onLoad"/><draw:image xlink:href="./ObjectReplacements/Object 32" xlink:type="simple" xlink:show="embed" xlink:actuate="onLoad"/><svg:desc>formula</svg:desc></draw:frame></text:p>
      <text:p text:style-name="P17"/>
      <text:p text:style-name="P32">The conjugate <text:span text:style-name="T14">and</text:span> multip<text:span text:style-name="T13">lication</text:span> operations are defined below.</text:p>
      <text:p text:style-name="P2"/>
      <text:p text:style-name="P4"><draw:frame draw:style-name="fr1" draw:name="Object22" text:anchor-type="as-char" svg:y="-0.1728in" svg:width="1.6083in" svg:height="0.2339in" draw:z-index="25"><draw:object xlink:href="./Object 22" xlink:type="simple" xlink:show="embed" xlink:actuate="onLoad"/><draw:image xlink:href="./ObjectReplacements/Object 22" xlink:type="simple" xlink:show="embed" xlink:actuate="onLoad"/></draw:frame> <text:s/><draw:frame draw:style-name="fr1" draw:name="Object17" text:anchor-type="as-char" svg:y="-0.5307in" svg:width="2.322in" svg:height="0.9882in" draw:z-index="26"><draw:object xlink:href="./Object 17" xlink:type="simple" xlink:show="embed" xlink:actuate="onLoad"/><draw:image xlink:href="./ObjectReplacements/Object 17" xlink:type="simple" xlink:show="embed" xlink:actuate="onLoad"/><svg:desc>formula</svg:desc></draw:frame> </text:p>
      <text:p text:style-name="P1"/>
      <text:p text:style-name="P36">The derivative of a quaternion, where omega is <text:span text:style-name="T15">the</text:span> rotational rates for each axis, is defined below.</text:p>
      <text:p text:style-name="P1"/>
      <text:p text:style-name="P4"><draw:frame draw:style-name="fr1" draw:name="Object35" text:anchor-type="as-char" svg:y="-0.4118in" svg:width="0.6319in" svg:height="0.7508in" draw:z-index="27"><draw:object xlink:href="./Object 35" xlink:type="simple" xlink:show="embed" xlink:actuate="onLoad"/><draw:image xlink:href="./ObjectReplacements/Object 35" xlink:type="simple" xlink:show="embed" xlink:actuate="onLoad"/><svg:desc>formula</svg:desc></draw:frame> <text:s text:c="2"/><draw:frame draw:style-name="fr1" draw:name="Object33" text:anchor-type="as-char" svg:y="-0.2453in" svg:width="0.8252in" svg:height="0.3945in" draw:z-index="28"><draw:object xlink:href="./Object 33" xlink:type="simple" xlink:show="embed" xlink:actuate="onLoad"/><draw:image xlink:href="./ObjectReplacements/Object 33" xlink:type="simple" xlink:show="embed" xlink:actuate="onLoad"/><svg:desc>formula</svg:desc></draw:frame> <text:s text:c="2"/><draw:frame draw:style-name="fr1" draw:name="Object34" text:anchor-type="as-char" svg:y="-0.9492in" svg:width="2.2902in" svg:height="1.8in" draw:z-index="29"><draw:object xlink:href="./Object 34" xlink:type="simple" xlink:show="embed" xlink:actuate="onLoad"/><draw:image xlink:href="./ObjectReplacements/Object 34" xlink:type="simple" xlink:show="embed" xlink:actuate="onLoad"/><svg:desc>formula</svg:desc></draw:frame></text:p>
      <text:p text:style-name="P33"/>
      <text:p text:style-name="P33">T<text:span text:style-name="T16">he formula for rotating a vector by a unit quaternion is captured below. <text:s/>To rotate in opposite direction the conjugate of the quaternion is used.</text:span></text:p>
      <text:p text:style-name="P33"/>
      <text:p text:style-name="P34"><draw:frame draw:style-name="fr1" draw:name="Object36" text:anchor-type="as-char" svg:y="-0.2689in" svg:width="1.502in" svg:height="0.439in" draw:z-index="30"><draw:object xlink:href="./Object 36" xlink:type="simple" xlink:show="embed" xlink:actuate="onLoad"/><draw:image xlink:href="./ObjectReplacements/Object 36" xlink:type="simple" xlink:show="embed" xlink:actuate="onLoad"/></draw:frame> <text:s/><draw:frame draw:style-name="fr1" draw:name="Object38" text:anchor-type="as-char" svg:y="-0.5307in" svg:width="2.6984in" svg:height="0.9882in" draw:z-index="31"><draw:object xlink:href="./Object 38" xlink:type="simple" xlink:show="embed" xlink:actuate="onLoad"/><draw:image xlink:href="./ObjectReplacements/Object 38" xlink:type="simple" xlink:show="embed" xlink:actuate="onLoad"/><svg:desc>formula</svg:desc></draw:frame></text:p>
      <text:p text:style-name="P34"/>
      <text:p text:style-name="P34"><draw:frame draw:style-name="fr1" draw:name="Object37" text:anchor-type="as-char" svg:y="-0.2689in" svg:width="1.6244in" svg:height="0.439in" draw:z-index="32"><draw:object xlink:href="./Object 37" xlink:type="simple" xlink:show="embed" xlink:actuate="onLoad"/><draw:image xlink:href="./ObjectReplacements/Object 37" xlink:type="simple" xlink:show="embed" xlink:actuate="onLoad"/></draw:frame> <text:s text:c="2"/><draw:frame draw:style-name="fr1" draw:name="Object39" text:anchor-type="as-char" svg:y="-0.5307in" svg:width="2.5535in" svg:height="0.9882in" draw:z-index="33"><draw:object xlink:href="./Object 39" xlink:type="simple" xlink:show="embed" xlink:actuate="onLoad"/><draw:image xlink:href="./ObjectReplacements/Object 39" xlink:type="simple" xlink:show="embed" xlink:actuate="onLoad"/><svg:desc>formula</svg:desc></draw:frame></text:p>
      <text:p text:style-name="P18"/>
      <text:p text:style-name="P20"/>
      <text:p text:style-name="P70">The rotation that provides the shortest arc between two vectors <text:span text:style-name="T18">is captured below. <text:s/>The cross product does not produce valid results when the vectors are parallel. <text:s/>This condition has to be checked prior as part of the algorithm.</text:span></text:p>
      <text:p text:style-name="P38"/>
      <text:p text:style-name="P40"><draw:frame draw:style-name="fr1" draw:name="Object40" text:anchor-type="as-char" svg:y="-0.4984in" svg:width="1.2575in" svg:height="0.8992in" draw:z-index="34"><draw:object xlink:href="./Object 40" xlink:type="simple" xlink:show="embed" xlink:actuate="onLoad"/><draw:image xlink:href="./ObjectReplacements/Object 40" xlink:type="simple" xlink:show="embed" xlink:actuate="onLoad"/><svg:desc>formula</svg:desc></draw:frame> <text:s/><text:span text:style-name="T17">where </text:span><draw:frame draw:style-name="fr1" draw:name="Object41" text:anchor-type="as-char" svg:y="-0.1681in" svg:width="1.0654in" svg:height="0.2161in" draw:z-index="35"><draw:object xlink:href="./Object 41" xlink:type="simple" xlink:show="embed" xlink:actuate="onLoad"/><draw:image xlink:href="./ObjectReplacements/Object 41" xlink:type="simple" xlink:show="embed" xlink:actuate="onLoad"/><svg:desc>formula</svg:desc></draw:frame></text:p>
      <text:p text:style-name="P40"/>
      <text:p text:style-name="P40"><draw:frame draw:style-name="fr1" draw:name="Object42" text:anchor-type="as-char" svg:y="-0.522in" svg:width="1.9374in" svg:height="0.9717in" draw:z-index="36"><draw:object xlink:href="./Object 42" xlink:type="simple" xlink:show="embed" xlink:actuate="onLoad"/><draw:image xlink:href="./ObjectReplacements/Object 42" xlink:type="simple" xlink:show="embed" xlink:actuate="onLoad"/><svg:desc>formula</svg:desc></draw:frame> <text:s/><text:span text:style-name="T17">where </text:span><draw:frame draw:style-name="fr1" draw:name="Object43" text:anchor-type="as-char" svg:y="-0.1681in" svg:width="1.972in" svg:height="0.2291in" draw:z-index="37"><draw:object xlink:href="./Object 43" xlink:type="simple" xlink:show="embed" xlink:actuate="onLoad"/><draw:image xlink:href="./ObjectReplacements/Object 43" xlink:type="simple" xlink:show="embed" xlink:actuate="onLoad"/><svg:desc>formula</svg:desc></draw:frame></text:p>
      <text:p text:style-name="P22"/>
      <text:p text:style-name="P43">Another method of estimating the quaternion rotation <text:span text:style-name="T24">between two</text:span> vectors is through an optimization algorithm, which minimizes the error <text:span text:style-name="T20">for the objective function </text:span>below. <text:s/>This was used by Sebastian Madgwick <text:span text:style-name="T25">and served as a starting point for the MI IMU algorithm</text:span>. <text:s/></text:p>
      <text:p text:style-name="P42"/>
      <text:p text:style-name="P44"><draw:frame draw:style-name="fr1" draw:name="Object46" text:anchor-type="as-char" svg:y="-0.2756in" svg:width="1.372in" svg:height="0.4925in" draw:z-index="38"><draw:object xlink:href="./Object 46" xlink:type="simple" xlink:show="embed" xlink:actuate="onLoad"/><draw:image xlink:href="./ObjectReplacements/Object 46" xlink:type="simple" xlink:show="embed" xlink:actuate="onLoad"/><svg:desc>formula</svg:desc></draw:frame></text:p>
      <text:p text:style-name="P41"/>
      <text:p text:style-name="P45">The <text:span text:style-name="T26">optimization </text:span>method used by Sebastian <text:span text:style-name="T19">Madgwick </text:span>was <text:span text:style-name="T26">t</text:span>he gradient descent algorithm <text:span text:style-name="T28">(see below)</text:span>. <text:s/><text:span text:style-name="T23">It was selected</text:span> <text:span text:style-name="T28">due to</text:span> its efficiency and simplicity. <text:s/><text:span text:style-name="T28">J is the Jacobian matrix of function, f().</text:span></text:p>
      <text:p text:style-name="P45"/>
      <text:p text:style-name="P46"><draw:frame draw:style-name="fr1" draw:name="Object45" text:anchor-type="as-char" svg:y="-0.2661in" svg:width="1.1291in" svg:height="0.4366in" draw:z-index="39"><draw:object xlink:href="./Object 45" xlink:type="simple" xlink:show="embed" xlink:actuate="onLoad"/><draw:image xlink:href="./ObjectReplacements/Object 45" xlink:type="simple" xlink:show="embed" xlink:actuate="onLoad"/><svg:desc>formula</svg:desc></draw:frame><text:span text:style-name="T27">Where </text:span><text:span text:style-name="T27"><draw:frame draw:style-name="fr1" draw:name="Object47" text:anchor-type="as-char" svg:y="-0.152in" svg:width="0.8508in" svg:height="0.2134in" draw:z-index="40"><draw:object xlink:href="./Object 47" xlink:type="simple" xlink:show="embed" xlink:actuate="onLoad"/><draw:image xlink:href="./ObjectReplacements/Object 47" xlink:type="simple" xlink:show="embed" xlink:actuate="onLoad"/><svg:desc>formula</svg:desc></draw:frame></text:span></text:p>
      <text:p text:style-name="P41"/>
      <text:p text:style-name="P41">Full expanded, the <text:span text:style-name="T21">function to be minimized</text:span> is <text:span text:style-name="T21">depicted below</text:span>. <text:s/><text:span text:style-name="T22">This formula was originally derived in Sebastian's paper.</text:span></text:p>
      <text:p text:style-name="P37"/>
      <text:p text:style-name="P39"><draw:frame draw:style-name="fr1" draw:name="Object44" text:anchor-type="as-char" svg:y="-0.7228in" svg:width="4.4902in" svg:height="1.3484in" draw:z-index="41"><draw:object xlink:href="./Object 44" xlink:type="simple" xlink:show="embed" xlink:actuate="onLoad"/><draw:image xlink:href="./ObjectReplacements/Object 44" xlink:type="simple" xlink:show="embed" xlink:actuate="onLoad"/><svg:desc>formula</svg:desc></draw:frame></text:p>
      <text:p text:style-name="P37"/>
      <text:p text:style-name="P47">The Jacobian for objective function is:</text:p>
      <text:p text:style-name="P37"/>
      <text:p text:style-name="P21"><draw:frame draw:style-name="fr1" draw:name="Object48" text:anchor-type="as-char" svg:y="-0.4071in" svg:width="6.689in" svg:height="0.7402in" draw:z-index="42"><draw:object xlink:href="./Object 48" xlink:type="simple" xlink:show="embed" xlink:actuate="onLoad"/><draw:image xlink:href="./ObjectReplacements/Object 48" xlink:type="simple" xlink:show="embed" xlink:actuate="onLoad"/><svg:desc>formula</svg:desc></draw:frame></text:p>
      <text:p text:style-name="P20"/>
      <text:p text:style-name="P20"/>
      <text:p text:style-name="P71">Although quaternions were selected to represent the IMU state, some operations are easier to perform using other methods. <text:s/><text:span text:style-name="T29">Rotation matrices are used to specify a reference axis-set. <text:s/>Rotation matrices are orthogonal square matrices, whose determine is zero. <text:s text:c="2"/>Rotation matrices will be denoted by a capital letter. <text:s/></text:span></text:p>
      <text:p text:style-name="P48"/>
      <text:p text:style-name="P49"><draw:frame draw:style-name="fr1" draw:name="Object49" text:anchor-type="as-char" svg:y="-0.4071in" svg:width="1.4752in" svg:height="0.7402in" draw:z-index="43"><draw:object xlink:href="./Object 49" xlink:type="simple" xlink:show="embed" xlink:actuate="onLoad"/><draw:image xlink:href="./ObjectReplacements/Object 49" xlink:type="simple" xlink:show="embed" xlink:actuate="onLoad"/><svg:desc>formula</svg:desc></draw:frame></text:p>
      <text:p text:style-name="P3"/>
      <text:p text:style-name="P50">The best way to interpret <text:span text:style-name="T30">r</text:span>otation matrices is through three direction vectors, each specifying an axis of a local coordinate system.</text:p>
      <text:p text:style-name="P50"/>
      <text:p text:style-name="P51"><draw:frame draw:style-name="fr1" draw:name="Object50" text:anchor-type="as-char" svg:y="-0.1744in" svg:width="1.0063in" svg:height="0.2201in" draw:z-index="44"><draw:object xlink:href="./Object 50" xlink:type="simple" xlink:show="embed" xlink:actuate="onLoad"/><draw:image xlink:href="./ObjectReplacements/Object 50" xlink:type="simple" xlink:show="embed" xlink:actuate="onLoad"/><svg:desc>formula</svg:desc></draw:frame><draw:frame draw:style-name="fr1" draw:name="Object51" text:anchor-type="as-char" svg:y="-0.4071in" svg:width="1.1783in" svg:height="0.7402in" draw:z-index="45"><draw:object xlink:href="./Object 51" xlink:type="simple" xlink:show="embed" xlink:actuate="onLoad"/><draw:image xlink:href="./ObjectReplacements/Object 51" xlink:type="simple" xlink:show="embed" xlink:actuate="onLoad"/><svg:desc>formula</svg:desc></draw:frame></text:p>
      <text:p text:style-name="P51"/>
      <text:p text:style-name="P56">To rotate a vector using a rotation matrix, the vector is multiplied by the matrix as shown below</text:p>
      <text:p text:style-name="P56"/>
      <text:p text:style-name="P57"><draw:frame draw:style-name="fr1" draw:name="Object52" text:anchor-type="as-char" svg:y="-0.1484in" svg:width="1.122in" svg:height="0.2098in" draw:z-index="46"><draw:object xlink:href="./Object 52" xlink:type="simple" xlink:show="embed" xlink:actuate="onLoad"/><draw:image xlink:href="./ObjectReplacements/Object 52" xlink:type="simple" xlink:show="embed" xlink:actuate="onLoad"/><svg:desc>formula</svg:desc></draw:frame> <text:s text:c="2"/><draw:frame draw:style-name="fr1" draw:name="Object53" text:anchor-type="as-char" svg:y="-0.4071in" svg:width="2.3508in" svg:height="0.7402in" draw:z-index="47"><draw:object xlink:href="./Object 53" xlink:type="simple" xlink:show="embed" xlink:actuate="onLoad"/><draw:image xlink:href="./ObjectReplacements/Object 53" xlink:type="simple" xlink:show="embed" xlink:actuate="onLoad"/><svg:desc>formula</svg:desc></draw:frame></text:p>
      <text:p text:style-name="P56"/>
      <text:p text:style-name="P58">To convert from a rotation matrix into a quaternion, the following equation should be used:</text:p>
      <text:p text:style-name="P58"/>
      <text:p text:style-name="P52"><draw:frame draw:style-name="fr1" draw:name="Object54" text:anchor-type="as-char" svg:y="-0.9898in" svg:width="1.1484in" svg:height="1.8819in" draw:z-index="48"><draw:object xlink:href="./Object 54" xlink:type="simple" xlink:show="embed" xlink:actuate="onLoad"/><draw:image xlink:href="./ObjectReplacements/Object 54" xlink:type="simple" xlink:show="embed" xlink:actuate="onLoad"/><svg:desc>formula</svg:desc></draw:frame><text:span text:style-name="T31">where <text:s/></text:span><text:span text:style-name="T31"><draw:frame draw:style-name="fr1" draw:name="Object56" text:anchor-type="as-char" svg:y="-0.1681in" svg:width="1.7811in" svg:height="0.2291in" draw:z-index="49"><draw:object xlink:href="./Object 56" xlink:type="simple" xlink:show="embed" xlink:actuate="onLoad"/><draw:image xlink:href="./ObjectReplacements/Object 56" xlink:type="simple" xlink:show="embed" xlink:actuate="onLoad"/><svg:desc>formula</svg:desc></draw:frame></text:span><text:span text:style-name="T31"> if <text:s/></text:span><text:span text:style-name="T31"><draw:frame draw:style-name="fr1" draw:name="Object55" text:anchor-type="as-char" svg:y="-0.1484in" svg:width="1.2362in" svg:height="0.2098in" draw:z-index="50"><draw:object xlink:href="./Object 55" xlink:type="simple" xlink:show="embed" xlink:actuate="onLoad"/><draw:image xlink:href="./ObjectReplacements/Object 55" xlink:type="simple" xlink:show="embed" xlink:actuate="onLoad"/><svg:desc>formula</svg:desc></draw:frame></text:span></text:p>
      <text:p text:style-name="P1"/>
      <text:p text:style-name="P53"><draw:frame draw:style-name="fr1" draw:name="Object57" text:anchor-type="as-char" svg:y="-0.9898in" svg:width="1.1484in" svg:height="1.8819in" draw:z-index="51"><draw:object xlink:href="./Object 57" xlink:type="simple" xlink:show="embed" xlink:actuate="onLoad"/><draw:image xlink:href="./ObjectReplacements/Object 57" xlink:type="simple" xlink:show="embed" xlink:actuate="onLoad"/><svg:desc>formula</svg:desc></draw:frame><text:span text:style-name="T31">where <text:s/></text:span><text:span text:style-name="T31"><draw:frame draw:style-name="fr1" draw:name="Object58" text:anchor-type="as-char" svg:y="-0.1681in" svg:width="1.8311in" svg:height="0.2291in" draw:z-index="52"><draw:object xlink:href="./Object 58" xlink:type="simple" xlink:show="embed" xlink:actuate="onLoad"/><draw:image xlink:href="./ObjectReplacements/Object 58" xlink:type="simple" xlink:show="embed" xlink:actuate="onLoad"/><svg:desc>formula</svg:desc></draw:frame></text:span><text:span text:style-name="T31"> else if <text:s/></text:span><text:span text:style-name="T31"><draw:frame draw:style-name="fr1" draw:name="Object59" text:anchor-type="as-char" svg:y="-0.1484in" svg:width="1.4154in" svg:height="0.2098in" draw:z-index="53"><draw:object xlink:href="./Object 59" xlink:type="simple" xlink:show="embed" xlink:actuate="onLoad"/><draw:image xlink:href="./ObjectReplacements/Object 59" xlink:type="simple" xlink:show="embed" xlink:actuate="onLoad"/><svg:desc>formula</svg:desc></draw:frame></text:span></text:p>
      <text:p text:style-name="P54"><text:soft-page-break/><draw:frame draw:style-name="fr1" draw:name="Object60" text:anchor-type="as-char" svg:y="-0.9898in" svg:width="1.1484in" svg:height="1.8819in" draw:z-index="54"><draw:object xlink:href="./Object 60" xlink:type="simple" xlink:show="embed" xlink:actuate="onLoad"/><draw:image xlink:href="./ObjectReplacements/Object 60" xlink:type="simple" xlink:show="embed" xlink:actuate="onLoad"/><svg:desc>formula</svg:desc></draw:frame><text:span text:style-name="T31">where <text:s/></text:span><text:span text:style-name="T31"><draw:frame draw:style-name="fr1" draw:name="Object61" text:anchor-type="as-char" svg:y="-0.1681in" svg:width="1.8311in" svg:height="0.2291in" draw:z-index="55"><draw:object xlink:href="./Object 61" xlink:type="simple" xlink:show="embed" xlink:actuate="onLoad"/><draw:image xlink:href="./ObjectReplacements/Object 61" xlink:type="simple" xlink:show="embed" xlink:actuate="onLoad"/><svg:desc>formula</svg:desc></draw:frame></text:span><text:span text:style-name="T31">else if <text:s/></text:span><text:span text:style-name="T31"><draw:frame draw:style-name="fr1" draw:name="Object62" text:anchor-type="as-char" svg:y="-0.1484in" svg:width="0.6783in" svg:height="0.2098in" draw:z-index="56"><draw:object xlink:href="./Object 62" xlink:type="simple" xlink:show="embed" xlink:actuate="onLoad"/><draw:image xlink:href="./ObjectReplacements/Object 62" xlink:type="simple" xlink:show="embed" xlink:actuate="onLoad"/><svg:desc>formula</svg:desc></draw:frame></text:span></text:p>
      <text:p text:style-name="P54"/>
      <text:p text:style-name="P55"><draw:frame draw:style-name="fr1" draw:name="Object63" text:anchor-type="as-char" svg:y="-0.9898in" svg:width="1.1484in" svg:height="1.8819in" draw:z-index="57"><draw:object xlink:href="./Object 63" xlink:type="simple" xlink:show="embed" xlink:actuate="onLoad"/><draw:image xlink:href="./ObjectReplacements/Object 63" xlink:type="simple" xlink:show="embed" xlink:actuate="onLoad"/><svg:desc>formula</svg:desc></draw:frame><text:span text:style-name="T31">where <text:s/></text:span><text:span text:style-name="T31"><draw:frame draw:style-name="fr1" draw:name="Object64" text:anchor-type="as-char" svg:y="-0.1681in" svg:width="1.8311in" svg:height="0.2291in" draw:z-index="58"><draw:object xlink:href="./Object 64" xlink:type="simple" xlink:show="embed" xlink:actuate="onLoad"/><draw:image xlink:href="./ObjectReplacements/Object 64" xlink:type="simple" xlink:show="embed" xlink:actuate="onLoad"/><svg:desc>formula</svg:desc></draw:frame></text:span><text:span text:style-name="T31">else</text:span></text:p>
      <text:p text:style-name="P1"/>
      <text:p text:style-name="P59"/>
      <text:p text:style-name="P29">Inputs and Outputs</text:p>
      <text:p text:style-name="P60"/>
      <text:p text:style-name="P68">There are three IMU sensor inputs, each represented by a three-dimensional (3D) vector: gyroscope (g), accelerometer (a), and magnetometer (m). <text:s/>The accelerometer measure acceleration and can be broken into two components, the gravity component, which opposes the force of gravity (points upward), and the motion component, which represents device acceleration relative to the earth. <text:s/>The magnetometer points to the magnetic north pole. <text:s/>Since the direction of the magnetic pole is not orthogonal to the grown plane, i.e. does not form a 90 degree angle with the accelerometer gravity component, it can also be decomposed into two components, the forward component which is the projection of the vector onto the ground plane, and the downward component, which is perpendicular to the ground plane. <text:s/>The gyroscope measure rates relative to three axis of the device, an input for calculating the quaternion derivative (see previous section). <text:s/>This is summarized in the equations below.</text:p>
      <text:p text:style-name="P62"/>
      <text:p text:style-name="P65"><draw:frame draw:style-name="fr1" draw:name="Object68" text:anchor-type="as-char" svg:y="-0.1484in" svg:width="0.7339in" svg:height="0.2098in" draw:z-index="59"><draw:object xlink:href="./Object 68" xlink:type="simple" xlink:show="embed" xlink:actuate="onLoad"/><draw:image xlink:href="./ObjectReplacements/Object 68" xlink:type="simple" xlink:show="embed" xlink:actuate="onLoad"/><svg:desc>formula</svg:desc></draw:frame> <text:s text:c="2"/><draw:frame draw:style-name="fr1" draw:name="Object69" text:anchor-type="as-char" svg:y="-0.1484in" svg:width="0.8098in" svg:height="0.2098in" draw:z-index="60"><draw:object xlink:href="./Object 69" xlink:type="simple" xlink:show="embed" xlink:actuate="onLoad"/><draw:image xlink:href="./ObjectReplacements/Object 69" xlink:type="simple" xlink:show="embed" xlink:actuate="onLoad"/></draw:frame> <text:s text:c="3"/><draw:frame draw:style-name="fr1" draw:name="Object70" text:anchor-type="as-char" svg:y="-0.2701in" svg:width="0.6083in" svg:height="0.5311in" draw:z-index="61"><draw:object xlink:href="./Object 70" xlink:type="simple" xlink:show="embed" xlink:actuate="onLoad"/><draw:image xlink:href="./ObjectReplacements/Object 70" xlink:type="simple" xlink:show="embed" xlink:actuate="onLoad"/></draw:frame></text:p>
      <text:p text:style-name="P67"/>
      <text:p text:style-name="P67">The primary responsibility of the IMU is to estimate the orientation, which is internally represented as a quaternion, and acceleration, relative to the ground plane. <text:s/><text:span text:style-name="T33">The gyroscope rates is used to update the orientation while the accelerometer gravity component and the magnetometer forward component is used to dead-reckon the estimate. <text:s/>Acceleration, relative to the ground plane, is derived from removing orientation information from the accelerometer input. <text:s/>This estimate is significantly more noisy than the orientation estimate due to lack of sensor redundancy, and noise from the orientation is included in this calculating.</text:span></text:p>
      <text:p text:style-name="P63"/>
      <text:p text:style-name="P61"/>
      <text:p text:style-name="P75">To perform analytics, it is preferable to report orientation using an intuitive angle-space representation. <text:s/><text:span text:style-name="T32">The most common representation is Euler angles, i.e. yaw, pitch, and roll. <text:s/>These angles represent three rotations (order is important) to constitute one transform. To convert quaternions into Euler Angles, the following formulas can be used. <text:s/>These three values will constitute the orientation output.</text:span></text:p>
      <text:p text:style-name="P59"/>
      <text:p text:style-name="P64"><draw:frame draw:style-name="fr1" draw:name="Object65" text:anchor-type="as-char" svg:y="-0.152in" svg:width="3.0335in" svg:height="0.2134in" draw:z-index="62"><draw:object xlink:href="./Object 65" xlink:type="simple" xlink:show="embed" xlink:actuate="onLoad"/><draw:image xlink:href="./ObjectReplacements/Object 65" xlink:type="simple" xlink:show="embed" xlink:actuate="onLoad"/><svg:desc>formula</svg:desc></draw:frame></text:p>
      <text:p text:style-name="P64"><draw:frame draw:style-name="fr1" draw:name="Object66" text:anchor-type="as-char" svg:y="-0.152in" svg:width="2.0728in" svg:height="0.2134in" draw:z-index="63"><draw:object xlink:href="./Object 66" xlink:type="simple" xlink:show="embed" xlink:actuate="onLoad"/><draw:image xlink:href="./ObjectReplacements/Object 66" xlink:type="simple" xlink:show="embed" xlink:actuate="onLoad"/><svg:desc>formula</svg:desc></draw:frame></text:p>
      <text:p text:style-name="P64"><draw:frame draw:style-name="fr1" draw:name="Object67" text:anchor-type="as-char" svg:y="-0.152in" svg:width="3.0728in" svg:height="0.2134in" draw:z-index="64"><draw:object xlink:href="./Object 67" xlink:type="simple" xlink:show="embed" xlink:actuate="onLoad"/><draw:image xlink:href="./ObjectReplacements/Object 67" xlink:type="simple" xlink:show="embed" xlink:actuate="onLoad"/><svg:desc>formula</svg:desc></draw:frame></text:p>
      <text:p text:style-name="P66"/>
      <text:p text:style-name="P28">Definitions</text:p>
      <text:p text:style-name="P28"/>
      <text:p text:style-name="P6">Normalize Quaternions</text:p>
      <text:p text:style-name="P5"><text:s text:c="2"/>[1, 0, 0, 0]<text:tab/><text:tab/><text:tab/><text:tab/><text:tab/>no rotation</text:p>
      <text:p text:style-name="P5"><text:s text:c="2"/>[0, 1, 0, 0]<text:tab/><text:tab/><text:tab/><text:tab/><text:tab/>180deg turn around X axis</text:p>
      <text:p text:style-name="P5"><text:s text:c="2"/>[0, 0, 1, 0]<text:tab/><text:tab/><text:tab/><text:tab/><text:tab/>180deg turn around Y axis</text:p>
      <text:p text:style-name="P5"><text:s text:c="2"/>[0, 0, 0, 1]<text:tab/><text:tab/><text:tab/><text:tab/><text:tab/>180deg turn around Z axis</text:p>
      <text:p text:style-name="P5"><text:s text:c="2"/>[sqrt(0.5), sqrt(0.5), 0, 0]<text:tab/><text:tab/>90deg turn around X axis</text:p>
      <text:p text:style-name="P5"><text:s text:c="2"/>[sqrt(0.5), 0, sqrt(0.5), 0]<text:tab/><text:tab/>90deg turn around Y axis</text:p>
      <text:p text:style-name="P5"><text:s text:c="2"/>[sqrt(0.5), 0, 0, sqrt(0.5)]<text:tab/><text:tab/>90deg turn around Z axis</text:p>
      <text:p text:style-name="P5"><text:s text:c="2"/>[sqrt(0.5), -sqrt(0.5), 0, 0]<text:tab/>-90deg turn around X axis</text:p>
      <text:p text:style-name="P5"><text:s text:c="2"/>[sqrt(0.5), 0, -sqrt(0.5), 0]<text:tab/>-90deg turn around Y axis</text:p>
      <text:p text:style-name="P5"><text:s text:c="2"/>[sqrt(0.5), 0, 0, -sqrt(0.5)]<text:tab/>-90deg turn around Z axis</text:p>
      <text:p text:style-name="P1"/>
      <text:p text:style-name="P1">Gyroscope Equations</text:p>
      <text:p text:style-name="Standard"><draw:frame draw:style-name="fr1" draw:name="Object1" text:anchor-type="as-char" svg:y="-0.172in" svg:width="1.8543in" svg:height="0.2339in" draw:z-index="0"><draw:object xlink:href="./Object 1" xlink:type="simple" xlink:show="embed" xlink:actuate="onLoad"/><draw:image xlink:href="./ObjectReplacements/Object 1" xlink:type="simple" xlink:show="embed" xlink:actuate="onLoad"/></draw:frame></text:p>
      <text:p text:style-name="Standard"><draw:frame draw:style-name="fr1" draw:name="Object10" text:anchor-type="as-char" svg:y="-0.1728in" svg:width="1.4102in" svg:height="0.2339in" draw:z-index="65"><draw:object xlink:href="./Object 10" xlink:type="simple" xlink:show="embed" xlink:actuate="onLoad"/><draw:image xlink:href="./ObjectReplacements/Object 10" xlink:type="simple" xlink:show="embed" xlink:actuate="onLoad"/><svg:desc>formula</svg:desc></draw:frame></text:p>
      <text:p text:style-name="Standard"><draw:frame draw:style-name="fr1" draw:name="Object4" text:anchor-type="as-char" svg:y="-0.1728in" svg:width="1.9437in" svg:height="0.2339in" draw:z-index="66"><draw:object xlink:href="./Object 4" xlink:type="simple" xlink:show="embed" xlink:actuate="onLoad"/><draw:image xlink:href="./ObjectReplacements/Object 4" xlink:type="simple" xlink:show="embed" xlink:actuate="onLoad"/><svg:desc>formula</svg:desc></draw:frame></text:p>
      <text:p text:style-name="Standard"><draw:frame draw:style-name="fr1" draw:name="Object9" text:anchor-type="as-char" svg:y="-0.1728in" svg:width="1.4102in" svg:height="0.2339in" draw:z-index="67"><draw:object xlink:href="./Object 9" xlink:type="simple" xlink:show="embed" xlink:actuate="onLoad"/><draw:image xlink:href="./ObjectReplacements/Object 9" xlink:type="simple" xlink:show="embed" xlink:actuate="onLoad"/><svg:desc>formula</svg:desc></draw:frame></text:p>
      <text:p text:style-name="Standard"><draw:frame draw:style-name="fr1" draw:name="Object2" text:anchor-type="as-char" svg:y="-0.1484in" svg:width="1.5075in" svg:height="0.1874in" draw:z-index="1"><draw:object xlink:href="./Object 2" xlink:type="simple" xlink:show="embed" xlink:actuate="onLoad"/><draw:image xlink:href="./ObjectReplacements/Object 2" xlink:type="simple" xlink:show="embed" xlink:actuate="onLoad"/></draw:frame></text:p>
      <text:p text:style-name="Standard"><draw:frame draw:style-name="fr1" draw:name="Object3" text:anchor-type="as-char" svg:y="-0.1484in" svg:width="1.298in" svg:height="0.2098in" draw:z-index="2"><draw:object xlink:href="./Object 3" xlink:type="simple" xlink:show="embed" xlink:actuate="onLoad"/><draw:image xlink:href="./ObjectReplacements/Object 3" xlink:type="simple" xlink:show="embed" xlink:actuate="onLoad"/></draw:frame></text:p>
      <text:p text:style-name="Standard"><draw:frame draw:style-name="fr1" draw:name="Object5" text:anchor-type="as-char" svg:y="-0.2453in" svg:width="1.228in" svg:height="0.3945in" draw:z-index="3"><draw:object xlink:href="./Object 5" xlink:type="simple" xlink:show="embed" xlink:actuate="onLoad"/><draw:image xlink:href="./ObjectReplacements/Object 5" xlink:type="simple" xlink:show="embed" xlink:actuate="onLoad"/><svg:desc>formula</svg:desc></draw:frame></text:p>
      <text:p text:style-name="Standard"><draw:frame draw:style-name="fr1" draw:name="Object6" text:anchor-type="as-char" svg:y="-0.2453in" svg:width="1.7362in" svg:height="0.3945in" draw:z-index="4"><draw:object xlink:href="./Object 6" xlink:type="simple" xlink:show="embed" xlink:actuate="onLoad"/><draw:image xlink:href="./ObjectReplacements/Object 6" xlink:type="simple" xlink:show="embed" xlink:actuate="onLoad"/><svg:desc>formula</svg:desc></draw:frame></text:p>
      <text:p text:style-name="Standard"><draw:frame draw:style-name="fr1" draw:name="Object21" text:anchor-type="as-char" svg:y="-0.9492in" svg:width="2.5661in" svg:height="1.8in" draw:z-index="68"><draw:object xlink:href="./Object 21" xlink:type="simple" xlink:show="embed" xlink:actuate="onLoad"/><draw:image xlink:href="./ObjectReplacements/Object 21" xlink:type="simple" xlink:show="embed" xlink:actuate="onLoad"/><svg:desc>formula</svg:desc></draw:frame></text:p>
      <text:p text:style-name="Standard"><draw:frame draw:style-name="fr1" draw:name="Object7" text:anchor-type="as-char" svg:y="-0.1728in" svg:width="1.9583in" svg:height="0.2339in" draw:z-index="5"><draw:object xlink:href="./Object 7" xlink:type="simple" xlink:show="embed" xlink:actuate="onLoad"/><draw:image xlink:href="./ObjectReplacements/Object 7" xlink:type="simple" xlink:show="embed" xlink:actuate="onLoad"/><svg:desc>formula</svg:desc></draw:frame></text:p>
      <text:p text:style-name="Standard"/>
      <text:p text:style-name="Standard"/>
      <text:p text:style-name="P74"><text:s text:c="2"/></text:p>
      <text:p text:style-name="P74"><text:soft-page-break/><text:span text:style-name="T1">General Optimization Algorithm</text:span></text:p>
      <text:p text:style-name="Standard"><draw:frame draw:style-name="fr1" draw:name="Object20" text:anchor-type="as-char" svg:y="-0.1728in" svg:width="1.0953in" svg:height="0.2091in" draw:z-index="69"><draw:object xlink:href="./Object 20" xlink:type="simple" xlink:show="embed" xlink:actuate="onLoad"/><draw:image xlink:href="./ObjectReplacements/Object 20" xlink:type="simple" xlink:show="embed" xlink:actuate="onLoad"/><svg:desc>formula</svg:desc></draw:frame></text:p>
      <text:p text:style-name="Standard"><draw:frame draw:style-name="fr1" draw:name="Object8" text:anchor-type="as-char" svg:y="-0.1484in" svg:width="1.7299in" svg:height="0.2236in" draw:z-index="6"><draw:object xlink:href="./Object 8" xlink:type="simple" xlink:show="embed" xlink:actuate="onLoad"/><draw:image xlink:href="./ObjectReplacements/Object 8" xlink:type="simple" xlink:show="embed" xlink:actuate="onLoad"/><svg:desc>formula</svg:desc></draw:frame></text:p>
      <text:p text:style-name="Standard"><draw:frame draw:style-name="fr1" draw:name="Object11" text:anchor-type="as-char" svg:y="-0.1484in" svg:width="1.2555in" svg:height="0.2236in" draw:z-index="8"><draw:object xlink:href="./Object 11" xlink:type="simple" xlink:show="embed" xlink:actuate="onLoad"/><draw:image xlink:href="./ObjectReplacements/Object 11" xlink:type="simple" xlink:show="embed" xlink:actuate="onLoad"/><svg:desc>formula</svg:desc></draw:frame></text:p>
      <text:p text:style-name="Standard"><draw:frame draw:style-name="fr1" draw:name="Object12" text:anchor-type="as-char" svg:y="-0.1484in" svg:width="1.7043in" svg:height="0.2098in" draw:z-index="9"><draw:object xlink:href="./Object 12" xlink:type="simple" xlink:show="embed" xlink:actuate="onLoad"/><draw:image xlink:href="./ObjectReplacements/Object 12" xlink:type="simple" xlink:show="embed" xlink:actuate="onLoad"/><svg:desc>formula</svg:desc></draw:frame></text:p>
      <text:p text:style-name="Standard"><draw:frame draw:style-name="fr1" draw:name="Object13" text:anchor-type="as-char" svg:y="-0.1484in" svg:width="1.1374in" svg:height="0.2098in" draw:z-index="10"><draw:object xlink:href="./Object 13" xlink:type="simple" xlink:show="embed" xlink:actuate="onLoad"/><draw:image xlink:href="./ObjectReplacements/Object 13" xlink:type="simple" xlink:show="embed" xlink:actuate="onLoad"/><svg:desc>formula</svg:desc></draw:frame></text:p>
      <text:p text:style-name="Standard"><draw:frame draw:style-name="fr1" draw:name="Object14" text:anchor-type="as-char" svg:y="-0.172in" svg:width="1.4484in" svg:height="0.3484in" draw:z-index="11"><draw:object xlink:href="./Object 14" xlink:type="simple" xlink:show="embed" xlink:actuate="onLoad"/><draw:image xlink:href="./ObjectReplacements/Object 14" xlink:type="simple" xlink:show="embed" xlink:actuate="onLoad"/></draw:frame></text:p>
      <text:p text:style-name="Standard"><draw:frame draw:style-name="fr1" draw:name="Object15" text:anchor-type="as-char" svg:y="-0.1728in" svg:width="2.8807in" svg:height="0.248in" draw:z-index="12"><draw:object xlink:href="./Object 15" xlink:type="simple" xlink:show="embed" xlink:actuate="onLoad"/><draw:image xlink:href="./ObjectReplacements/Object 15" xlink:type="simple" xlink:show="embed" xlink:actuate="onLoad"/><svg:desc>formula</svg:desc></draw:frame></text:p>
      <text:p text:style-name="Standard"><draw:frame draw:style-name="fr1" draw:name="Object18" text:anchor-type="as-char" svg:y="-0.3071in" svg:width="2.3602in" svg:height="0.5193in" draw:z-index="15"><draw:object xlink:href="./Object 18" xlink:type="simple" xlink:show="embed" xlink:actuate="onLoad"/><draw:image xlink:href="./ObjectReplacements/Object 18" xlink:type="simple" xlink:show="embed" xlink:actuate="onLoad"/></draw:frame></text:p>
      <text:p text:style-name="Standard"><draw:frame draw:style-name="fr1" draw:name="Object19" text:anchor-type="as-char" svg:y="-0.1728in" svg:width="3.2744in" svg:height="0.248in" draw:z-index="16"><draw:object xlink:href="./Object 19" xlink:type="simple" xlink:show="embed" xlink:actuate="onLoad"/><draw:image xlink:href="./ObjectReplacements/Object 19" xlink:type="simple" xlink:show="embed" xlink:actuate="onLoad"/><svg:desc>formula</svg:desc></draw:frame></text:p>
      <text:p text:style-name="Standard"/>
      <text:p text:style-name="Standard"/>
      <text:p text:style-name="Standard"/>
      <text:p text:style-name="Preformatted_20_Text"><text:span text:style-name="Source_20_Tex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84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Text_20_Body" style:display-name="Text Body" style:family="graphic" style:parent-style-name="Formula">
      <style:graphic-properties svg:width="1.6835in" svg:height="0.2098in" text:anchor-type="as-char" svg:x="0in" svg:y="-0.1484in" fo:margin-left="0.0791in" fo:margin-right="0.0791in" style:vertical-pos="from-top" style:horizontal-pos="from-left"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7T13:38:58.866571799</meta:creation-date>
    <dc:date>2018-09-03T18:16:45.519350671</dc:date>
    <meta:editing-duration>P2DT14H29M31S</meta:editing-duration>
    <meta:editing-cycles>219</meta:editing-cycles>
    <meta:generator>LibreOffice/5.1.6.2$Linux_X86_64 LibreOffice_project/10m0$Build-2</meta:generator>
    <meta:document-statistic meta:table-count="0" meta:image-count="0" meta:object-count="70" meta:page-count="8" meta:paragraph-count="91" meta:word-count="1043" meta:character-count="7015" meta:non-whitespace-character-count="5866"/>
  </office:meta>
</office:document-meta>
</file>

<file path=Object 1/content.xml><?xml version="1.0" encoding="utf-8"?>
<math xmlns="http://www.w3.org/1998/Math/MathML" display="block">
  <semantics>
    <mrow>
      <mrow>
        <mmultiscripts>
          <mrow>
            <mo fence="true" stretchy="false">(</mo>
            <mrow>
              <mover accent="true">
                <mi>q</mi>
                <mo stretchy="false">˙</mo>
              </mover>
            </mrow>
            <mo fence="true" stretchy="false">)</mo>
          </mrow>
          <mprescripts/>
          <mi>E</mi>
          <mi>S</mi>
        </mmultiscripts>
        <mo stretchy="false">&lt;</mo>
        <mrow>
          <mo stretchy="false">−</mo>
          <mi mathvariant="italic">current</mi>
        </mrow>
      </mrow>
      <mi mathvariant="italic">orientation</mi>
    </mrow>
    <annotation encoding="StarMath 5.0">(dot q)  lsub{E}  lsup{S} &lt;- current orientation</annotation>
  </semantics>
</math>
</file>

<file path=Object 10/content.xml><?xml version="1.0" encoding="utf-8"?>
<math xmlns="http://www.w3.org/1998/Math/MathML" display="block">
  <semantics>
    <mrow>
      <mmultiscripts>
        <mrow>
          <mo fence="true" stretchy="false">(</mo>
          <mrow>
            <mover accent="true">
              <mi>q</mi>
              <mo stretchy="false">˙</mo>
            </mover>
          </mrow>
          <mo fence="true" stretchy="false">)</mo>
        </mrow>
        <mprescripts/>
        <mi>E</mi>
        <mi>S</mi>
      </mmultiscripts>
      <mo stretchy="false">=</mo>
      <mrow>
        <mo fence="true" stretchy="false">[</mo>
        <mrow>
          <mrow>
            <mover accent="true">
              <msub>
                <mi>q</mi>
                <mn>1</mn>
              </msub>
              <mo stretchy="false">˙</mo>
            </mover>
            <mi>,</mi>
            <mover accent="true">
              <msub>
                <mi>q</mi>
                <mn>2</mn>
              </msub>
              <mo stretchy="false">˙</mo>
            </mover>
            <mi>,</mi>
            <mover accent="true">
              <msub>
                <mi>q</mi>
                <mn>3</mn>
              </msub>
              <mo stretchy="false">˙</mo>
            </mover>
            <mi>,</mi>
            <mover accent="true">
              <msub>
                <mi>q</mi>
                <mn>4</mn>
              </msub>
              <mo stretchy="false">˙</mo>
            </mover>
          </mrow>
        </mrow>
        <mo fence="true" stretchy="false">]</mo>
      </mrow>
    </mrow>
    <annotation encoding="StarMath 5.0">(dot q)  lsub{E}  lsup{S} = [ dot q_{1}, dot q_{2}, dot q_{3}, dot q_{4} ]</annotation>
  </semantics>
</math>
</file>

<file path=Object 11/content.xml><?xml version="1.0" encoding="utf-8"?>
<math xmlns="http://www.w3.org/1998/Math/MathML" display="block">
  <semantics>
    <mrow>
      <msub>
        <mi>E</mi>
        <mover accent="true">
          <mi>d</mi>
          <mo stretchy="false">^</mo>
        </mover>
      </msub>
      <mo stretchy="false">=</mo>
      <mrow>
        <mo fence="true" stretchy="false">[</mo>
        <mrow>
          <mrow>
            <mn>0,</mn>
            <msub>
              <mi>d</mi>
              <mi>x</mi>
            </msub>
            <mi>,</mi>
            <msub>
              <mi>d</mi>
              <mi>y</mi>
            </msub>
            <mi>,</mi>
            <msub>
              <mi>d</mi>
              <mi>z</mi>
            </msub>
          </mrow>
        </mrow>
        <mo fence="true" stretchy="false">]</mo>
      </mrow>
    </mrow>
    <annotation encoding="StarMath 5.0">E_{hat d} = [ 0, d_{x}, d_{y}, d_{z} ]</annotation>
  </semantics>
</math>
</file>

<file path=Object 12/content.xml><?xml version="1.0" encoding="utf-8"?>
<math xmlns="http://www.w3.org/1998/Math/MathML" display="block">
  <semantics>
    <mrow>
      <mrow>
        <msub>
          <mi>s</mi>
          <mover accent="true">
            <mi>s</mi>
            <mo stretchy="false">^</mo>
          </mover>
        </msub>
        <mo stretchy="false">&lt;</mo>
        <mrow>
          <mo stretchy="false">−</mo>
          <mi mathvariant="italic">measured</mi>
        </mrow>
      </mrow>
      <mi mathvariant="italic">direction</mi>
    </mrow>
    <annotation encoding="StarMath 5.0">s_{hat s} &lt;- measured direction</annotation>
  </semantics>
</math>
</file>

<file path=Object 13/content.xml><?xml version="1.0" encoding="utf-8"?>
<math xmlns="http://www.w3.org/1998/Math/MathML" display="block">
  <semantics>
    <mrow>
      <msub>
        <mi>s</mi>
        <mover accent="true">
          <mi>s</mi>
          <mo stretchy="false">^</mo>
        </mover>
      </msub>
      <mo stretchy="false">=</mo>
      <mrow>
        <mo fence="true" stretchy="false">[</mo>
        <mrow>
          <mrow>
            <mn>0,</mn>
            <msub>
              <mi>s</mi>
              <mi>x</mi>
            </msub>
            <mi>,</mi>
            <msub>
              <mi>s</mi>
              <mi>y</mi>
            </msub>
            <mi>,</mi>
            <msub>
              <mi>s</mi>
              <mi>z</mi>
            </msub>
          </mrow>
        </mrow>
        <mo fence="true" stretchy="false">]</mo>
      </mrow>
    </mrow>
    <annotation encoding="StarMath 5.0">s_{hat s} = [ 0, s_{x}, s_{y}, s_{z} ]</annotation>
  </semantics>
</math>
</file>

<file path=Object 14/content.xml><?xml version="1.0" encoding="utf-8"?>
<math xmlns="http://www.w3.org/1998/Math/MathML" display="block">
  <semantics>
    <mrow>
      <munder>
        <mi mathvariant="italic">min</mi>
        <mmultiscripts>
          <mrow>
            <mo fence="true" stretchy="false">(</mo>
            <mrow>
              <mover accent="true">
                <mi>q</mi>
                <mo stretchy="false">^</mo>
              </mover>
            </mrow>
            <mo fence="true" stretchy="false">)</mo>
          </mrow>
          <mrow>
            <mi mathvariant="normal">ω</mi>
            <mi>,</mi>
            <mi>t</mi>
          </mrow>
          <none/>
          <mprescripts/>
          <mi>E</mi>
          <mi>S</mi>
        </mmultiscripts>
      </munder>
      <mi>f</mi>
      <mrow>
        <mo fence="true" stretchy="false">(</mo>
        <mrow>
          <mrow>
            <mmultiscripts>
              <mrow>
                <mo fence="true" stretchy="false">(</mo>
                <mrow>
                  <mover accent="true">
                    <mi>q</mi>
                    <mo stretchy="false">^</mo>
                  </mover>
                </mrow>
                <mo fence="true" stretchy="false">)</mo>
              </mrow>
              <mrow>
                <mi mathvariant="normal">ω</mi>
                <mi>,</mi>
                <mi>t</mi>
              </mrow>
              <none/>
              <mprescripts/>
              <mi>E</mi>
              <mi>S</mi>
            </mmultiscripts>
            <mi>,</mi>
            <msub>
              <mi>E</mi>
              <mover accent="true">
                <mi>d</mi>
                <mo stretchy="false">^</mo>
              </mover>
            </msub>
            <mi>,</mi>
            <msub>
              <mi>s</mi>
              <mover accent="true">
                <mi>s</mi>
                <mo stretchy="false">^</mo>
              </mover>
            </msub>
          </mrow>
        </mrow>
        <mo fence="true" stretchy="false">)</mo>
      </mrow>
    </mrow>
    <annotation encoding="StarMath 5.0">min csub{(hat q)_{%omega,t}  lsub{E}  lsup{S}} f( (hat q)_{%omega,t}  lsub{E}  lsup{S}, E_{hat d}, s_{hat s} ) </annotation>
  </semantics>
</math>
</file>

<file path=Object 15/content.xml><?xml version="1.0" encoding="utf-8"?>
<math xmlns="http://www.w3.org/1998/Math/MathML" display="block">
  <semantics>
    <mrow>
      <mi>f</mi>
      <mrow>
        <mrow>
          <mo fence="true" stretchy="false">(</mo>
          <mrow>
            <mrow>
              <mmultiscripts>
                <mrow>
                  <mo fence="true" stretchy="false">(</mo>
                  <mrow>
                    <mover accent="true">
                      <mi>q</mi>
                      <mo stretchy="false">^</mo>
                    </mover>
                  </mrow>
                  <mo fence="true" stretchy="false">)</mo>
                </mrow>
                <mrow>
                  <mi mathvariant="normal">ω</mi>
                  <mi>,</mi>
                  <mi>t</mi>
                </mrow>
                <none/>
                <mprescripts/>
                <mi>E</mi>
                <mi>S</mi>
              </mmultiscripts>
              <mi>,</mi>
              <msub>
                <mi>E</mi>
                <mover accent="true">
                  <mi>d</mi>
                  <mo stretchy="false">^</mo>
                </mover>
              </msub>
              <mi>,</mi>
              <msub>
                <mi>s</mi>
                <mover accent="true">
                  <mi>s</mi>
                  <mo stretchy="false">^</mo>
                </mover>
              </msub>
            </mrow>
          </mrow>
          <mo fence="true" stretchy="false">)</mo>
        </mrow>
        <mo stretchy="false">=</mo>
        <mrow>
          <mrow>
            <mmultiscripts>
              <mrow>
                <mo fence="true" stretchy="false">(</mo>
                <mrow>
                  <mover accent="true">
                    <mover accent="true">
                      <mi>q</mi>
                      <mo stretchy="false">^</mo>
                    </mover>
                    <mo stretchy="false">¯</mo>
                  </mover>
                </mrow>
                <mo fence="true" stretchy="false">)</mo>
              </mrow>
              <mrow>
                <mi mathvariant="normal">ω</mi>
                <mi>,</mi>
                <mi>t</mi>
              </mrow>
              <none/>
              <mprescripts/>
              <mi>E</mi>
              <mi>S</mi>
            </mmultiscripts>
            <mo stretchy="false">×</mo>
            <msub>
              <mi>E</mi>
              <mi>d</mi>
            </msub>
            <mo stretchy="false">×</mo>
            <mmultiscripts>
              <mrow>
                <mo fence="true" stretchy="false">(</mo>
                <mrow>
                  <mover accent="true">
                    <mi>q</mi>
                    <mo stretchy="false">^</mo>
                  </mover>
                </mrow>
                <mo fence="true" stretchy="false">)</mo>
              </mrow>
              <mrow>
                <mi mathvariant="normal">ω</mi>
                <mi>,</mi>
                <mi>t</mi>
              </mrow>
              <none/>
              <mprescripts/>
              <mi>E</mi>
              <mi>S</mi>
            </mmultiscripts>
          </mrow>
          <mo stretchy="false">−</mo>
          <msub>
            <mi>s</mi>
            <mover accent="true">
              <mi>s</mi>
              <mo stretchy="false">^</mo>
            </mover>
          </msub>
        </mrow>
      </mrow>
    </mrow>
    <annotation encoding="StarMath 5.0">f( (hat q)_{%omega,t}  lsub{E}  lsup{S}, E_{hat d}, s_{hat s} ) = (bar hat q)_{%omega,t}  lsub{E}  lsup{S} times E_{ d} times  (hat q)_{%omega,t}  lsub{E}  lsup{S} - s_{ hat s }</annotation>
  </semantics>
</math>
</file>

<file path=Object 16/content.xml><?xml version="1.0" encoding="utf-8"?>
<math xmlns="http://www.w3.org/1998/Math/MathML" display="block">
  <semantics>
    <mrow>
      <mi>q</mi>
      <mo stretchy="false">=</mo>
      <mrow>
        <mo fence="true" stretchy="true">[</mo>
        <mrow>
          <mtable>
            <mtr>
              <mtd>
                <msub>
                  <mi>q</mi>
                  <mn>1</mn>
                </msub>
              </mtd>
            </mtr>
            <mtr>
              <mtd>
                <msub>
                  <mi>q</mi>
                  <mn>2</mn>
                </msub>
              </mtd>
            </mtr>
            <mtr>
              <mtd>
                <msub>
                  <mi>q</mi>
                  <mn>3</mn>
                </msub>
              </mtd>
            </mtr>
            <mtr>
              <mtd>
                <msub>
                  <mi>q</mi>
                  <mn>4</mn>
                </msub>
              </mtd>
            </mtr>
          </mtable>
        </mrow>
        <mo fence="true" stretchy="true">]</mo>
      </mrow>
    </mrow>
    <annotation encoding="StarMath 5.0">q = left[matrix{q_1##q_2##q_3##q_4}  right] 
</annotation>
  </semantics>
</math>
</file>

<file path=Object 17/content.xml><?xml version="1.0" encoding="utf-8"?>
<math xmlns="http://www.w3.org/1998/Math/MathML" display="block">
  <semantics>
    <mrow>
      <mrow>
        <mi>x</mi>
        <mo stretchy="false">∗</mo>
        <mi>y</mi>
      </mrow>
      <mo stretchy="false">=</mo>
      <mrow>
        <mo fence="true" stretchy="true">[</mo>
        <mrow>
          <mtable>
            <mtr>
              <mtd>
                <mrow>
                  <msub>
                    <mi>x</mi>
                    <mn>1</mn>
                  </msub>
                  <mrow>
                    <msub>
                      <mi>y</mi>
                      <mn>1</mn>
                    </msub>
                    <mo stretchy="false">−</mo>
                    <msub>
                      <mi>x</mi>
                      <mn>2</mn>
                    </msub>
                  </mrow>
                  <mrow>
                    <msub>
                      <mi>y</mi>
                      <mn>2</mn>
                    </msub>
                    <mo stretchy="false">−</mo>
                    <msub>
                      <mi>x</mi>
                      <mn>3</mn>
                    </msub>
                  </mrow>
                  <mrow>
                    <msub>
                      <mi>y</mi>
                      <mn>3</mn>
                    </msub>
                    <mo stretchy="false">−</mo>
                    <msub>
                      <mi>x</mi>
                      <mn>4</mn>
                    </msub>
                  </mrow>
                  <msub>
                    <mi>y</mi>
                    <mn>4</mn>
                  </msub>
                </mrow>
              </mtd>
            </mtr>
            <mtr>
              <mtd>
                <mrow>
                  <msub>
                    <mi>x</mi>
                    <mn>1</mn>
                  </msub>
                  <mrow>
                    <msub>
                      <mi>y</mi>
                      <mn>2</mn>
                    </msub>
                    <mo stretchy="false">+</mo>
                    <msub>
                      <mi>x</mi>
                      <mn>2</mn>
                    </msub>
                  </mrow>
                  <mrow>
                    <msub>
                      <mi>y</mi>
                      <mn>1</mn>
                    </msub>
                    <mo stretchy="false">+</mo>
                    <msub>
                      <mi>x</mi>
                      <mn>3</mn>
                    </msub>
                  </mrow>
                  <mrow>
                    <msub>
                      <mi>y</mi>
                      <mn>4</mn>
                    </msub>
                    <mo stretchy="false">−</mo>
                    <msub>
                      <mi>x</mi>
                      <mn>4</mn>
                    </msub>
                  </mrow>
                  <msub>
                    <mi>y</mi>
                    <mn>3</mn>
                  </msub>
                </mrow>
              </mtd>
            </mtr>
            <mtr>
              <mtd>
                <mrow>
                  <msub>
                    <mi>x</mi>
                    <mn>1</mn>
                  </msub>
                  <mrow>
                    <msub>
                      <mi>y</mi>
                      <mn>3</mn>
                    </msub>
                    <mo stretchy="false">−</mo>
                    <msub>
                      <mi>x</mi>
                      <mn>2</mn>
                    </msub>
                  </mrow>
                  <mrow>
                    <msub>
                      <mi>y</mi>
                      <mn>4</mn>
                    </msub>
                    <mo stretchy="false">+</mo>
                    <msub>
                      <mi>x</mi>
                      <mn>3</mn>
                    </msub>
                  </mrow>
                  <mrow>
                    <msub>
                      <mi>y</mi>
                      <mn>1</mn>
                    </msub>
                    <mo stretchy="false">+</mo>
                    <msub>
                      <mi>x</mi>
                      <mn>4</mn>
                    </msub>
                  </mrow>
                  <msub>
                    <mi>y</mi>
                    <mn>2</mn>
                  </msub>
                </mrow>
              </mtd>
            </mtr>
            <mtr>
              <mtd>
                <mrow>
                  <msub>
                    <mi>x</mi>
                    <mn>1</mn>
                  </msub>
                  <mrow>
                    <msub>
                      <mi>y</mi>
                      <mn>4</mn>
                    </msub>
                    <mo stretchy="false">+</mo>
                    <msub>
                      <mi>x</mi>
                      <mn>2</mn>
                    </msub>
                  </mrow>
                  <mrow>
                    <msub>
                      <mi>y</mi>
                      <mn>3</mn>
                    </msub>
                    <mo stretchy="false">−</mo>
                    <msub>
                      <mi>x</mi>
                      <mn>3</mn>
                    </msub>
                  </mrow>
                  <mrow>
                    <msub>
                      <mi>y</mi>
                      <mn>2</mn>
                    </msub>
                    <mo stretchy="false">+</mo>
                    <msub>
                      <mi>x</mi>
                      <mn>4</mn>
                    </msub>
                  </mrow>
                  <msub>
                    <mi>y</mi>
                    <mn>1</mn>
                  </msub>
                </mrow>
              </mtd>
            </mtr>
          </mtable>
        </mrow>
        <mo fence="true" stretchy="true">]</mo>
      </mrow>
    </mrow>
    <annotation encoding="StarMath 5.0">x * y = left[matrix{x_{1}y_{1}-x_{2}y_{2}-x_{3}y_{3}-x_{4}y_{4}##x_{1}y_{2}+x_{2}y_{1}+x_{3}y_{4}-x_{4}y_{3}##x_{1}y_{3}-x_{2}y_{4}+x_{3}y_{1}+x_{4}y_{2}##x_{1}y_{4}+x_{2}y_{3}-x_{3}y_{2}+x_{4}y_{1}}  right] 
</annotation>
  </semantics>
</math>
</file>

<file path=Object 18/content.xml><?xml version="1.0" encoding="utf-8"?>
<math xmlns="http://www.w3.org/1998/Math/MathML" display="block">
  <semantics>
    <mrow>
      <mrow>
        <mmultiscripts>
          <mrow>
            <mo fence="true" stretchy="false">(</mo>
            <mrow>
              <mover accent="true">
                <mi>q</mi>
                <mo stretchy="false">˙</mo>
              </mover>
            </mrow>
            <mo fence="true" stretchy="false">)</mo>
          </mrow>
          <mprescripts/>
          <mi>E</mi>
          <mi>S</mi>
        </mmultiscripts>
        <mo stretchy="false">=</mo>
        <mrow>
          <mmultiscripts>
            <mrow>
              <mo fence="true" stretchy="false">(</mo>
              <mrow>
                <mover accent="true">
                  <mi>q</mi>
                  <mo stretchy="false">^</mo>
                </mover>
              </mrow>
              <mo fence="true" stretchy="false">)</mo>
            </mrow>
            <mprescripts/>
            <mi>E</mi>
            <mi>S</mi>
          </mmultiscripts>
          <mo stretchy="false">−</mo>
          <mi mathvariant="normal">μ</mi>
        </mrow>
      </mrow>
      <mfrac>
        <mrow>
          <mo stretchy="false">∇</mo>
          <mi>f</mi>
          <mrow>
            <mo fence="true" stretchy="false">(</mo>
            <mrow>
              <mrow>
                <mmultiscripts>
                  <mrow>
                    <mo fence="true" stretchy="false">(</mo>
                    <mrow>
                      <mover accent="true">
                        <mi>q</mi>
                        <mo stretchy="false">^</mo>
                      </mover>
                    </mrow>
                    <mo fence="true" stretchy="false">)</mo>
                  </mrow>
                  <mi>k</mi>
                  <none/>
                  <mprescripts/>
                  <mi>E</mi>
                  <mi>S</mi>
                </mmultiscripts>
                <mi>,</mi>
                <msub>
                  <mi>E</mi>
                  <mover accent="true">
                    <mi>d</mi>
                    <mo stretchy="false">^</mo>
                  </mover>
                </msub>
                <mi>,</mi>
                <msub>
                  <mi>s</mi>
                  <mover accent="true">
                    <mi>s</mi>
                    <mo stretchy="false">^</mo>
                  </mover>
                </msub>
              </mrow>
            </mrow>
            <mo fence="true" stretchy="false">)</mo>
          </mrow>
        </mrow>
        <mrow>
          <mo fence="true" stretchy="false">‖</mo>
          <mrow>
            <mrow>
              <mo stretchy="false">∇</mo>
              <mi>f</mi>
              <mrow>
                <mo fence="true" stretchy="false">(</mo>
                <mrow>
                  <mrow>
                    <mmultiscripts>
                      <mrow>
                        <mo fence="true" stretchy="false">(</mo>
                        <mrow>
                          <mover accent="true">
                            <mi>q</mi>
                            <mo stretchy="false">^</mo>
                          </mover>
                        </mrow>
                        <mo fence="true" stretchy="false">)</mo>
                      </mrow>
                      <mi>k</mi>
                      <none/>
                      <mprescripts/>
                      <mi>E</mi>
                      <mi>S</mi>
                    </mmultiscripts>
                    <mi>,</mi>
                    <msub>
                      <mi>E</mi>
                      <mover accent="true">
                        <mi>d</mi>
                        <mo stretchy="false">^</mo>
                      </mover>
                    </msub>
                    <mi>,</mi>
                    <msub>
                      <mi>s</mi>
                      <mover accent="true">
                        <mi>s</mi>
                        <mo stretchy="false">^</mo>
                      </mover>
                    </msub>
                  </mrow>
                </mrow>
                <mo fence="true" stretchy="false">)</mo>
              </mrow>
            </mrow>
          </mrow>
          <mo fence="true" stretchy="false">‖</mo>
        </mrow>
      </mfrac>
    </mrow>
    <annotation encoding="StarMath 5.0">(dot q)  lsub{E}  lsup{S} = (hat q)  lsub{E}  lsup{S} - %mu { nabla f((hat q)_{k}  lsub{E}  lsup{S}, E_{hat d}, s_{hat s})} over { ldline nabla f((hat q)_{k}  lsub{E}  lsup{S}, E_{hat d}, s_{hat s}) rdline }  </annotation>
  </semantics>
</math>
</file>

<file path=Object 19/content.xml><?xml version="1.0" encoding="utf-8"?>
<math xmlns="http://www.w3.org/1998/Math/MathML" display="block">
  <semantics>
    <mrow>
      <mo stretchy="false">∇</mo>
      <mi>f</mi>
      <mrow>
        <mrow>
          <mo fence="true" stretchy="false">(</mo>
          <mrow>
            <mrow>
              <mmultiscripts>
                <mrow>
                  <mo fence="true" stretchy="false">(</mo>
                  <mrow>
                    <mover accent="true">
                      <mi>q</mi>
                      <mo stretchy="false">^</mo>
                    </mover>
                  </mrow>
                  <mo fence="true" stretchy="false">)</mo>
                </mrow>
                <mi>k</mi>
                <none/>
                <mprescripts/>
                <mi>E</mi>
                <mi>S</mi>
              </mmultiscripts>
              <mi>,</mi>
              <msub>
                <mi>E</mi>
                <mover accent="true">
                  <mi>d</mi>
                  <mo stretchy="false">^</mo>
                </mover>
              </msub>
              <mi>,</mi>
              <msub>
                <mi>s</mi>
                <mover accent="true">
                  <mi>s</mi>
                  <mo stretchy="false">^</mo>
                </mover>
              </msub>
            </mrow>
          </mrow>
          <mo fence="true" stretchy="false">)</mo>
        </mrow>
        <mo stretchy="false">=</mo>
        <msup>
          <mi>J</mi>
          <mi>T</mi>
        </msup>
      </mrow>
      <mrow>
        <mo fence="true" stretchy="false">(</mo>
        <mrow>
          <mrow>
            <mmultiscripts>
              <mrow>
                <mo fence="true" stretchy="false">(</mo>
                <mrow>
                  <mover accent="true">
                    <mi>q</mi>
                    <mo stretchy="false">^</mo>
                  </mover>
                </mrow>
                <mo fence="true" stretchy="false">)</mo>
              </mrow>
              <mi>k</mi>
              <none/>
              <mprescripts/>
              <mi>E</mi>
              <mi>S</mi>
            </mmultiscripts>
            <mi>,</mi>
            <msub>
              <mi>E</mi>
              <mover accent="true">
                <mi>d</mi>
                <mo stretchy="false">^</mo>
              </mover>
            </msub>
          </mrow>
        </mrow>
        <mo fence="true" stretchy="false">)</mo>
      </mrow>
      <mi>f</mi>
      <mrow>
        <mo fence="true" stretchy="false">(</mo>
        <mrow>
          <mrow>
            <mmultiscripts>
              <mrow>
                <mo fence="true" stretchy="false">(</mo>
                <mrow>
                  <mover accent="true">
                    <mi>q</mi>
                    <mo stretchy="false">^</mo>
                  </mover>
                </mrow>
                <mo fence="true" stretchy="false">)</mo>
              </mrow>
              <mi>k</mi>
              <none/>
              <mprescripts/>
              <mi>E</mi>
              <mi>S</mi>
            </mmultiscripts>
            <mi>,</mi>
            <msub>
              <mi>E</mi>
              <mover accent="true">
                <mi>d</mi>
                <mo stretchy="false">^</mo>
              </mover>
            </msub>
            <mi>,</mi>
            <msub>
              <mi>s</mi>
              <mover accent="true">
                <mi>s</mi>
                <mo stretchy="false">^</mo>
              </mover>
            </msub>
          </mrow>
        </mrow>
        <mo fence="true" stretchy="false">)</mo>
      </mrow>
    </mrow>
    <annotation encoding="StarMath 5.0">nabla f((hat q)_{k}  lsub{E}  lsup{S}, E_{hat d}, s_{hat s}) = J^{T}((hat q)_{k}  lsub{E}  lsup{S}, E_{hat d}) f((hat q)_{k}  lsub{E}  lsup{S}, E_{hat d}, s_{hat s}) </annotation>
  </semantics>
</math>
</file>

<file path=Object 2/content.xml><?xml version="1.0" encoding="utf-8"?>
<math xmlns="http://www.w3.org/1998/Math/MathML" display="block">
  <semantics>
    <mrow>
      <mrow>
        <msub>
          <mi>s</mi>
          <mi mathvariant="normal">ω</mi>
        </msub>
        <mo stretchy="false">&lt;</mo>
        <mrow>
          <mo stretchy="false">−</mo>
          <mi mathvariant="italic">gyroscope</mi>
        </mrow>
      </mrow>
      <mi mathvariant="italic">rates</mi>
    </mrow>
    <annotation encoding="StarMath 5.0"> s_{ %omega } &lt;- gyroscope rates</annotation>
  </semantics>
</math>
</file>

<file path=Object 20/content.xml><?xml version="1.0" encoding="utf-8"?>
<math xmlns="http://www.w3.org/1998/Math/MathML" display="block">
  <semantics>
    <mrow>
      <msup>
        <mi>J</mi>
        <mi>T</mi>
      </msup>
      <mo stretchy="false">&lt;</mo>
      <mrow>
        <mo stretchy="false">−</mo>
        <mi mathvariant="italic">Jacobian</mi>
      </mrow>
    </mrow>
    <annotation encoding="StarMath 5.0">J^{T} &lt;- Jacobian</annotation>
  </semantics>
</math>
</file>

<file path=Object 21/content.xml><?xml version="1.0" encoding="utf-8"?>
<math xmlns="http://www.w3.org/1998/Math/MathML" display="block">
  <semantics>
    <mrow>
      <mmultiscripts>
        <mrow>
          <mo fence="true" stretchy="false">(</mo>
          <mrow>
            <mover accent="true">
              <mi>q</mi>
              <mo stretchy="false">˙</mo>
            </mover>
          </mrow>
          <mo fence="true" stretchy="false">)</mo>
        </mrow>
        <mrow>
          <mi mathvariant="normal">ω</mi>
          <mi>,</mi>
          <mi>t</mi>
        </mrow>
        <none/>
        <mprescripts/>
        <mi>E</mi>
        <mi>S</mi>
      </mmultiscripts>
      <mo stretchy="false">=</mo>
      <mrow>
        <mo fence="true" stretchy="true">[</mo>
        <mrow>
          <mtable>
            <mtr>
              <mtd>
                <mrow>
                  <mrow>
                    <mo stretchy="false">−</mo>
                    <mfrac>
                      <mn>1</mn>
                      <mn>2</mn>
                    </mfrac>
                  </mrow>
                  <msub>
                    <mi>q</mi>
                    <mn>2</mn>
                  </msub>
                  <mrow>
                    <msub>
                      <mi mathvariant="normal">ω</mi>
                      <mi>x</mi>
                    </msub>
                    <mo stretchy="false">−</mo>
                    <mfrac>
                      <mn>1</mn>
                      <mn>2</mn>
                    </mfrac>
                  </mrow>
                  <msub>
                    <mi>q</mi>
                    <mn>3</mn>
                  </msub>
                  <mrow>
                    <msub>
                      <mi mathvariant="normal">ω</mi>
                      <mi>y</mi>
                    </msub>
                    <mo stretchy="false">−</mo>
                    <mfrac>
                      <mn>1</mn>
                      <mn>2</mn>
                    </mfrac>
                  </mrow>
                  <msub>
                    <mi>q</mi>
                    <mn>4</mn>
                  </msub>
                  <msub>
                    <mi mathvariant="normal">ω</mi>
                    <mi>z</mi>
                  </msub>
                </mrow>
              </mtd>
            </mtr>
            <mtr>
              <mtd>
                <mrow>
                  <mfrac>
                    <mn>1</mn>
                    <mn>2</mn>
                  </mfrac>
                  <mi>q</mi>
                  <mn>1</mn>
                  <mrow>
                    <msub>
                      <mi mathvariant="normal">ω</mi>
                      <mi>x</mi>
                    </msub>
                    <mo stretchy="false">+</mo>
                    <mfrac>
                      <mn>1</mn>
                      <mn>2</mn>
                    </mfrac>
                  </mrow>
                  <msub>
                    <mi>q</mi>
                    <mn>3</mn>
                  </msub>
                  <mrow>
                    <msub>
                      <mi mathvariant="normal">ω</mi>
                      <mi>z</mi>
                    </msub>
                    <mo stretchy="false">−</mo>
                    <mfrac>
                      <mn>1</mn>
                      <mn>2</mn>
                    </mfrac>
                  </mrow>
                  <msub>
                    <mi>q</mi>
                    <mn>4</mn>
                  </msub>
                  <msub>
                    <mi mathvariant="normal">ω</mi>
                    <mi>y</mi>
                  </msub>
                </mrow>
              </mtd>
            </mtr>
            <mtr>
              <mtd>
                <mrow>
                  <mfrac>
                    <mn>1</mn>
                    <mn>2</mn>
                  </mfrac>
                  <msub>
                    <mi>q</mi>
                    <mn>1</mn>
                  </msub>
                  <mrow>
                    <msub>
                      <mi mathvariant="normal">ω</mi>
                      <mi>y</mi>
                    </msub>
                    <mo stretchy="false">−</mo>
                    <mfrac>
                      <mn>1</mn>
                      <mn>2</mn>
                    </mfrac>
                  </mrow>
                  <msub>
                    <mi>q</mi>
                    <mn>2</mn>
                  </msub>
                  <mrow>
                    <msub>
                      <mi mathvariant="normal">ω</mi>
                      <mi>z</mi>
                    </msub>
                    <mo stretchy="false">−</mo>
                    <mfrac>
                      <mn>1</mn>
                      <mn>2</mn>
                    </mfrac>
                  </mrow>
                  <msub>
                    <mi>q</mi>
                    <mn>4</mn>
                  </msub>
                  <msub>
                    <mi mathvariant="normal">ω</mi>
                    <mi>x</mi>
                  </msub>
                </mrow>
              </mtd>
            </mtr>
            <mtr>
              <mtd>
                <mrow>
                  <mfrac>
                    <mn>1</mn>
                    <mn>2</mn>
                  </mfrac>
                  <msub>
                    <mi>q</mi>
                    <mn>1</mn>
                  </msub>
                  <mrow>
                    <msub>
                      <mi mathvariant="normal">ω</mi>
                      <mi>z</mi>
                    </msub>
                    <mo stretchy="false">+</mo>
                    <mfrac>
                      <mn>1</mn>
                      <mn>2</mn>
                    </mfrac>
                  </mrow>
                  <msub>
                    <mi>q</mi>
                    <mn>2</mn>
                  </msub>
                  <mrow>
                    <msub>
                      <mi mathvariant="normal">ω</mi>
                      <mi>y</mi>
                    </msub>
                    <mo stretchy="false">−</mo>
                    <mfrac>
                      <mn>1</mn>
                      <mn>2</mn>
                    </mfrac>
                  </mrow>
                  <msub>
                    <mi>q</mi>
                    <mn>3</mn>
                  </msub>
                  <msub>
                    <mi mathvariant="normal">ω</mi>
                    <mi>x</mi>
                  </msub>
                </mrow>
              </mtd>
            </mtr>
          </mtable>
        </mrow>
        <mo fence="true" stretchy="true">]</mo>
      </mrow>
    </mrow>
    <annotation encoding="StarMath 5.0">(dot q)_{%omega,t}  lsub{E}  lsup{S} =  left[matrix{ -{{1} over {2}} q_{2}%omega_{x}-{1 over 2}q_{3}%omega_{y}-{1 over 2}q_{4}%omega_{z}##{1 over 2}q{1}%omega_{x}+{1 over 2} q_{3}%omega_{z}-{1 over 2}q_{4}%omega_{y}##{1 over 2}q_{1}%omega_{y}-{1 over 2}q_{2}%omega_{z}-{1 over 2} q_{4}%omega_{x}##{1 over 2}q_{1}%omega_{z}+{1 over 2}q_{2}%omega_{y}-{1 over 2}q_{3}%omega_{x}}  right] </annotation>
  </semantics>
</math>
</file>

<file path=Object 22/content.xml><?xml version="1.0" encoding="utf-8"?>
<math xmlns="http://www.w3.org/1998/Math/MathML" display="block">
  <semantics>
    <mrow>
      <msup>
        <mi>x</mi>
        <mrow>
          <mo stretchy="false">−</mo>
          <mn>1</mn>
        </mrow>
      </msup>
      <mo stretchy="false">=</mo>
      <mrow>
        <mo fence="true" stretchy="false">[</mo>
        <mrow>
          <mrow>
            <msub>
              <mi>x</mi>
              <mn>1,</mn>
            </msub>
            <mo stretchy="false">−</mo>
            <msub>
              <mi>x</mi>
              <mn>2,</mn>
            </msub>
            <mo stretchy="false">−</mo>
            <msub>
              <mi>x</mi>
              <mn>3,</mn>
            </msub>
            <mo stretchy="false">−</mo>
            <msub>
              <mi>x</mi>
              <mn>4</mn>
            </msub>
          </mrow>
        </mrow>
        <mo fence="true" stretchy="false">]</mo>
      </mrow>
    </mrow>
    <annotation encoding="StarMath 5.0">x^-1 = [ x_1,-x_2,-x_3,-x_4 ]</annotation>
  </semantics>
</math>
</file>

<file path=Object 23/content.xml><?xml version="1.0" encoding="utf-8"?>
<math xmlns="http://www.w3.org/1998/Math/MathML" display="block">
  <semantics>
    <mrow>
      <mrow>
        <mover accent="true">
          <mi>x</mi>
          <mo stretchy="false">⃗</mo>
        </mover>
        <mo stretchy="false">⋅</mo>
        <mover accent="true">
          <mi>y</mi>
          <mo stretchy="false">⃗</mo>
        </mover>
      </mrow>
      <mo stretchy="false">=</mo>
      <mrow>
        <mrow>
          <msub>
            <mi>x</mi>
            <mn>1</mn>
          </msub>
          <mo stretchy="false">⋅</mo>
          <msub>
            <mi>y</mi>
            <mn>1</mn>
          </msub>
        </mrow>
        <mo stretchy="false">+</mo>
        <mrow>
          <msub>
            <mi>x</mi>
            <mn>2</mn>
          </msub>
          <mo stretchy="false">⋅</mo>
          <msub>
            <mi>y</mi>
            <mn>2</mn>
          </msub>
        </mrow>
        <mo stretchy="false">+</mo>
        <mrow>
          <msub>
            <mi>x</mi>
            <mn>3</mn>
          </msub>
          <mo stretchy="false">⋅</mo>
          <msub>
            <mi>y</mi>
            <mn>3</mn>
          </msub>
        </mrow>
      </mrow>
    </mrow>
    <annotation encoding="StarMath 5.0">vec x cdot vec y = x_1 cdot y_1 + x_2 cdot y_2 + x_3 cdot y_3 </annotation>
  </semantics>
</math>
</file>

<file path=Object 24/content.xml><?xml version="1.0" encoding="utf-8"?>
<math xmlns="http://www.w3.org/1998/Math/MathML" display="block">
  <semantics>
    <mrow>
      <mover accent="true">
        <mi>v</mi>
        <mo stretchy="false">⃗</mo>
      </mover>
      <mo stretchy="false">=</mo>
      <mrow>
        <mo fence="true" stretchy="true">[</mo>
        <mrow>
          <mtable>
            <mtr>
              <mtd>
                <msub>
                  <mi>v</mi>
                  <mn>1</mn>
                </msub>
              </mtd>
            </mtr>
            <mtr>
              <mtd>
                <msub>
                  <mi>v</mi>
                  <mn>2</mn>
                </msub>
              </mtd>
            </mtr>
            <mtr>
              <mtd>
                <msub>
                  <mi>v</mi>
                  <mn>3</mn>
                </msub>
              </mtd>
            </mtr>
          </mtable>
        </mrow>
        <mo fence="true" stretchy="true">]</mo>
      </mrow>
    </mrow>
    <annotation encoding="StarMath 5.0">vec v = left[matrix{v_1##v_2##v_3}  right] 
</annotation>
  </semantics>
</math>
</file>

<file path=Object 25/content.xml><?xml version="1.0" encoding="utf-8"?>
<math xmlns="http://www.w3.org/1998/Math/MathML" display="block">
  <semantics>
    <mrow>
      <mrow>
        <msup>
          <msub>
            <mi>q</mi>
            <mn>1</mn>
          </msub>
          <mn>2</mn>
        </msup>
        <mo stretchy="false">+</mo>
        <msup>
          <msub>
            <mi>q</mi>
            <mn>2</mn>
          </msub>
          <mn>2</mn>
        </msup>
        <mo stretchy="false">+</mo>
        <msup>
          <msub>
            <mi>q</mi>
            <mn>3</mn>
          </msub>
          <mn>2</mn>
        </msup>
        <mo stretchy="false">+</mo>
        <msup>
          <msub>
            <mi>q</mi>
            <mn>4</mn>
          </msub>
          <mn>2</mn>
        </msup>
      </mrow>
      <mo stretchy="false">=</mo>
      <mn>1</mn>
    </mrow>
    <annotation encoding="StarMath 5.0">{q_1}^2+{q_2}^2+{q_3}^2+{q_4}^2=1
</annotation>
  </semantics>
</math>
</file>

<file path=Object 26/content.xml><?xml version="1.0" encoding="utf-8"?>
<math xmlns="http://www.w3.org/1998/Math/MathML" display="block">
  <semantics>
    <mrow>
      <mrow>
        <mover accent="true">
          <mi>x</mi>
          <mo stretchy="false">⃗</mo>
        </mover>
        <mo stretchy="false">×</mo>
        <mover accent="true">
          <mi>y</mi>
          <mo stretchy="false">⃗</mo>
        </mover>
      </mrow>
      <mo stretchy="false">=</mo>
      <mrow>
        <mo fence="true" stretchy="true">[</mo>
        <mrow>
          <mtable>
            <mtr>
              <mtd>
                <mrow>
                  <msub>
                    <mi>x</mi>
                    <mn>2</mn>
                  </msub>
                  <mrow>
                    <msub>
                      <mi>y</mi>
                      <mn>3</mn>
                    </msub>
                    <mo stretchy="false">−</mo>
                    <msub>
                      <mi>x</mi>
                      <mn>3</mn>
                    </msub>
                  </mrow>
                  <msub>
                    <mi>y</mi>
                    <mn>2</mn>
                  </msub>
                </mrow>
              </mtd>
            </mtr>
            <mtr>
              <mtd>
                <mrow>
                  <msub>
                    <mi>x</mi>
                    <mn>3</mn>
                  </msub>
                  <mrow>
                    <msub>
                      <mi>y</mi>
                      <mn>1</mn>
                    </msub>
                    <mo stretchy="false">−</mo>
                    <msub>
                      <mi>x</mi>
                      <mn>1</mn>
                    </msub>
                  </mrow>
                  <msub>
                    <mi>y</mi>
                    <mn>3</mn>
                  </msub>
                </mrow>
              </mtd>
            </mtr>
            <mtr>
              <mtd>
                <mrow>
                  <msub>
                    <mi>x</mi>
                    <mn>1</mn>
                  </msub>
                  <mrow>
                    <msub>
                      <mi>y</mi>
                      <mn>2</mn>
                    </msub>
                    <mo stretchy="false">−</mo>
                    <msub>
                      <mi>x</mi>
                      <mn>2</mn>
                    </msub>
                  </mrow>
                  <msub>
                    <mi>y</mi>
                    <mn>1</mn>
                  </msub>
                </mrow>
              </mtd>
            </mtr>
          </mtable>
        </mrow>
        <mo fence="true" stretchy="true">]</mo>
      </mrow>
    </mrow>
    <annotation encoding="StarMath 5.0">vec x times vec y = left[matrix{x_2 y_3-x_3 y_2##x_3 y_1-x_1 y_3##x_1 y_2-x_2 y_1}  right] 
</annotation>
  </semantics>
</math>
</file>

<file path=Object 27/content.xml><?xml version="1.0" encoding="utf-8"?>
<math xmlns="http://www.w3.org/1998/Math/MathML" display="block">
  <semantics>
    <mrow>
      <mover accent="true">
        <mi>x</mi>
        <mo stretchy="false">^</mo>
      </mover>
      <mo stretchy="false">=</mo>
      <mrow>
        <mo fence="true" stretchy="true">[</mo>
        <mrow>
          <mtable>
            <mtr>
              <mtd>
                <mrow>
                  <msub>
                    <mi>x</mi>
                    <mn>1</mn>
                  </msub>
                  <mo stretchy="false">/</mo>
                  <mrow>
                    <mo fence="true" stretchy="true">|</mo>
                    <mrow>
                      <mover accent="true">
                        <mi>x</mi>
                        <mo stretchy="false">⃗</mo>
                      </mover>
                    </mrow>
                    <mo fence="true" stretchy="true">|</mo>
                  </mrow>
                </mrow>
              </mtd>
            </mtr>
            <mtr>
              <mtd>
                <mrow>
                  <msub>
                    <mi>x</mi>
                    <mn>2</mn>
                  </msub>
                  <mo stretchy="false">/</mo>
                  <mrow>
                    <mo fence="true" stretchy="true">|</mo>
                    <mrow>
                      <mover accent="true">
                        <mi>x</mi>
                        <mo stretchy="false">⃗</mo>
                      </mover>
                    </mrow>
                    <mo fence="true" stretchy="true">|</mo>
                  </mrow>
                </mrow>
              </mtd>
            </mtr>
            <mtr>
              <mtd>
                <mrow>
                  <msub>
                    <mi>x</mi>
                    <mn>3</mn>
                  </msub>
                  <mo stretchy="false">/</mo>
                  <mrow>
                    <mo fence="true" stretchy="true">|</mo>
                    <mrow>
                      <mover accent="true">
                        <mi>x</mi>
                        <mo stretchy="false">⃗</mo>
                      </mover>
                    </mrow>
                    <mo fence="true" stretchy="true">|</mo>
                  </mrow>
                </mrow>
              </mtd>
            </mtr>
          </mtable>
        </mrow>
        <mo fence="true" stretchy="true">]</mo>
      </mrow>
    </mrow>
    <annotation encoding="StarMath 5.0">hat{x}  = left[ matrix {x_1/ abs{vec x} ##x_2/abs{vec x}##x_3/abs{vec x}}  right] 
</annotation>
  </semantics>
</math>
</file>

<file path=Object 28/content.xml><?xml version="1.0" encoding="utf-8"?>
<math xmlns="http://www.w3.org/1998/Math/MathML" display="block">
  <semantics>
    <mrow>
      <mrow>
        <mo fence="true" stretchy="true">|</mo>
        <mrow>
          <mrow>
            <msub>
              <mi mathvariant="italic">proj</mi>
              <mover accent="true">
                <mi>x</mi>
                <mo stretchy="false">⃗</mo>
              </mover>
            </msub>
            <mover accent="true">
              <mi>y</mi>
              <mo stretchy="false">⃗</mo>
            </mover>
          </mrow>
        </mrow>
        <mo fence="true" stretchy="true">|</mo>
      </mrow>
      <mo stretchy="false">=</mo>
      <mfrac>
        <mrow>
          <mover accent="true">
            <mi>x</mi>
            <mo stretchy="false">⃗</mo>
          </mover>
          <mo stretchy="false">⋅</mo>
          <mover accent="true">
            <mi>y</mi>
            <mo stretchy="false">⃗</mo>
          </mover>
        </mrow>
        <mrow>
          <mo fence="true" stretchy="true">|</mo>
          <mrow>
            <mover accent="true">
              <mi>y</mi>
              <mo stretchy="false">⃗</mo>
            </mover>
          </mrow>
          <mo fence="true" stretchy="true">|</mo>
        </mrow>
      </mfrac>
    </mrow>
    <annotation encoding="StarMath 5.0">abs{proj_{vec x}vec y} = {vec x cdot vec y} over {abs{vec y}}  
</annotation>
  </semantics>
</math>
</file>

<file path=Object 29/content.xml><?xml version="1.0" encoding="utf-8"?>
<math xmlns="http://www.w3.org/1998/Math/MathML" display="block">
  <semantics>
    <mrow>
      <msub>
        <mi mathvariant="italic">proj</mi>
        <mover accent="true">
          <mi>x</mi>
          <mo stretchy="false">⃗</mo>
        </mover>
      </msub>
      <mrow>
        <mover accent="true">
          <mi>y</mi>
          <mo stretchy="false">⃗</mo>
        </mover>
        <mo stretchy="false">=</mo>
        <mfrac>
          <mrow>
            <mover accent="true">
              <mi>x</mi>
              <mo stretchy="false">⃗</mo>
            </mover>
            <mo stretchy="false">⋅</mo>
            <mover accent="true">
              <mi>y</mi>
              <mo stretchy="false">⃗</mo>
            </mover>
          </mrow>
          <mrow>
            <mover accent="true">
              <mi>y</mi>
              <mo stretchy="false">⃗</mo>
            </mover>
            <mo stretchy="false">⋅</mo>
            <mover accent="true">
              <mi>y</mi>
              <mo stretchy="false">⃗</mo>
            </mover>
          </mrow>
        </mfrac>
      </mrow>
      <mi>y</mi>
    </mrow>
    <annotation encoding="StarMath 5.0">proj_{vec x}vec y = {vec x cdot vec y} over {vec y cdot vec y}y</annotation>
  </semantics>
</math>
</file>

<file path=Object 3/content.xml><?xml version="1.0" encoding="utf-8"?>
<math xmlns="http://www.w3.org/1998/Math/MathML" display="block">
  <semantics>
    <mrow>
      <msub>
        <mi>s</mi>
        <mi mathvariant="normal">ω</mi>
      </msub>
      <mo stretchy="false">=</mo>
      <mrow>
        <mo fence="true" stretchy="false">[</mo>
        <mrow>
          <mrow>
            <mn>0,</mn>
            <msub>
              <mi mathvariant="normal">ω</mi>
              <mi>x</mi>
            </msub>
            <mi>,</mi>
            <msub>
              <mi mathvariant="normal">ω</mi>
              <mi>y</mi>
            </msub>
            <mi>,</mi>
            <msub>
              <mi mathvariant="normal">ω</mi>
              <mi>z</mi>
            </msub>
          </mrow>
        </mrow>
        <mo fence="true" stretchy="false">]</mo>
      </mrow>
    </mrow>
    <annotation encoding="StarMath 5.0">s_{ %omega } = [ 0, %omega_{x}, %omega_{y}, %omega_{z} ]</annotation>
  </semantics>
</math>
</file>

<file path=Object 30/content.xml><?xml version="1.0" encoding="utf-8"?>
<math xmlns="http://www.w3.org/1998/Math/MathML" display="block">
  <semantics>
    <mrow>
      <mrow>
        <mo fence="true" stretchy="true">|</mo>
        <mrow>
          <mover accent="true">
            <mi>x</mi>
            <mo stretchy="false">⃗</mo>
          </mover>
        </mrow>
        <mo fence="true" stretchy="true">|</mo>
      </mrow>
      <mo stretchy="false">=</mo>
      <msqrt>
        <mrow>
          <msup>
            <msub>
              <mi>x</mi>
              <mn>1</mn>
            </msub>
            <mn>2</mn>
          </msup>
          <mo stretchy="false">+</mo>
          <msup>
            <msub>
              <mi>x</mi>
              <mn>2</mn>
            </msub>
            <mn>2</mn>
          </msup>
          <mo stretchy="false">+</mo>
          <msup>
            <msub>
              <mi>x</mi>
              <mn>3</mn>
            </msub>
            <mn>2</mn>
          </msup>
        </mrow>
      </msqrt>
    </mrow>
    <annotation encoding="StarMath 5.0">abs {vec x}  = sqrt{{x_1}^2+{x_2}^2+{x_3}^2}</annotation>
  </semantics>
</math>
</file>

<file path=Object 31/content.xml><?xml version="1.0" encoding="utf-8"?>
<math xmlns="http://www.w3.org/1998/Math/MathML" display="block">
  <semantics>
    <mrow>
      <msub>
        <mi mathvariant="italic">reject</mi>
        <mover accent="true">
          <mi>x</mi>
          <mo stretchy="false">⃗</mo>
        </mover>
      </msub>
      <mrow>
        <mover accent="true">
          <mi>y</mi>
          <mo stretchy="false">⃗</mo>
        </mover>
        <mo stretchy="false">=</mo>
        <mrow>
          <mi>x</mi>
          <mo stretchy="false">−</mo>
          <mfrac>
            <mrow>
              <mover accent="true">
                <mi>x</mi>
                <mo stretchy="false">⃗</mo>
              </mover>
              <mo stretchy="false">⋅</mo>
              <mover accent="true">
                <mi>y</mi>
                <mo stretchy="false">⃗</mo>
              </mover>
            </mrow>
            <mrow>
              <mover accent="true">
                <mi>y</mi>
                <mo stretchy="false">⃗</mo>
              </mover>
              <mo stretchy="false">⋅</mo>
              <mover accent="true">
                <mi>y</mi>
                <mo stretchy="false">⃗</mo>
              </mover>
            </mrow>
          </mfrac>
        </mrow>
      </mrow>
      <mi>y</mi>
    </mrow>
    <annotation encoding="StarMath 5.0">reject_{vec x}vec y = x-{vec x cdot vec y} over {vec y cdot vec y}y</annotation>
  </semantics>
</math>
</file>

<file path=Object 32/content.xml><?xml version="1.0" encoding="utf-8"?>
<math xmlns="http://www.w3.org/1998/Math/MathML" display="block">
  <semantics>
    <mrow>
      <mi>q</mi>
      <mo stretchy="false">=</mo>
      <mrow>
        <mo fence="true" stretchy="true">[</mo>
        <mrow>
          <mtable>
            <mtr>
              <mtd>
                <mrow>
                  <mi>cos</mi>
                  <mrow>
                    <mo fence="true" stretchy="false">(</mo>
                    <mrow>
                      <mrow>
                        <mi mathvariant="normal">θ</mi>
                        <mo stretchy="false">/</mo>
                        <mn>2</mn>
                      </mrow>
                    </mrow>
                    <mo fence="true" stretchy="false">)</mo>
                  </mrow>
                </mrow>
              </mtd>
            </mtr>
            <mtr>
              <mtd>
                <mrow>
                  <msub>
                    <mi>v</mi>
                    <mn>1</mn>
                  </msub>
                  <mi>sin</mi>
                  <mrow>
                    <mo fence="true" stretchy="false">(</mo>
                    <mrow>
                      <mrow>
                        <mi mathvariant="normal">θ</mi>
                        <mo stretchy="false">/</mo>
                        <mn>2</mn>
                      </mrow>
                    </mrow>
                    <mo fence="true" stretchy="false">)</mo>
                  </mrow>
                </mrow>
              </mtd>
            </mtr>
            <mtr>
              <mtd>
                <mrow>
                  <msub>
                    <mi>v</mi>
                    <mn>2</mn>
                  </msub>
                  <mi>sin</mi>
                  <mrow>
                    <mo fence="true" stretchy="false">(</mo>
                    <mrow>
                      <mrow>
                        <mi mathvariant="normal">θ</mi>
                        <mo stretchy="false">/</mo>
                        <mn>2</mn>
                      </mrow>
                    </mrow>
                    <mo fence="true" stretchy="false">)</mo>
                  </mrow>
                </mrow>
              </mtd>
            </mtr>
            <mtr>
              <mtd>
                <mrow>
                  <msub>
                    <mi>v</mi>
                    <mn>3</mn>
                  </msub>
                  <mi>sin</mi>
                  <mrow>
                    <mo fence="true" stretchy="false">(</mo>
                    <mrow>
                      <mrow>
                        <mi mathvariant="normal">θ</mi>
                        <mo stretchy="false">/</mo>
                        <mn>2</mn>
                      </mrow>
                    </mrow>
                    <mo fence="true" stretchy="false">)</mo>
                  </mrow>
                </mrow>
              </mtd>
            </mtr>
          </mtable>
        </mrow>
        <mo fence="true" stretchy="true">]</mo>
      </mrow>
    </mrow>
    <annotation encoding="StarMath 5.0">q = left[matrix{cos( %theta /2)##v_1sin(%theta/2)##v_2sin(%theta/2)##v_3sin(%theta/2)}  right] 
</annotation>
  </semantics>
</math>
</file>

<file path=Object 33/content.xml><?xml version="1.0" encoding="utf-8"?>
<math xmlns="http://www.w3.org/1998/Math/MathML" display="block">
  <semantics>
    <mrow>
      <mi>q</mi>
      <mrow>
        <mi>'</mi>
        <mo stretchy="false">=</mo>
        <mfrac>
          <mn>1</mn>
          <mn>2</mn>
        </mfrac>
      </mrow>
      <mrow>
        <mi>q</mi>
        <mo stretchy="false">∗</mo>
        <mi mathvariant="normal">ω</mi>
      </mrow>
    </mrow>
    <annotation encoding="StarMath 5.0">q' =  {1} over {2} q * %omega</annotation>
  </semantics>
</math>
</file>

<file path=Object 34/content.xml><?xml version="1.0" encoding="utf-8"?>
<math xmlns="http://www.w3.org/1998/Math/MathML" display="block">
  <semantics>
    <mrow>
      <mi>q</mi>
      <mrow>
        <mi>'</mi>
        <mo stretchy="false">=</mo>
        <mrow>
          <mo fence="true" stretchy="true">[</mo>
          <mrow>
            <mtable>
              <mtr>
                <mtd>
                  <mrow>
                    <mrow>
                      <mo stretchy="false">−</mo>
                      <mfrac>
                        <mn>1</mn>
                        <mn>2</mn>
                      </mfrac>
                    </mrow>
                    <msub>
                      <mi>q</mi>
                      <mn>2</mn>
                    </msub>
                    <mrow>
                      <msub>
                        <mi mathvariant="normal">ω</mi>
                        <mi>x</mi>
                      </msub>
                      <mo stretchy="false">−</mo>
                      <mfrac>
                        <mn>1</mn>
                        <mn>2</mn>
                      </mfrac>
                    </mrow>
                    <msub>
                      <mi>q</mi>
                      <mn>3</mn>
                    </msub>
                    <mrow>
                      <msub>
                        <mi mathvariant="normal">ω</mi>
                        <mi>y</mi>
                      </msub>
                      <mo stretchy="false">−</mo>
                      <mfrac>
                        <mn>1</mn>
                        <mn>2</mn>
                      </mfrac>
                    </mrow>
                    <msub>
                      <mi>q</mi>
                      <mn>4</mn>
                    </msub>
                    <msub>
                      <mi mathvariant="normal">ω</mi>
                      <mi>z</mi>
                    </msub>
                  </mrow>
                </mtd>
              </mtr>
              <mtr>
                <mtd>
                  <mrow>
                    <mfrac>
                      <mn>1</mn>
                      <mn>2</mn>
                    </mfrac>
                    <mi>q</mi>
                    <mn>1</mn>
                    <mrow>
                      <msub>
                        <mi mathvariant="normal">ω</mi>
                        <mi>x</mi>
                      </msub>
                      <mo stretchy="false">+</mo>
                      <mfrac>
                        <mn>1</mn>
                        <mn>2</mn>
                      </mfrac>
                    </mrow>
                    <msub>
                      <mi>q</mi>
                      <mn>3</mn>
                    </msub>
                    <mrow>
                      <msub>
                        <mi mathvariant="normal">ω</mi>
                        <mi>z</mi>
                      </msub>
                      <mo stretchy="false">−</mo>
                      <mfrac>
                        <mn>1</mn>
                        <mn>2</mn>
                      </mfrac>
                    </mrow>
                    <msub>
                      <mi>q</mi>
                      <mn>4</mn>
                    </msub>
                    <msub>
                      <mi mathvariant="normal">ω</mi>
                      <mi>y</mi>
                    </msub>
                  </mrow>
                </mtd>
              </mtr>
              <mtr>
                <mtd>
                  <mrow>
                    <mfrac>
                      <mn>1</mn>
                      <mn>2</mn>
                    </mfrac>
                    <msub>
                      <mi>q</mi>
                      <mn>1</mn>
                    </msub>
                    <mrow>
                      <msub>
                        <mi mathvariant="normal">ω</mi>
                        <mi>y</mi>
                      </msub>
                      <mo stretchy="false">−</mo>
                      <mfrac>
                        <mn>1</mn>
                        <mn>2</mn>
                      </mfrac>
                    </mrow>
                    <msub>
                      <mi>q</mi>
                      <mn>2</mn>
                    </msub>
                    <mrow>
                      <msub>
                        <mi mathvariant="normal">ω</mi>
                        <mi>z</mi>
                      </msub>
                      <mo stretchy="false">−</mo>
                      <mfrac>
                        <mn>1</mn>
                        <mn>2</mn>
                      </mfrac>
                    </mrow>
                    <msub>
                      <mi>q</mi>
                      <mn>4</mn>
                    </msub>
                    <msub>
                      <mi mathvariant="normal">ω</mi>
                      <mi>x</mi>
                    </msub>
                  </mrow>
                </mtd>
              </mtr>
              <mtr>
                <mtd>
                  <mrow>
                    <mfrac>
                      <mn>1</mn>
                      <mn>2</mn>
                    </mfrac>
                    <msub>
                      <mi>q</mi>
                      <mn>1</mn>
                    </msub>
                    <mrow>
                      <msub>
                        <mi mathvariant="normal">ω</mi>
                        <mi>z</mi>
                      </msub>
                      <mo stretchy="false">+</mo>
                      <mfrac>
                        <mn>1</mn>
                        <mn>2</mn>
                      </mfrac>
                    </mrow>
                    <msub>
                      <mi>q</mi>
                      <mn>2</mn>
                    </msub>
                    <mrow>
                      <msub>
                        <mi mathvariant="normal">ω</mi>
                        <mi>y</mi>
                      </msub>
                      <mo stretchy="false">−</mo>
                      <mfrac>
                        <mn>1</mn>
                        <mn>2</mn>
                      </mfrac>
                    </mrow>
                    <msub>
                      <mi>q</mi>
                      <mn>3</mn>
                    </msub>
                    <msub>
                      <mi mathvariant="normal">ω</mi>
                      <mi>x</mi>
                    </msub>
                  </mrow>
                </mtd>
              </mtr>
            </mtable>
          </mrow>
          <mo fence="true" stretchy="true">]</mo>
        </mrow>
      </mrow>
    </mrow>
    <annotation encoding="StarMath 5.0">q' =  left[matrix{ -{{1} over {2}} q_{2}%omega_{x}-{1 over 2}q_{3}%omega_{y}-{1 over 2}q_{4}%omega_{z}##{1 over 2}q{1}%omega_{x}+{1 over 2} q_{3}%omega_{z}-{1 over 2}q_{4}%omega_{y}##{1 over 2}q_{1}%omega_{y}-{1 over 2}q_{2}%omega_{z}-{1 over 2} q_{4}%omega_{x}##{1 over 2}q_{1}%omega_{z}+{1 over 2}q_{2}%omega_{y}-{1 over 2}q_{3}%omega_{x}}  right] </annotation>
  </semantics>
</math>
</file>

<file path=Object 35/content.xml><?xml version="1.0" encoding="utf-8"?>
<math xmlns="http://www.w3.org/1998/Math/MathML" display="block">
  <semantics>
    <mrow>
      <mi mathvariant="normal">ω</mi>
      <mo stretchy="false">=</mo>
      <mrow>
        <mo fence="true" stretchy="true">[</mo>
        <mrow>
          <mtable>
            <mtr>
              <mtd>
                <mn>0</mn>
              </mtd>
            </mtr>
            <mtr>
              <mtd>
                <msub>
                  <mi mathvariant="normal">ω</mi>
                  <mi>x</mi>
                </msub>
              </mtd>
            </mtr>
            <mtr>
              <mtd>
                <msub>
                  <mi mathvariant="normal">ω</mi>
                  <mi>y</mi>
                </msub>
              </mtd>
            </mtr>
            <mtr>
              <mtd>
                <msub>
                  <mi mathvariant="normal">ω</mi>
                  <mi>z</mi>
                </msub>
              </mtd>
            </mtr>
          </mtable>
        </mrow>
        <mo fence="true" stretchy="true">]</mo>
      </mrow>
    </mrow>
    <annotation encoding="StarMath 5.0">%omega =  left[matrix{0 ## %omega_x ## %omega_y ## %omega_z }right]</annotation>
  </semantics>
</math>
</file>

<file path=Object 36/content.xml><?xml version="1.0" encoding="utf-8"?>
<math xmlns="http://www.w3.org/1998/Math/MathML" display="block">
  <semantics>
    <mrow>
      <msub>
        <mi mathvariant="italic">rotate</mi>
        <mover accent="true">
          <mi>x</mi>
          <mo stretchy="false">⃗</mo>
        </mover>
      </msub>
      <mrow>
        <mi>q</mi>
        <mo stretchy="false">=</mo>
        <mrow>
          <mi>q</mi>
          <mo stretchy="false">∗</mo>
          <mrow>
            <mo fence="true" stretchy="true">[</mo>
            <mrow>
              <mtable>
                <mtr>
                  <mtd>
                    <mn>0</mn>
                  </mtd>
                </mtr>
                <mtr>
                  <mtd>
                    <mi>x</mi>
                  </mtd>
                </mtr>
              </mtable>
            </mrow>
            <mo fence="true" stretchy="true">]</mo>
          </mrow>
          <mo stretchy="false">∗</mo>
          <msup>
            <mi>q</mi>
            <mrow>
              <mo stretchy="false">−</mo>
              <mn>1</mn>
            </mrow>
          </msup>
        </mrow>
      </mrow>
    </mrow>
    <annotation encoding="StarMath 5.0">rotate_{vec x}q = q* left[matrix{0##x} right] * q^-1 
</annotation>
  </semantics>
</math>
</file>

<file path=Object 37/content.xml><?xml version="1.0" encoding="utf-8"?>
<math xmlns="http://www.w3.org/1998/Math/MathML" display="block">
  <semantics>
    <mrow>
      <msub>
        <msup>
          <mi mathvariant="italic">rotate</mi>
          <mrow>
            <mo stretchy="false">−</mo>
            <mn>1</mn>
          </mrow>
        </msup>
        <mover accent="true">
          <mi>x</mi>
          <mo stretchy="false">⃗</mo>
        </mover>
      </msub>
      <mrow>
        <mi>q</mi>
        <mo stretchy="false">=</mo>
        <mrow>
          <msup>
            <mi>q</mi>
            <mrow>
              <mo stretchy="false">−</mo>
              <mn>1</mn>
            </mrow>
          </msup>
          <mo stretchy="false">∗</mo>
          <mrow>
            <mo fence="true" stretchy="true">[</mo>
            <mrow>
              <mtable>
                <mtr>
                  <mtd>
                    <mn>0</mn>
                  </mtd>
                </mtr>
                <mtr>
                  <mtd>
                    <mi>x</mi>
                  </mtd>
                </mtr>
              </mtable>
            </mrow>
            <mo fence="true" stretchy="true">]</mo>
          </mrow>
          <mo stretchy="false">∗</mo>
          <mi>q</mi>
        </mrow>
      </mrow>
    </mrow>
    <annotation encoding="StarMath 5.0">{rotate^-1}_{vec x}q = q^-1* left[matrix{0##x} right] * q 
</annotation>
  </semantics>
</math>
</file>

<file path=Object 38/content.xml><?xml version="1.0" encoding="utf-8"?>
<math xmlns="http://www.w3.org/1998/Math/MathML" display="block">
  <semantics>
    <mrow>
      <msub>
        <mi mathvariant="italic">rotate</mi>
        <mover accent="true">
          <mi>x</mi>
          <mo stretchy="false">⃗</mo>
        </mover>
      </msub>
      <mrow>
        <mi>q</mi>
        <mo stretchy="false">=</mo>
        <mrow>
          <mrow>
            <mo fence="true" stretchy="true">[</mo>
            <mrow>
              <mtable>
                <mtr>
                  <mtd>
                    <mrow>
                      <mrow>
                        <mo stretchy="false">−</mo>
                        <msub>
                          <mi>q</mi>
                          <mn>2</mn>
                        </msub>
                      </mrow>
                      <mrow>
                        <msub>
                          <mi>x</mi>
                          <mi>x</mi>
                        </msub>
                        <mo stretchy="false">−</mo>
                        <msub>
                          <mi>q</mi>
                          <mn>3</mn>
                        </msub>
                      </mrow>
                      <mrow>
                        <msub>
                          <mi>x</mi>
                          <mi>y</mi>
                        </msub>
                        <mo stretchy="false">−</mo>
                        <msub>
                          <mi>q</mi>
                          <mn>4</mn>
                        </msub>
                      </mrow>
                      <msub>
                        <mi>x</mi>
                        <mi>z</mi>
                      </msub>
                    </mrow>
                  </mtd>
                </mtr>
                <mtr>
                  <mtd>
                    <mrow>
                      <msub>
                        <mi>q</mi>
                        <mn>1</mn>
                      </msub>
                      <mrow>
                        <msub>
                          <mi>x</mi>
                          <mi>x</mi>
                        </msub>
                        <mo stretchy="false">+</mo>
                        <msub>
                          <mi>q</mi>
                          <mn>3</mn>
                        </msub>
                      </mrow>
                      <mrow>
                        <msub>
                          <mi>x</mi>
                          <mi>z</mi>
                        </msub>
                        <mo stretchy="false">−</mo>
                        <msub>
                          <mi>q</mi>
                          <mn>4</mn>
                        </msub>
                      </mrow>
                      <msub>
                        <mi>x</mi>
                        <mi>y</mi>
                      </msub>
                    </mrow>
                  </mtd>
                </mtr>
                <mtr>
                  <mtd>
                    <mrow>
                      <msub>
                        <mi>q</mi>
                        <mn>1</mn>
                      </msub>
                      <mrow>
                        <msub>
                          <mi>x</mi>
                          <mi>y</mi>
                        </msub>
                        <mo stretchy="false">−</mo>
                        <msub>
                          <mi>q</mi>
                          <mn>2</mn>
                        </msub>
                      </mrow>
                      <mrow>
                        <msub>
                          <mi>x</mi>
                          <mi>z</mi>
                        </msub>
                        <mo stretchy="false">+</mo>
                        <msub>
                          <mi>q</mi>
                          <mn>4</mn>
                        </msub>
                      </mrow>
                      <msub>
                        <mi>x</mi>
                        <mi>x</mi>
                      </msub>
                    </mrow>
                  </mtd>
                </mtr>
                <mtr>
                  <mtd>
                    <mrow>
                      <msub>
                        <mi>q</mi>
                        <mn>1</mn>
                      </msub>
                      <mrow>
                        <msub>
                          <mi>x</mi>
                          <mi>z</mi>
                        </msub>
                        <mo stretchy="false">+</mo>
                        <msub>
                          <mi>q</mi>
                          <mn>2</mn>
                        </msub>
                      </mrow>
                      <mrow>
                        <msub>
                          <mi>x</mi>
                          <mi>y</mi>
                        </msub>
                        <mo stretchy="false">−</mo>
                        <msub>
                          <mi>q</mi>
                          <mn>3</mn>
                        </msub>
                      </mrow>
                      <msub>
                        <mi>x</mi>
                        <mi>x</mi>
                      </msub>
                    </mrow>
                  </mtd>
                </mtr>
              </mtable>
            </mrow>
            <mo fence="true" stretchy="true">]</mo>
          </mrow>
          <mo stretchy="false">∗</mo>
          <mrow>
            <mo fence="true" stretchy="true">[</mo>
            <mrow>
              <mtable>
                <mtr>
                  <mtd>
                    <msub>
                      <mi>q</mi>
                      <mn>1</mn>
                    </msub>
                  </mtd>
                </mtr>
                <mtr>
                  <mtd>
                    <mrow>
                      <mo stretchy="false">−</mo>
                      <msub>
                        <mi>q</mi>
                        <mn>2</mn>
                      </msub>
                    </mrow>
                  </mtd>
                </mtr>
                <mtr>
                  <mtd>
                    <mrow>
                      <mo stretchy="false">−</mo>
                      <msub>
                        <mi>q</mi>
                        <mn>3</mn>
                      </msub>
                    </mrow>
                  </mtd>
                </mtr>
                <mtr>
                  <mtd>
                    <mrow>
                      <mo stretchy="false">−</mo>
                      <msub>
                        <mi>q</mi>
                        <mn>4</mn>
                      </msub>
                    </mrow>
                  </mtd>
                </mtr>
              </mtable>
            </mrow>
            <mo fence="true" stretchy="true">]</mo>
          </mrow>
        </mrow>
      </mrow>
    </mrow>
    <annotation encoding="StarMath 5.0">rotate_{vec x}q = left[matrix{-q_{2}x_{x}-q_{3}x_{y}-q_{4}x_{z}##q_{1}x_{x}+q_{3}x_{z}-q_{4}x_{y}##q_{1}x_{y}-q_{2}x_{z}+q_{4}x_{x}##q_{1}x_{z}+q_{2}x_{y}-q_{3}x_{x}} right] *  left[matrix{q_{1}##-q_{2}##-q_{3}##-q_{4}} right]
</annotation>
  </semantics>
</math>
</file>

<file path=Object 39/content.xml><?xml version="1.0" encoding="utf-8"?>
<math xmlns="http://www.w3.org/1998/Math/MathML" display="block">
  <semantics>
    <mrow>
      <msub>
        <msup>
          <mi mathvariant="italic">rotate</mi>
          <mrow>
            <mo stretchy="false">−</mo>
            <mn>1</mn>
          </mrow>
        </msup>
        <mover accent="true">
          <mi>x</mi>
          <mo stretchy="false">⃗</mo>
        </mover>
      </msub>
      <mrow>
        <mi>q</mi>
        <mo stretchy="false">=</mo>
        <mrow>
          <mrow>
            <mo fence="true" stretchy="true">[</mo>
            <mrow>
              <mtable>
                <mtr>
                  <mtd>
                    <mrow>
                      <msub>
                        <mi>q</mi>
                        <mn>2</mn>
                      </msub>
                      <mrow>
                        <msub>
                          <mi>x</mi>
                          <mi>x</mi>
                        </msub>
                        <mo stretchy="false">+</mo>
                        <msub>
                          <mi>q</mi>
                          <mn>3</mn>
                        </msub>
                      </mrow>
                      <mrow>
                        <msub>
                          <mi>x</mi>
                          <mi>y</mi>
                        </msub>
                        <mo stretchy="false">+</mo>
                        <msub>
                          <mi>q</mi>
                          <mn>4</mn>
                        </msub>
                      </mrow>
                      <msub>
                        <mi>x</mi>
                        <mi>z</mi>
                      </msub>
                    </mrow>
                  </mtd>
                </mtr>
                <mtr>
                  <mtd>
                    <mrow>
                      <msub>
                        <mi>q</mi>
                        <mn>1</mn>
                      </msub>
                      <mrow>
                        <msub>
                          <mi>x</mi>
                          <mi>x</mi>
                        </msub>
                        <mo stretchy="false">−</mo>
                        <msub>
                          <mi>q</mi>
                          <mn>3</mn>
                        </msub>
                      </mrow>
                      <mrow>
                        <msub>
                          <mi>x</mi>
                          <mi>z</mi>
                        </msub>
                        <mo stretchy="false">+</mo>
                        <msub>
                          <mi>q</mi>
                          <mn>4</mn>
                        </msub>
                      </mrow>
                      <msub>
                        <mi>x</mi>
                        <mi>y</mi>
                      </msub>
                    </mrow>
                  </mtd>
                </mtr>
                <mtr>
                  <mtd>
                    <mrow>
                      <msub>
                        <mi>q</mi>
                        <mn>1</mn>
                      </msub>
                      <mrow>
                        <msub>
                          <mi>x</mi>
                          <mi>y</mi>
                        </msub>
                        <mo stretchy="false">+</mo>
                        <msub>
                          <mi>q</mi>
                          <mn>2</mn>
                        </msub>
                      </mrow>
                      <mrow>
                        <msub>
                          <mi>x</mi>
                          <mi>z</mi>
                        </msub>
                        <mo stretchy="false">−</mo>
                        <msub>
                          <mi>q</mi>
                          <mn>4</mn>
                        </msub>
                      </mrow>
                      <msub>
                        <mi>x</mi>
                        <mi>x</mi>
                      </msub>
                    </mrow>
                  </mtd>
                </mtr>
                <mtr>
                  <mtd>
                    <mrow>
                      <msub>
                        <mi>q</mi>
                        <mn>1</mn>
                      </msub>
                      <mrow>
                        <msub>
                          <mi>x</mi>
                          <mi>z</mi>
                        </msub>
                        <mo stretchy="false">−</mo>
                        <msub>
                          <mi>q</mi>
                          <mn>2</mn>
                        </msub>
                      </mrow>
                      <mrow>
                        <msub>
                          <mi>x</mi>
                          <mi>y</mi>
                        </msub>
                        <mo stretchy="false">+</mo>
                        <msub>
                          <mi>q</mi>
                          <mn>3</mn>
                        </msub>
                      </mrow>
                      <msub>
                        <mi>x</mi>
                        <mi>x</mi>
                      </msub>
                    </mrow>
                  </mtd>
                </mtr>
              </mtable>
            </mrow>
            <mo fence="true" stretchy="true">]</mo>
          </mrow>
          <mo stretchy="false">∗</mo>
          <mrow>
            <mo fence="true" stretchy="true">[</mo>
            <mrow>
              <mtable>
                <mtr>
                  <mtd>
                    <msub>
                      <mi>q</mi>
                      <mn>1</mn>
                    </msub>
                  </mtd>
                </mtr>
                <mtr>
                  <mtd>
                    <msub>
                      <mi>q</mi>
                      <mn>2</mn>
                    </msub>
                  </mtd>
                </mtr>
                <mtr>
                  <mtd>
                    <msub>
                      <mi>q</mi>
                      <mn>3</mn>
                    </msub>
                  </mtd>
                </mtr>
                <mtr>
                  <mtd>
                    <msub>
                      <mi>q</mi>
                      <mn>4</mn>
                    </msub>
                  </mtd>
                </mtr>
              </mtable>
            </mrow>
            <mo fence="true" stretchy="true">]</mo>
          </mrow>
        </mrow>
      </mrow>
    </mrow>
    <annotation encoding="StarMath 5.0">{rotate^-1}_{vec x}q = left[matrix{q_{2}x_{x}+q_{3}x_{y}+q_{4}x_{z}##q_{1}x_{x}-q_{3}x_{z}+q_{4}x_{y}##q_{1}x_{y}+q_{2}x_{z}-q_{4}x_{x}##q_{1}x_{z}-q_{2}x_{y}+q_{3}x_{x}} right] *  left[matrix{q_{1}##q_{2}##q_{3}##q_{4}} right]
</annotation>
  </semantics>
</math>
</file>

<file path=Object 4/content.xml><?xml version="1.0" encoding="utf-8"?>
<math xmlns="http://www.w3.org/1998/Math/MathML" display="block">
  <semantics>
    <mrow>
      <mrow>
        <mmultiscripts>
          <mrow>
            <mo fence="true" stretchy="false">(</mo>
            <mrow>
              <mover accent="true">
                <mi>q</mi>
                <mo stretchy="false">^</mo>
              </mover>
            </mrow>
            <mo fence="true" stretchy="false">)</mo>
          </mrow>
          <mprescripts/>
          <mi>E</mi>
          <mi>S</mi>
        </mmultiscripts>
        <mo stretchy="false">&lt;</mo>
        <mrow>
          <mo stretchy="false">−</mo>
          <mi mathvariant="italic">previous</mi>
        </mrow>
      </mrow>
      <mi mathvariant="italic">orientation</mi>
    </mrow>
    <annotation encoding="StarMath 5.0">(hat q)  lsub{E}  lsup{S} &lt;- previous orientation</annotation>
  </semantics>
</math>
</file>

<file path=Object 40/content.xml><?xml version="1.0" encoding="utf-8"?>
<math xmlns="http://www.w3.org/1998/Math/MathML" display="block">
  <semantics>
    <mrow>
      <msub>
        <mi mathvariant="italic">rotate</mi>
        <mover accent="true">
          <mi>x</mi>
          <mo stretchy="false">⃗</mo>
        </mover>
      </msub>
      <mrow>
        <mover accent="true">
          <mi>y</mi>
          <mo stretchy="false">⃗</mo>
        </mover>
        <mo stretchy="false">=</mo>
        <mrow>
          <mo fence="true" stretchy="true">[</mo>
          <mrow>
            <mtable>
              <mtr>
                <mtd>
                  <mfrac>
                    <mi>s</mi>
                    <mn>2</mn>
                  </mfrac>
                </mtd>
              </mtr>
              <mtr>
                <mtd>
                  <mfrac>
                    <mrow>
                      <mi>x</mi>
                      <mo stretchy="false">×</mo>
                      <mi>v</mi>
                    </mrow>
                    <mi>s</mi>
                  </mfrac>
                </mtd>
              </mtr>
            </mtable>
          </mrow>
          <mo fence="true" stretchy="true">]</mo>
        </mrow>
      </mrow>
    </mrow>
    <annotation encoding="StarMath 5.0">rotate_{vec x}vec y = left[matrix{ s over 2  ## {x times v} over s } right]
</annotation>
  </semantics>
</math>
</file>

<file path=Object 41/content.xml><?xml version="1.0" encoding="utf-8"?>
<math xmlns="http://www.w3.org/1998/Math/MathML" display="block">
  <semantics>
    <mrow>
      <mi>s</mi>
      <mo stretchy="false">=</mo>
      <msqrt>
        <mrow>
          <mn>2</mn>
          <mrow>
            <mo fence="true" stretchy="false">(</mo>
            <mrow>
              <mrow>
                <mn>1</mn>
                <mo stretchy="false">+</mo>
                <mrow>
                  <mover accent="true">
                    <mi>x</mi>
                    <mo stretchy="false">⃗</mo>
                  </mover>
                  <mo stretchy="false">⋅</mo>
                  <mover accent="true">
                    <mi>y</mi>
                    <mo stretchy="false">⃗</mo>
                  </mover>
                </mrow>
              </mrow>
            </mrow>
            <mo fence="true" stretchy="false">)</mo>
          </mrow>
        </mrow>
      </msqrt>
    </mrow>
    <annotation encoding="StarMath 5.0">s = sqrt{2(1+vec x cdot vec y)}
</annotation>
  </semantics>
</math>
</file>

<file path=Object 42/content.xml><?xml version="1.0" encoding="utf-8"?>
<math xmlns="http://www.w3.org/1998/Math/MathML" display="block">
  <semantics>
    <mrow>
      <msub>
        <mi mathvariant="italic">rotate</mi>
        <mover accent="true">
          <mi>x</mi>
          <mo stretchy="false">⃗</mo>
        </mover>
      </msub>
      <mrow>
        <mover accent="true">
          <mi>y</mi>
          <mo stretchy="false">⃗</mo>
        </mover>
        <mo stretchy="false">=</mo>
        <mrow>
          <mo fence="true" stretchy="true">[</mo>
          <mrow>
            <mtable>
              <mtr>
                <mtd>
                  <mrow>
                    <mi>s</mi>
                    <mo stretchy="false">/</mo>
                    <mn>2</mn>
                  </mrow>
                </mtd>
              </mtr>
              <mtr>
                <mtd>
                  <mrow>
                    <mrow>
                      <mo fence="true" stretchy="false">(</mo>
                      <mrow>
                        <mrow>
                          <msub>
                            <mi>x</mi>
                            <mn>2</mn>
                          </msub>
                          <mrow>
                            <msub>
                              <mi>y</mi>
                              <mn>3</mn>
                            </msub>
                            <mo stretchy="false">−</mo>
                            <msub>
                              <mi>x</mi>
                              <mn>3</mn>
                            </msub>
                          </mrow>
                          <msub>
                            <mi>y</mi>
                            <mn>2</mn>
                          </msub>
                        </mrow>
                      </mrow>
                      <mo fence="true" stretchy="false">)</mo>
                    </mrow>
                    <mo stretchy="false">/</mo>
                    <mi>s</mi>
                  </mrow>
                </mtd>
              </mtr>
              <mtr>
                <mtd>
                  <mrow>
                    <mrow>
                      <mo fence="true" stretchy="false">(</mo>
                      <mrow>
                        <mrow>
                          <msub>
                            <mi>x</mi>
                            <mn>3</mn>
                          </msub>
                          <mrow>
                            <msub>
                              <mi>y</mi>
                              <mn>1</mn>
                            </msub>
                            <mo stretchy="false">−</mo>
                            <msub>
                              <mi>x</mi>
                              <mn>1</mn>
                            </msub>
                          </mrow>
                          <msub>
                            <mi>y</mi>
                            <mn>3</mn>
                          </msub>
                        </mrow>
                      </mrow>
                      <mo fence="true" stretchy="false">)</mo>
                    </mrow>
                    <mo stretchy="false">/</mo>
                    <mi>s</mi>
                  </mrow>
                </mtd>
              </mtr>
              <mtr>
                <mtd>
                  <mrow>
                    <mrow>
                      <mo fence="true" stretchy="false">(</mo>
                      <mrow>
                        <mrow>
                          <msub>
                            <mi>x</mi>
                            <mn>1</mn>
                          </msub>
                          <mrow>
                            <msub>
                              <mi>y</mi>
                              <mn>2</mn>
                            </msub>
                            <mo stretchy="false">−</mo>
                            <msub>
                              <mi>x</mi>
                              <mn>2</mn>
                            </msub>
                          </mrow>
                          <msub>
                            <mi>y</mi>
                            <mn>1</mn>
                          </msub>
                        </mrow>
                      </mrow>
                      <mo fence="true" stretchy="false">)</mo>
                    </mrow>
                    <mo stretchy="false">/</mo>
                    <mi>s</mi>
                  </mrow>
                </mtd>
              </mtr>
            </mtable>
          </mrow>
          <mo fence="true" stretchy="true">]</mo>
        </mrow>
      </mrow>
    </mrow>
    <annotation encoding="StarMath 5.0">rotate_{vec x}vec y = left[matrix{ s/2  ## (x_2{y_3}-x_3{y_2})/s ## (x_3{y_1}-x_1{y_3})/s ## (x_1{y_2}-x_2{y_1})/s } right]
</annotation>
  </semantics>
</math>
</file>

<file path=Object 43/content.xml><?xml version="1.0" encoding="utf-8"?>
<math xmlns="http://www.w3.org/1998/Math/MathML" display="block">
  <semantics>
    <mrow>
      <mi>s</mi>
      <mo stretchy="false">=</mo>
      <msqrt>
        <mrow>
          <mn>2</mn>
          <mrow>
            <mo fence="true" stretchy="false">(</mo>
            <mrow>
              <mrow>
                <mrow>
                  <mn>1</mn>
                  <mo stretchy="false">+</mo>
                  <msub>
                    <mi>x</mi>
                    <mn>1</mn>
                  </msub>
                </mrow>
                <mrow>
                  <msub>
                    <mi>y</mi>
                    <mn>1</mn>
                  </msub>
                  <mo stretchy="false">+</mo>
                  <msub>
                    <mi>x</mi>
                    <mn>2</mn>
                  </msub>
                </mrow>
                <mrow>
                  <msub>
                    <mi>x</mi>
                    <mn>2</mn>
                  </msub>
                  <mo stretchy="false">+</mo>
                  <msub>
                    <mi>x</mi>
                    <mn>3</mn>
                  </msub>
                </mrow>
                <msub>
                  <mi>y</mi>
                  <mn>3</mn>
                </msub>
              </mrow>
            </mrow>
            <mo fence="true" stretchy="false">)</mo>
          </mrow>
        </mrow>
      </msqrt>
    </mrow>
    <annotation encoding="StarMath 5.0">s = sqrt{2(1+x_1{y_1}+x_2{x_2}+x_3{y_3})}
</annotation>
  </semantics>
</math>
</file>

<file path=Object 44/content.xml><?xml version="1.0" encoding="utf-8"?>
<math xmlns="http://www.w3.org/1998/Math/MathML" display="block">
  <semantics>
    <mrow>
      <mi>f</mi>
      <mrow>
        <mrow>
          <mo fence="true" stretchy="false">(</mo>
          <mrow/>
          <mo fence="true" stretchy="false">)</mo>
        </mrow>
        <mo stretchy="false">=</mo>
        <mrow>
          <mo fence="true" stretchy="true">[</mo>
          <mrow>
            <mtable>
              <mtr>
                <mtd>
                  <mrow>
                    <mn>2</mn>
                    <msub>
                      <mi>x</mi>
                      <mi>x</mi>
                    </msub>
                    <mrow>
                      <mrow>
                        <mo fence="true" stretchy="false">(</mo>
                        <mrow>
                          <mrow>
                            <mfrac>
                              <mn>1</mn>
                              <mn>2</mn>
                            </mfrac>
                            <mo stretchy="false">−</mo>
                            <msup>
                              <msub>
                                <mi>q</mi>
                                <mn>3</mn>
                              </msub>
                              <mn>2</mn>
                            </msup>
                            <mo stretchy="false">−</mo>
                            <msup>
                              <msub>
                                <mi>q</mi>
                                <mn>4</mn>
                              </msub>
                              <mn>2</mn>
                            </msup>
                          </mrow>
                        </mrow>
                        <mo fence="true" stretchy="false">)</mo>
                      </mrow>
                      <mo stretchy="false">+</mo>
                      <mn>2</mn>
                    </mrow>
                    <msub>
                      <mi>x</mi>
                      <mi>y</mi>
                    </msub>
                    <mrow>
                      <mrow>
                        <mo fence="true" stretchy="false">(</mo>
                        <mrow>
                          <mrow>
                            <msub>
                              <mi>q</mi>
                              <mn>1</mn>
                            </msub>
                            <mrow>
                              <msub>
                                <mi>q</mi>
                                <mn>4</mn>
                              </msub>
                              <mo stretchy="false">+</mo>
                              <msub>
                                <mi>q</mi>
                                <mn>2</mn>
                              </msub>
                            </mrow>
                            <msub>
                              <mi>q</mi>
                              <mn>3</mn>
                            </msub>
                          </mrow>
                        </mrow>
                        <mo fence="true" stretchy="false">)</mo>
                      </mrow>
                      <mo stretchy="false">+</mo>
                      <mn>2</mn>
                    </mrow>
                    <msub>
                      <mi>x</mi>
                      <mi>z</mi>
                    </msub>
                    <mrow>
                      <mrow>
                        <mo fence="true" stretchy="false">(</mo>
                        <mrow>
                          <mrow>
                            <msub>
                              <mi>q</mi>
                              <mn>2</mn>
                            </msub>
                            <mrow>
                              <msub>
                                <mi>q</mi>
                                <mn>4</mn>
                              </msub>
                              <mo stretchy="false">−</mo>
                              <msub>
                                <mi>q</mi>
                                <mn>1</mn>
                              </msub>
                            </mrow>
                            <msub>
                              <mi>q</mi>
                              <mn>3</mn>
                            </msub>
                          </mrow>
                        </mrow>
                        <mo fence="true" stretchy="false">)</mo>
                      </mrow>
                      <mo stretchy="false">−</mo>
                      <msub>
                        <mi>y</mi>
                        <mi>x</mi>
                      </msub>
                    </mrow>
                  </mrow>
                </mtd>
              </mtr>
              <mtr>
                <mtd>
                  <mrow>
                    <mn>2</mn>
                    <msub>
                      <mi>x</mi>
                      <mi>x</mi>
                    </msub>
                    <mrow>
                      <mrow>
                        <mo fence="true" stretchy="false">(</mo>
                        <mrow>
                          <mrow>
                            <msub>
                              <mi>q</mi>
                              <mn>2</mn>
                            </msub>
                            <mrow>
                              <msub>
                                <mi>q</mi>
                                <mn>3</mn>
                              </msub>
                              <mo stretchy="false">−</mo>
                              <msub>
                                <mi>q</mi>
                                <mn>1</mn>
                              </msub>
                            </mrow>
                            <msub>
                              <mi>q</mi>
                              <mn>4</mn>
                            </msub>
                          </mrow>
                        </mrow>
                        <mo fence="true" stretchy="false">)</mo>
                      </mrow>
                      <mo stretchy="false">+</mo>
                      <mn>2</mn>
                    </mrow>
                    <msub>
                      <mi>x</mi>
                      <mi>y</mi>
                    </msub>
                    <mrow>
                      <mrow>
                        <mo fence="true" stretchy="false">(</mo>
                        <mrow>
                          <mrow>
                            <mfrac>
                              <mn>1</mn>
                              <mn>2</mn>
                            </mfrac>
                            <mo stretchy="false">−</mo>
                            <msup>
                              <msub>
                                <mi>q</mi>
                                <mn>2</mn>
                              </msub>
                              <mn>2</mn>
                            </msup>
                            <mo stretchy="false">−</mo>
                            <msup>
                              <msub>
                                <mi>q</mi>
                                <mn>4</mn>
                              </msub>
                              <mn>2</mn>
                            </msup>
                          </mrow>
                        </mrow>
                        <mo fence="true" stretchy="false">)</mo>
                      </mrow>
                      <mo stretchy="false">+</mo>
                      <mn>2</mn>
                    </mrow>
                    <msub>
                      <mi>x</mi>
                      <mi>z</mi>
                    </msub>
                    <mrow>
                      <mrow>
                        <mo fence="true" stretchy="false">(</mo>
                        <mrow>
                          <mrow>
                            <msub>
                              <mi>q</mi>
                              <mn>1</mn>
                            </msub>
                            <mrow>
                              <msub>
                                <mi>q</mi>
                                <mn>2</mn>
                              </msub>
                              <mo stretchy="false">−</mo>
                              <msub>
                                <mi>q</mi>
                                <mn>3</mn>
                              </msub>
                            </mrow>
                            <msub>
                              <mi>q</mi>
                              <mn>4</mn>
                            </msub>
                          </mrow>
                        </mrow>
                        <mo fence="true" stretchy="false">)</mo>
                      </mrow>
                      <mo stretchy="false">−</mo>
                      <msub>
                        <mi>y</mi>
                        <mi>y</mi>
                      </msub>
                    </mrow>
                  </mrow>
                </mtd>
              </mtr>
              <mtr>
                <mtd>
                  <mrow>
                    <mn>2</mn>
                    <msub>
                      <mi>x</mi>
                      <mi>x</mi>
                    </msub>
                    <mrow>
                      <mrow>
                        <mo fence="true" stretchy="false">(</mo>
                        <mrow>
                          <mrow>
                            <msub>
                              <mi>q</mi>
                              <mn>1</mn>
                            </msub>
                            <mrow>
                              <msub>
                                <mi>q</mi>
                                <mn>3</mn>
                              </msub>
                              <mo stretchy="false">−</mo>
                              <msub>
                                <mi>q</mi>
                                <mn>2</mn>
                              </msub>
                            </mrow>
                            <msub>
                              <mi>q</mi>
                              <mn>4</mn>
                            </msub>
                          </mrow>
                        </mrow>
                        <mo fence="true" stretchy="false">)</mo>
                      </mrow>
                      <mo stretchy="false">+</mo>
                      <mn>2</mn>
                    </mrow>
                    <msub>
                      <mi>x</mi>
                      <mi>y</mi>
                    </msub>
                    <mrow>
                      <mrow>
                        <mo fence="true" stretchy="false">(</mo>
                        <mrow>
                          <mrow>
                            <msub>
                              <mi>q</mi>
                              <mn>3</mn>
                            </msub>
                            <mrow>
                              <msub>
                                <mi>q</mi>
                                <mn>4</mn>
                              </msub>
                              <mo stretchy="false">−</mo>
                              <msub>
                                <mi>q</mi>
                                <mn>1</mn>
                              </msub>
                            </mrow>
                            <msub>
                              <mi>q</mi>
                              <mn>2</mn>
                            </msub>
                          </mrow>
                        </mrow>
                        <mo fence="true" stretchy="false">)</mo>
                      </mrow>
                      <mo stretchy="false">+</mo>
                      <mn>2</mn>
                    </mrow>
                    <msub>
                      <mi>x</mi>
                      <mi>z</mi>
                    </msub>
                    <mrow>
                      <mrow>
                        <mo fence="true" stretchy="false">(</mo>
                        <mrow>
                          <mrow>
                            <mfrac>
                              <mn>1</mn>
                              <mn>2</mn>
                            </mfrac>
                            <mo stretchy="false">−</mo>
                            <msup>
                              <msub>
                                <mi>q</mi>
                                <mn>2</mn>
                              </msub>
                              <mn>2</mn>
                            </msup>
                            <mo stretchy="false">−</mo>
                            <msup>
                              <msub>
                                <mi>q</mi>
                                <mn>3</mn>
                              </msub>
                              <mn>2</mn>
                            </msup>
                          </mrow>
                        </mrow>
                        <mo fence="true" stretchy="false">)</mo>
                      </mrow>
                      <mo stretchy="false">−</mo>
                      <msub>
                        <mi>y</mi>
                        <mi>z</mi>
                      </msub>
                    </mrow>
                  </mrow>
                </mtd>
              </mtr>
            </mtable>
          </mrow>
          <mo fence="true" stretchy="true">]</mo>
        </mrow>
      </mrow>
    </mrow>
    <annotation encoding="StarMath 5.0">f() = left[matrix {2x_x(1over2-{q_3}^2-{q_4}^2)+2x_y(q_1{q_4}+q_2{q_3})+2x_z(q_2{q_4}-q_1{q_3}) - y_x## 2x_x(q_2{q_3}-q_1{q_4})+2x_y(1over2-{q_2}^2-{q_4}^2)+2x_z(q_1{q_2}-q_3{q_4}) -y_y ## 2x_x(q_1{q_3}-q_2{q_4})+2x_y(q_3{q_4}-q_1{q_2})+2x_z(1over2-{q_2}^2-{q_3}^2) -y_z} right]
</annotation>
  </semantics>
</math>
</file>

<file path=Object 45/content.xml><?xml version="1.0" encoding="utf-8"?>
<math xmlns="http://www.w3.org/1998/Math/MathML" display="block">
  <semantics>
    <mrow>
      <mrow>
        <mover accent="true">
          <mi>y</mi>
          <mo stretchy="false">⃗</mo>
        </mover>
        <mo stretchy="false">=</mo>
        <mrow>
          <mover accent="true">
            <mi>x</mi>
            <mo stretchy="false">⃗</mo>
          </mover>
          <mo stretchy="false">−</mo>
          <mi mathvariant="normal">μ</mi>
        </mrow>
      </mrow>
      <mrow>
        <mo fence="true" stretchy="true">(</mo>
        <mrow>
          <mfrac>
            <mrow>
              <mo stretchy="false">∇</mo>
              <mi>f</mi>
            </mrow>
            <mrow>
              <mo fence="true" stretchy="true">|</mo>
              <mrow>
                <mrow>
                  <mo stretchy="false">∇</mo>
                  <mi>f</mi>
                </mrow>
              </mrow>
              <mo fence="true" stretchy="true">|</mo>
            </mrow>
          </mfrac>
        </mrow>
        <mo fence="true" stretchy="true">)</mo>
      </mrow>
    </mrow>
    <annotation encoding="StarMath 5.0">  vec y = vec x - %mu left ( {nabla f} over abs{ nabla f }   right )</annotation>
  </semantics>
</math>
</file>

<file path=Object 46/content.xml><?xml version="1.0" encoding="utf-8"?>
<math xmlns="http://www.w3.org/1998/Math/MathML" display="block">
  <semantics>
    <mrow>
      <munder>
        <mi mathvariant="italic">min</mi>
        <mi>q</mi>
      </munder>
      <mi>f</mi>
      <mrow>
        <mo fence="true" stretchy="false">(</mo>
        <mrow>
          <mrow>
            <msub>
              <mi mathvariant="italic">rotate</mi>
              <mover accent="true">
                <mi>x</mi>
                <mo stretchy="false">⃗</mo>
              </mover>
            </msub>
            <mrow>
              <mi>q</mi>
              <mo stretchy="false">−</mo>
              <mover accent="true">
                <mi>y</mi>
                <mo stretchy="false">⃗</mo>
              </mover>
            </mrow>
          </mrow>
        </mrow>
        <mo fence="true" stretchy="false">)</mo>
      </mrow>
    </mrow>
    <annotation encoding="StarMath 5.0">min csub q f (rotate_{vec x}q - vec y) newline</annotation>
  </semantics>
</math>
</file>

<file path=Object 47/content.xml><?xml version="1.0" encoding="utf-8"?>
<math xmlns="http://www.w3.org/1998/Math/MathML" display="block">
  <semantics>
    <mrow>
      <mo stretchy="false">∇</mo>
      <mrow>
        <mi>f</mi>
        <mo stretchy="false">=</mo>
        <msub>
          <mi>J</mi>
          <mi>f</mi>
        </msub>
      </mrow>
      <mi>f</mi>
      <mrow>
        <mo fence="true" stretchy="false">(</mo>
        <mrow/>
        <mo fence="true" stretchy="false">)</mo>
      </mrow>
    </mrow>
    <annotation encoding="StarMath 5.0">  nabla f = J_{f}f( )</annotation>
  </semantics>
</math>
</file>

<file path=Object 48/content.xml><?xml version="1.0" encoding="utf-8"?>
<math xmlns="http://www.w3.org/1998/Math/MathML" display="block">
  <semantics>
    <mrow>
      <msub>
        <mi>J</mi>
        <mi>f</mi>
      </msub>
      <mo stretchy="false">=</mo>
      <mrow>
        <mo fence="true" stretchy="true">[</mo>
        <mrow>
          <mtable>
            <mtr>
              <mtd>
                <mrow>
                  <mn>2</mn>
                  <msub>
                    <mi>x</mi>
                    <mi>y</mi>
                  </msub>
                  <mrow>
                    <msub>
                      <mi>q</mi>
                      <mn>4</mn>
                    </msub>
                    <mo stretchy="false">−</mo>
                    <mn>2</mn>
                  </mrow>
                  <msub>
                    <mi>x</mi>
                    <mi>z</mi>
                  </msub>
                  <msub>
                    <mi>q</mi>
                    <mn>3</mn>
                  </msub>
                </mrow>
              </mtd>
              <mtd>
                <mrow>
                  <mn>2</mn>
                  <msub>
                    <mi>x</mi>
                    <mi>y</mi>
                  </msub>
                  <mrow>
                    <msub>
                      <mi>q</mi>
                      <mn>3</mn>
                    </msub>
                    <mo stretchy="false">+</mo>
                    <mn>2</mn>
                  </mrow>
                  <msub>
                    <mi>x</mi>
                    <mi>z</mi>
                  </msub>
                  <msub>
                    <mi>q</mi>
                    <mn>4</mn>
                  </msub>
                </mrow>
              </mtd>
              <mtd>
                <mrow>
                  <mrow>
                    <mo stretchy="false">−</mo>
                    <mn>4</mn>
                  </mrow>
                  <msub>
                    <mi>x</mi>
                    <mi>x</mi>
                  </msub>
                  <mrow>
                    <msub>
                      <mi>q</mi>
                      <mn>3</mn>
                    </msub>
                    <mo stretchy="false">+</mo>
                    <mn>2</mn>
                  </mrow>
                  <msub>
                    <mi>x</mi>
                    <mi>y</mi>
                  </msub>
                  <mrow>
                    <msub>
                      <mi>q</mi>
                      <mn>2</mn>
                    </msub>
                    <mo stretchy="false">−</mo>
                    <mn>2</mn>
                  </mrow>
                  <msub>
                    <mi>x</mi>
                    <mi>z</mi>
                  </msub>
                  <msub>
                    <mi>q</mi>
                    <mn>1</mn>
                  </msub>
                </mrow>
              </mtd>
              <mtd>
                <mrow>
                  <mrow>
                    <mo stretchy="false">−</mo>
                    <mn>4</mn>
                  </mrow>
                  <msub>
                    <mi>x</mi>
                    <mi>x</mi>
                  </msub>
                  <mrow>
                    <msub>
                      <mi>q</mi>
                      <mn>4</mn>
                    </msub>
                    <mo stretchy="false">+</mo>
                    <mn>2</mn>
                  </mrow>
                  <msub>
                    <mi>x</mi>
                    <mi>y</mi>
                  </msub>
                  <mrow>
                    <msub>
                      <mi>q</mi>
                      <mn>1</mn>
                    </msub>
                    <mo stretchy="false">+</mo>
                    <mn>2</mn>
                  </mrow>
                  <msub>
                    <mi>x</mi>
                    <mi>z</mi>
                  </msub>
                  <msub>
                    <mi>q</mi>
                    <mn>2</mn>
                  </msub>
                </mrow>
              </mtd>
            </mtr>
            <mtr>
              <mtd>
                <mrow>
                  <mrow>
                    <mo stretchy="false">−</mo>
                    <mn>2</mn>
                  </mrow>
                  <msub>
                    <mi>x</mi>
                    <mi>x</mi>
                  </msub>
                  <mrow>
                    <msub>
                      <mi>q</mi>
                      <mn>4</mn>
                    </msub>
                    <mo stretchy="false">+</mo>
                    <mn>2</mn>
                  </mrow>
                  <msub>
                    <mi>x</mi>
                    <mi>z</mi>
                  </msub>
                  <msub>
                    <mi>q</mi>
                    <mn>2</mn>
                  </msub>
                </mrow>
              </mtd>
              <mtd>
                <mrow>
                  <mn>2</mn>
                  <msub>
                    <mi>x</mi>
                    <mi>x</mi>
                  </msub>
                  <mrow>
                    <msub>
                      <mi>q</mi>
                      <mn>3</mn>
                    </msub>
                    <mo stretchy="false">−</mo>
                    <mn>4</mn>
                  </mrow>
                  <msub>
                    <mi>x</mi>
                    <mi>y</mi>
                  </msub>
                  <mrow>
                    <msub>
                      <mi>q</mi>
                      <mn>2</mn>
                    </msub>
                    <mo stretchy="false">+</mo>
                    <mn>2</mn>
                  </mrow>
                  <msub>
                    <mi>x</mi>
                    <mi>z</mi>
                  </msub>
                  <msub>
                    <mi>q</mi>
                    <mn>1</mn>
                  </msub>
                </mrow>
              </mtd>
              <mtd>
                <mrow>
                  <mn>2</mn>
                  <msub>
                    <mi>x</mi>
                    <mi>x</mi>
                  </msub>
                  <mrow>
                    <msub>
                      <mi>q</mi>
                      <mn>2</mn>
                    </msub>
                    <mo stretchy="false">+</mo>
                    <mn>2</mn>
                  </mrow>
                  <msub>
                    <mi>x</mi>
                    <mi>z</mi>
                  </msub>
                  <msub>
                    <mi>q</mi>
                    <mn>4</mn>
                  </msub>
                </mrow>
              </mtd>
              <mtd>
                <mrow>
                  <mrow>
                    <mo stretchy="false">−</mo>
                    <mn>2</mn>
                  </mrow>
                  <msub>
                    <mi>x</mi>
                    <mi>x</mi>
                  </msub>
                  <mrow>
                    <msub>
                      <mi>q</mi>
                      <mn>1</mn>
                    </msub>
                    <mo stretchy="false">−</mo>
                    <mn>4</mn>
                  </mrow>
                  <msub>
                    <mi>x</mi>
                    <mi>y</mi>
                  </msub>
                  <mrow>
                    <msub>
                      <mi>q</mi>
                      <mn>4</mn>
                    </msub>
                    <mo stretchy="false">+</mo>
                    <mn>2</mn>
                  </mrow>
                  <msub>
                    <mi>x</mi>
                    <mi>z</mi>
                  </msub>
                  <msub>
                    <mi>q</mi>
                    <mn>3</mn>
                  </msub>
                </mrow>
              </mtd>
            </mtr>
            <mtr>
              <mtd>
                <mrow>
                  <mn>2</mn>
                  <msub>
                    <mi>x</mi>
                    <mi>x</mi>
                  </msub>
                  <mrow>
                    <msub>
                      <mi>q</mi>
                      <mn>3</mn>
                    </msub>
                    <mo stretchy="false">−</mo>
                    <mn>2</mn>
                  </mrow>
                  <msub>
                    <mi>x</mi>
                    <mi>y</mi>
                  </msub>
                  <msub>
                    <mi>q</mi>
                    <mn>2</mn>
                  </msub>
                </mrow>
              </mtd>
              <mtd>
                <mrow>
                  <mn>2</mn>
                  <msub>
                    <mi>x</mi>
                    <mi>x</mi>
                  </msub>
                  <mrow>
                    <msub>
                      <mi>q</mi>
                      <mn>4</mn>
                    </msub>
                    <mo stretchy="false">−</mo>
                    <mn>2</mn>
                  </mrow>
                  <msub>
                    <mi>x</mi>
                    <mi>y</mi>
                  </msub>
                  <mrow>
                    <msub>
                      <mi>q</mi>
                      <mn>1</mn>
                    </msub>
                    <mo stretchy="false">−</mo>
                    <mn>4</mn>
                  </mrow>
                  <msub>
                    <mi>x</mi>
                    <mi>z</mi>
                  </msub>
                  <msub>
                    <mi>q</mi>
                    <mn>2</mn>
                  </msub>
                </mrow>
              </mtd>
              <mtd>
                <mrow>
                  <mn>2</mn>
                  <msub>
                    <mi>x</mi>
                    <mi>x</mi>
                  </msub>
                  <mrow>
                    <msub>
                      <mi>q</mi>
                      <mn>1</mn>
                    </msub>
                    <mo stretchy="false">+</mo>
                    <mn>2</mn>
                  </mrow>
                  <msub>
                    <mi>x</mi>
                    <mi>y</mi>
                  </msub>
                  <mrow>
                    <msub>
                      <mi>q</mi>
                      <mn>4</mn>
                    </msub>
                    <mo stretchy="false">−</mo>
                    <mn>4</mn>
                  </mrow>
                  <msub>
                    <mi>x</mi>
                    <mi>z</mi>
                  </msub>
                  <msub>
                    <mi>q</mi>
                    <mn>3</mn>
                  </msub>
                </mrow>
              </mtd>
              <mtd>
                <mrow>
                  <mn>2</mn>
                  <msub>
                    <mi>x</mi>
                    <mi>x</mi>
                  </msub>
                  <msub>
                    <mi>q</mi>
                    <mn>2</mn>
                  </msub>
                  <mn>2</mn>
                  <msub>
                    <mi>d</mi>
                    <mi>y</mi>
                  </msub>
                  <mrow>
                    <mi>q</mi>
                    <mo stretchy="false">−</mo>
                    <mn>3</mn>
                  </mrow>
                </mrow>
              </mtd>
            </mtr>
          </mtable>
        </mrow>
        <mo fence="true" stretchy="true">]</mo>
      </mrow>
    </mrow>
    <annotation encoding="StarMath 5.0">J_f = left[matrix {2x_y{q_4}-2x_z{q_3}#2x_y{q_3}+2x_z{q_4}#-4x_x{q_3}+2x_y{q_2}-2x_z{q_1}#-4x_x{q_4}+2x_y{q_1}+2x_z{q_2}##-2x_x{q_4}+2x_z{q_2}#2x_x{q_3}-4x_y{q_2}+2x_z{q_1}#2x_x{q_2}+2x_z{q_4}#-2x_x{q_1}-4x_y{q_4}+2x_z{q_3}##2x_x{q_3}-2x_y{q_2}#2x_x{q_4}-2x_y{q_1}-4x_z{q_2}#2x_x{q_1}+2x_y{q_4}-4x_z{q_3}#2x_x{q_2}2d_y{q-3}} right]
</annotation>
  </semantics>
</math>
</file>

<file path=Object 49/content.xml><?xml version="1.0" encoding="utf-8"?>
<math xmlns="http://www.w3.org/1998/Math/MathML" display="block">
  <semantics>
    <mrow>
      <mi>R</mi>
      <mo stretchy="false">=</mo>
      <mrow>
        <mo fence="true" stretchy="true">[</mo>
        <mrow>
          <mtable>
            <mtr>
              <mtd>
                <msub>
                  <mi>R</mi>
                  <mn>1,1</mn>
                </msub>
              </mtd>
              <mtd>
                <msub>
                  <mi>R</mi>
                  <mn>1,2</mn>
                </msub>
              </mtd>
              <mtd>
                <msub>
                  <mi>R</mi>
                  <mn>1,3</mn>
                </msub>
              </mtd>
            </mtr>
            <mtr>
              <mtd>
                <msub>
                  <mi>R</mi>
                  <mn>2,1</mn>
                </msub>
              </mtd>
              <mtd>
                <msub>
                  <mi>R</mi>
                  <mn>2,2</mn>
                </msub>
              </mtd>
              <mtd>
                <msub>
                  <mi>R</mi>
                  <mn>2,3</mn>
                </msub>
              </mtd>
            </mtr>
            <mtr>
              <mtd>
                <msub>
                  <mi>R</mi>
                  <mn>3,1</mn>
                </msub>
              </mtd>
              <mtd>
                <msub>
                  <mi>R</mi>
                  <mn>3,2</mn>
                </msub>
              </mtd>
              <mtd>
                <msub>
                  <mi>R</mi>
                  <mn>3,3</mn>
                </msub>
              </mtd>
            </mtr>
          </mtable>
        </mrow>
        <mo fence="true" stretchy="true">]</mo>
      </mrow>
    </mrow>
    <annotation encoding="StarMath 5.0">R = left[matrix{R_{1,1}#R_{1,2}#R_{1,3}##R_{2,1}#R_{2,2}#R_{2,3}##R_{3,1}#R_{3,2}#R_{3,3}}  right] 
</annotation>
  </semantics>
</math>
</file>

<file path=Object 5/content.xml><?xml version="1.0" encoding="utf-8"?>
<math xmlns="http://www.w3.org/1998/Math/MathML" display="block">
  <semantics>
    <mrow>
      <mmultiscripts>
        <mrow>
          <mo fence="true" stretchy="false">(</mo>
          <mrow>
            <mover accent="true">
              <mi>q</mi>
              <mo stretchy="false">˙</mo>
            </mover>
          </mrow>
          <mo fence="true" stretchy="false">)</mo>
        </mrow>
        <mprescripts/>
        <mi>E</mi>
        <mi>S</mi>
      </mmultiscripts>
      <mo stretchy="false">=</mo>
      <mrow>
        <mfrac>
          <mn>1</mn>
          <mn>2</mn>
        </mfrac>
        <mo stretchy="false">⋅</mo>
        <mmultiscripts>
          <mrow>
            <mo fence="true" stretchy="false">(</mo>
            <mrow>
              <mover accent="true">
                <mi>q</mi>
                <mo stretchy="false">^</mo>
              </mover>
            </mrow>
            <mo fence="true" stretchy="false">)</mo>
          </mrow>
          <mprescripts/>
          <mi>E</mi>
          <mi>S</mi>
        </mmultiscripts>
        <mo stretchy="false">×</mo>
        <msub>
          <mi>s</mi>
          <mi mathvariant="normal">ω</mi>
        </msub>
      </mrow>
    </mrow>
    <annotation encoding="StarMath 5.0">(dot q)  lsub{E}  lsup{S} =  {1} over {2} cdot (hat q) lsub{E}  lsup{S} times s_{ %omega }</annotation>
  </semantics>
</math>
</file>

<file path=Object 50/content.xml><?xml version="1.0" encoding="utf-8"?>
<math xmlns="http://www.w3.org/1998/Math/MathML" display="block">
  <semantics>
    <mrow>
      <mi>R</mi>
      <mo stretchy="false">=</mo>
      <mrow>
        <mo fence="true" stretchy="true">[</mo>
        <mrow>
          <mtable>
            <mtr>
              <mtd>
                <mover accent="true">
                  <mi>x</mi>
                  <mo stretchy="false">⃗</mo>
                </mover>
              </mtd>
              <mtd>
                <mover accent="true">
                  <mi>y</mi>
                  <mo stretchy="false">⃗</mo>
                </mover>
              </mtd>
              <mtd>
                <mover accent="true">
                  <mi>z</mi>
                  <mo stretchy="false">⃗</mo>
                </mover>
              </mtd>
            </mtr>
          </mtable>
        </mrow>
        <mo fence="true" stretchy="true">]</mo>
      </mrow>
    </mrow>
    <annotation encoding="StarMath 5.0">R = left[matrix{vec x# vec y# vec z}  right] 
</annotation>
  </semantics>
</math>
</file>

<file path=Object 51/content.xml><?xml version="1.0" encoding="utf-8"?>
<math xmlns="http://www.w3.org/1998/Math/MathML" display="block">
  <semantics>
    <mrow>
      <mi>R</mi>
      <mo stretchy="false">=</mo>
      <mrow>
        <mo fence="true" stretchy="true">[</mo>
        <mrow>
          <mtable>
            <mtr>
              <mtd>
                <msub>
                  <mi>x</mi>
                  <mn>1</mn>
                </msub>
              </mtd>
              <mtd>
                <msub>
                  <mi>y</mi>
                  <mn>1</mn>
                </msub>
              </mtd>
              <mtd>
                <msub>
                  <mi>z</mi>
                  <mn>1</mn>
                </msub>
              </mtd>
            </mtr>
            <mtr>
              <mtd>
                <msub>
                  <mi>x</mi>
                  <mn>2</mn>
                </msub>
              </mtd>
              <mtd>
                <msub>
                  <mi>y</mi>
                  <mn>2</mn>
                </msub>
              </mtd>
              <mtd>
                <msub>
                  <mi>z</mi>
                  <mn>2</mn>
                </msub>
              </mtd>
            </mtr>
            <mtr>
              <mtd>
                <msub>
                  <mi>x</mi>
                  <mn>3</mn>
                </msub>
              </mtd>
              <mtd>
                <msub>
                  <mi>y</mi>
                  <mn>3</mn>
                </msub>
              </mtd>
              <mtd>
                <msub>
                  <mi>z</mi>
                  <mn>3</mn>
                </msub>
              </mtd>
            </mtr>
          </mtable>
        </mrow>
        <mo fence="true" stretchy="true">]</mo>
      </mrow>
    </mrow>
    <annotation encoding="StarMath 5.0">R = left[matrix{x_1#y_1#z_1##x_2#y_2#z_2##x_3#y_3#z_3}  right] 
</annotation>
  </semantics>
</math>
</file>

<file path=Object 52/content.xml><?xml version="1.0" encoding="utf-8"?>
<math xmlns="http://www.w3.org/1998/Math/MathML" display="block">
  <semantics>
    <mrow>
      <msub>
        <mi mathvariant="italic">rotate</mi>
        <mover accent="true">
          <mi>x</mi>
          <mo stretchy="false">⃗</mo>
        </mover>
      </msub>
      <mrow>
        <mi>R</mi>
        <mo stretchy="false">=</mo>
        <mrow>
          <mi>R</mi>
          <mo stretchy="false">∗</mo>
          <mi>x</mi>
        </mrow>
      </mrow>
    </mrow>
    <annotation encoding="StarMath 5.0">rotate_{vec x}R = R * x 
</annotation>
  </semantics>
</math>
</file>

<file path=Object 53/content.xml><?xml version="1.0" encoding="utf-8"?>
<math xmlns="http://www.w3.org/1998/Math/MathML" display="block">
  <semantics>
    <mrow>
      <msub>
        <mi mathvariant="italic">rotate</mi>
        <mover accent="true">
          <mi>x</mi>
          <mo stretchy="false">⃗</mo>
        </mover>
      </msub>
      <mrow>
        <mi>R</mi>
        <mo stretchy="false">=</mo>
        <mrow>
          <mo fence="true" stretchy="true">[</mo>
          <mrow>
            <mtable>
              <mtr>
                <mtd>
                  <mrow>
                    <msub>
                      <mi>x</mi>
                      <mn>1</mn>
                    </msub>
                    <mrow>
                      <msub>
                        <mi>R</mi>
                        <mn>1,1</mn>
                      </msub>
                      <mo stretchy="false">+</mo>
                      <msub>
                        <mi>x</mi>
                        <mn>2</mn>
                      </msub>
                    </mrow>
                    <mrow>
                      <msub>
                        <mi>R</mi>
                        <mn>1,2</mn>
                      </msub>
                      <mo stretchy="false">+</mo>
                      <msub>
                        <mi>x</mi>
                        <mn>3</mn>
                      </msub>
                    </mrow>
                    <msub>
                      <mi>R</mi>
                      <mn>1,3</mn>
                    </msub>
                  </mrow>
                </mtd>
              </mtr>
              <mtr>
                <mtd>
                  <mrow>
                    <msub>
                      <mi>x</mi>
                      <mn>1</mn>
                    </msub>
                    <mrow>
                      <msub>
                        <mi>R</mi>
                        <mn>2,1</mn>
                      </msub>
                      <mo stretchy="false">+</mo>
                      <msub>
                        <mi>x</mi>
                        <mn>2</mn>
                      </msub>
                    </mrow>
                    <mrow>
                      <msub>
                        <mi>R</mi>
                        <mn>2,2</mn>
                      </msub>
                      <mo stretchy="false">+</mo>
                      <msub>
                        <mi>x</mi>
                        <mn>3</mn>
                      </msub>
                    </mrow>
                    <msub>
                      <mi>R</mi>
                      <mn>2,3</mn>
                    </msub>
                  </mrow>
                </mtd>
              </mtr>
              <mtr>
                <mtd>
                  <mrow>
                    <msub>
                      <mi>x</mi>
                      <mn>1</mn>
                    </msub>
                    <mrow>
                      <msub>
                        <mi>R</mi>
                        <mn>3,1</mn>
                      </msub>
                      <mo stretchy="false">+</mo>
                      <msub>
                        <mi>x</mi>
                        <mn>2</mn>
                      </msub>
                    </mrow>
                    <mrow>
                      <msub>
                        <mi>R</mi>
                        <mn>3,2</mn>
                      </msub>
                      <mo stretchy="false">+</mo>
                      <msub>
                        <mi>x</mi>
                        <mn>3</mn>
                      </msub>
                    </mrow>
                    <msub>
                      <mi>R</mi>
                      <mn>3,3</mn>
                    </msub>
                  </mrow>
                </mtd>
              </mtr>
            </mtable>
          </mrow>
          <mo fence="true" stretchy="true">]</mo>
        </mrow>
      </mrow>
    </mrow>
    <annotation encoding="StarMath 5.0">rotate_{vec x}R = left[matrix{{x_1}R_{1,1}+{x_2}R_{1,2}+{x_3}R_{1,3}##{x_1}R_{2,1}+{x_2}R_{2,2}+{x_3}R_{2,3}##{x_1}R_{3,1}+{x_2}R_{3,2}+{x_3}R_{3,3}}  right] </annotation>
  </semantics>
</math>
</file>

<file path=Object 54/content.xml><?xml version="1.0" encoding="utf-8"?>
<math xmlns="http://www.w3.org/1998/Math/MathML" display="block">
  <semantics>
    <mrow>
      <msub>
        <mi>q</mi>
        <mi>R</mi>
      </msub>
      <mo stretchy="false">=</mo>
      <mrow>
        <mo fence="true" stretchy="true">[</mo>
        <mrow>
          <mtable>
            <mtr>
              <mtd>
                <mfrac>
                  <mi>n</mi>
                  <mn>4</mn>
                </mfrac>
              </mtd>
            </mtr>
            <mtr>
              <mtd>
                <mfrac>
                  <mrow>
                    <msub>
                      <mi>R</mi>
                      <mn>3,2</mn>
                    </msub>
                    <mo stretchy="false">−</mo>
                    <msub>
                      <mi>R</mi>
                      <mn>2,3</mn>
                    </msub>
                  </mrow>
                  <mi>n</mi>
                </mfrac>
              </mtd>
            </mtr>
            <mtr>
              <mtd>
                <mfrac>
                  <mrow>
                    <msub>
                      <mi>R</mi>
                      <mn>1,3</mn>
                    </msub>
                    <mo stretchy="false">−</mo>
                    <msub>
                      <mi>R</mi>
                      <mn>3,1</mn>
                    </msub>
                  </mrow>
                  <mi>n</mi>
                </mfrac>
              </mtd>
            </mtr>
            <mtr>
              <mtd>
                <mfrac>
                  <mrow>
                    <msub>
                      <mi>R</mi>
                      <mn>2,1</mn>
                    </msub>
                    <mo stretchy="false">−</mo>
                    <msub>
                      <mi>R</mi>
                      <mn>1,2</mn>
                    </msub>
                  </mrow>
                  <mi>n</mi>
                </mfrac>
              </mtd>
            </mtr>
          </mtable>
        </mrow>
        <mo fence="true" stretchy="true">]</mo>
      </mrow>
    </mrow>
    <annotation encoding="StarMath 5.0">q_R = left[ matrix{{n}over4##{R_{3,2}-R_{2,3}}over{n}##{R_{1,3}-R_{3,1}}over{n}##{R_{2,1}-R_{1,2}}over{n}} right]
</annotation>
  </semantics>
</math>
</file>

<file path=Object 55/content.xml><?xml version="1.0" encoding="utf-8"?>
<math xmlns="http://www.w3.org/1998/Math/MathML" display="block">
  <semantics>
    <mrow>
      <mrow>
        <msub>
          <mi>R</mi>
          <mn>1,1</mn>
        </msub>
        <mo stretchy="false">+</mo>
        <msub>
          <mi>R</mi>
          <mn>2,2</mn>
        </msub>
        <mo stretchy="false">+</mo>
        <msub>
          <mi>R</mi>
          <mn>3,3</mn>
        </msub>
      </mrow>
      <mo stretchy="false">&gt;</mo>
      <mn>0</mn>
    </mrow>
    <annotation encoding="StarMath 5.0">R_{1,1} + R_{2,2}+R_{3,3}&gt;0</annotation>
  </semantics>
</math>
</file>

<file path=Object 56/content.xml><?xml version="1.0" encoding="utf-8"?>
<math xmlns="http://www.w3.org/1998/Math/MathML" display="block">
  <semantics>
    <mrow>
      <mrow>
        <mi>n</mi>
        <mo stretchy="false">=</mo>
        <mn>2</mn>
      </mrow>
      <msqrt>
        <mrow>
          <mo fence="true" stretchy="false">(</mo>
          <mrow>
            <mrow>
              <mn>1</mn>
              <mo stretchy="false">+</mo>
              <msub>
                <mi>R</mi>
                <mn>1,1</mn>
              </msub>
              <mo stretchy="false">+</mo>
              <msub>
                <mi>R</mi>
                <mn>2,2</mn>
              </msub>
              <mo stretchy="false">+</mo>
              <msub>
                <mi>R</mi>
                <mn>3,3</mn>
              </msub>
            </mrow>
          </mrow>
          <mo fence="true" stretchy="false">)</mo>
        </mrow>
      </msqrt>
    </mrow>
    <annotation encoding="StarMath 5.0">n = 2sqrt(1+R_{1,1}+R_{2,2}+R_{3,3})
</annotation>
  </semantics>
</math>
</file>

<file path=Object 57/content.xml><?xml version="1.0" encoding="utf-8"?>
<math xmlns="http://www.w3.org/1998/Math/MathML" display="block">
  <semantics>
    <mrow>
      <msub>
        <mi>q</mi>
        <mi>R</mi>
      </msub>
      <mo stretchy="false">=</mo>
      <mrow>
        <mo fence="true" stretchy="true">[</mo>
        <mrow>
          <mtable>
            <mtr>
              <mtd>
                <mfrac>
                  <mrow>
                    <msub>
                      <mi>R</mi>
                      <mn>3,2</mn>
                    </msub>
                    <mo stretchy="false">−</mo>
                    <msub>
                      <mi>R</mi>
                      <mn>2,3</mn>
                    </msub>
                  </mrow>
                  <mi>n</mi>
                </mfrac>
              </mtd>
            </mtr>
            <mtr>
              <mtd>
                <mfrac>
                  <mi>n</mi>
                  <mn>4</mn>
                </mfrac>
              </mtd>
            </mtr>
            <mtr>
              <mtd>
                <mfrac>
                  <mrow>
                    <msub>
                      <mi>R</mi>
                      <mn>1,2</mn>
                    </msub>
                    <mo stretchy="false">−</mo>
                    <msub>
                      <mi>R</mi>
                      <mn>2,1</mn>
                    </msub>
                  </mrow>
                  <mi>n</mi>
                </mfrac>
              </mtd>
            </mtr>
            <mtr>
              <mtd>
                <mfrac>
                  <mrow>
                    <msub>
                      <mi>R</mi>
                      <mn>1,3</mn>
                    </msub>
                    <mo stretchy="false">−</mo>
                    <msub>
                      <mi>R</mi>
                      <mn>3,1</mn>
                    </msub>
                  </mrow>
                  <mi>n</mi>
                </mfrac>
              </mtd>
            </mtr>
          </mtable>
        </mrow>
        <mo fence="true" stretchy="true">]</mo>
      </mrow>
    </mrow>
    <annotation encoding="StarMath 5.0">q_R = left[ matrix{{R_{3,2}-R_{2,3}}over{n}##{n}over4##{R_{1,2}-R_{2,1}}over{n}##{R_{1,3}-R_{3,1}}over{n}} right]
</annotation>
  </semantics>
</math>
</file>

<file path=Object 58/content.xml><?xml version="1.0" encoding="utf-8"?>
<math xmlns="http://www.w3.org/1998/Math/MathML" display="block">
  <semantics>
    <mrow>
      <mrow>
        <mi>n</mi>
        <mo stretchy="false">=</mo>
        <mn>2</mn>
      </mrow>
      <msqrt>
        <mrow>
          <mo fence="true" stretchy="false">(</mo>
          <mrow>
            <mrow>
              <mn>1</mn>
              <mo stretchy="false">+</mo>
              <msub>
                <mi>R</mi>
                <mn>1,1</mn>
              </msub>
              <mo stretchy="false">−</mo>
              <msub>
                <mi>R</mi>
                <mn>2,2</mn>
              </msub>
              <mo stretchy="false">−</mo>
              <msub>
                <mi>R</mi>
                <mn>3,3</mn>
              </msub>
            </mrow>
          </mrow>
          <mo fence="true" stretchy="false">)</mo>
        </mrow>
      </msqrt>
    </mrow>
    <annotation encoding="StarMath 5.0">n = 2sqrt(1+R_{1,1}-R_{2,2}-R_{3,3})
</annotation>
  </semantics>
</math>
</file>

<file path=Object 59/content.xml><?xml version="1.0" encoding="utf-8"?>
<math xmlns="http://www.w3.org/1998/Math/MathML" display="block">
  <semantics>
    <mrow>
      <msub>
        <mi>R</mi>
        <mn>1,1</mn>
      </msub>
      <mo stretchy="false">&gt;</mo>
      <mrow>
        <msub>
          <mi>R</mi>
          <mn>2,2</mn>
        </msub>
        <mo stretchy="false">∧</mo>
        <msub>
          <mi>R</mi>
          <mn>1,1</mn>
        </msub>
      </mrow>
      <mo stretchy="false">&gt;</mo>
      <msub>
        <mi>R</mi>
        <mn>2,2</mn>
      </msub>
    </mrow>
    <annotation encoding="StarMath 5.0">R_{1,1} &gt; R_{2,2} &amp; R_{1,1} &gt; R_{2,2}</annotation>
  </semantics>
</math>
</file>

<file path=Object 6/content.xml><?xml version="1.0" encoding="utf-8"?>
<math xmlns="http://www.w3.org/1998/Math/MathML" display="block">
  <semantics>
    <mrow>
      <mmultiscripts>
        <mrow>
          <mo fence="true" stretchy="false">(</mo>
          <mrow>
            <mover accent="true">
              <mi>q</mi>
              <mo stretchy="false">˙</mo>
            </mover>
          </mrow>
          <mo fence="true" stretchy="false">)</mo>
        </mrow>
        <mrow>
          <mi mathvariant="normal">ω</mi>
          <mi>,</mi>
          <mi>t</mi>
        </mrow>
        <none/>
        <mprescripts/>
        <mi>E</mi>
        <mi>S</mi>
      </mmultiscripts>
      <mo stretchy="false">=</mo>
      <mrow>
        <mfrac>
          <mn>1</mn>
          <mn>2</mn>
        </mfrac>
        <mo stretchy="false">⋅</mo>
        <mmultiscripts>
          <mrow>
            <mo fence="true" stretchy="false">(</mo>
            <mrow>
              <mover accent="true">
                <mi>q</mi>
                <mo stretchy="false">^</mo>
              </mover>
            </mrow>
            <mo fence="true" stretchy="false">)</mo>
          </mrow>
          <mrow>
            <mi mathvariant="italic">est</mi>
            <mi>,</mi>
            <mrow>
              <mi>t</mi>
              <mo stretchy="false">−</mo>
              <mn>1</mn>
            </mrow>
          </mrow>
          <none/>
          <mprescripts/>
          <mi>E</mi>
          <mi>S</mi>
        </mmultiscripts>
        <mo stretchy="false">×</mo>
        <msub>
          <mi>s</mi>
          <msub>
            <mi mathvariant="normal">ω</mi>
            <mi>t</mi>
          </msub>
        </msub>
      </mrow>
    </mrow>
    <annotation encoding="StarMath 5.0">(dot q)_{%omega,t}  lsub{E}  lsup{S} =  {1} over {2} cdot (hat q)_{est,t-1}  lsub{E}  lsup{S} times s_{ %omega_{t} }</annotation>
  </semantics>
</math>
</file>

<file path=Object 60/content.xml><?xml version="1.0" encoding="utf-8"?>
<math xmlns="http://www.w3.org/1998/Math/MathML" display="block">
  <semantics>
    <mrow>
      <msub>
        <mi>q</mi>
        <mi>R</mi>
      </msub>
      <mo stretchy="false">=</mo>
      <mrow>
        <mo fence="true" stretchy="true">[</mo>
        <mrow>
          <mtable>
            <mtr>
              <mtd>
                <mfrac>
                  <mrow>
                    <msub>
                      <mi>R</mi>
                      <mn>1,3</mn>
                    </msub>
                    <mo stretchy="false">−</mo>
                    <msub>
                      <mi>R</mi>
                      <mn>3,1</mn>
                    </msub>
                  </mrow>
                  <mi>n</mi>
                </mfrac>
              </mtd>
            </mtr>
            <mtr>
              <mtd>
                <mfrac>
                  <mrow>
                    <msub>
                      <mi>R</mi>
                      <mn>1,2</mn>
                    </msub>
                    <mo stretchy="false">−</mo>
                    <msub>
                      <mi>R</mi>
                      <mn>2,1</mn>
                    </msub>
                  </mrow>
                  <mi>n</mi>
                </mfrac>
              </mtd>
            </mtr>
            <mtr>
              <mtd>
                <mfrac>
                  <mi>n</mi>
                  <mn>4</mn>
                </mfrac>
              </mtd>
            </mtr>
            <mtr>
              <mtd>
                <mfrac>
                  <mrow>
                    <msub>
                      <mi>R</mi>
                      <mn>2,3</mn>
                    </msub>
                    <mo stretchy="false">−</mo>
                    <msub>
                      <mi>R</mi>
                      <mn>3,2</mn>
                    </msub>
                  </mrow>
                  <mi>n</mi>
                </mfrac>
              </mtd>
            </mtr>
          </mtable>
        </mrow>
        <mo fence="true" stretchy="true">]</mo>
      </mrow>
    </mrow>
    <annotation encoding="StarMath 5.0">q_R = left[ matrix{{R_{1,3}-R_{3,1}}over{n}##{R_{1,2}-R_{2,1}}over{n}##{n}over4##{R_{2,3}-R_{3,2}}over{n}} right]
</annotation>
  </semantics>
</math>
</file>

<file path=Object 61/content.xml><?xml version="1.0" encoding="utf-8"?>
<math xmlns="http://www.w3.org/1998/Math/MathML" display="block">
  <semantics>
    <mrow>
      <mrow>
        <mi>n</mi>
        <mo stretchy="false">=</mo>
        <mn>2</mn>
      </mrow>
      <msqrt>
        <mrow>
          <mo fence="true" stretchy="false">(</mo>
          <mrow>
            <mrow>
              <mn>1</mn>
              <mo stretchy="false">+</mo>
              <msub>
                <mi>R</mi>
                <mn>2,2</mn>
              </msub>
              <mo stretchy="false">−</mo>
              <msub>
                <mi>R</mi>
                <mn>1,1</mn>
              </msub>
              <mo stretchy="false">−</mo>
              <msub>
                <mi>R</mi>
                <mn>3,3</mn>
              </msub>
            </mrow>
          </mrow>
          <mo fence="true" stretchy="false">)</mo>
        </mrow>
      </msqrt>
    </mrow>
    <annotation encoding="StarMath 5.0">n = 2sqrt(1+R_{2,2}-R_{1,1}-R_{3,3})
</annotation>
  </semantics>
</math>
</file>

<file path=Object 62/content.xml><?xml version="1.0" encoding="utf-8"?>
<math xmlns="http://www.w3.org/1998/Math/MathML" display="block">
  <semantics>
    <mrow>
      <msub>
        <mi>R</mi>
        <mn>2,2</mn>
      </msub>
      <mo stretchy="false">&gt;</mo>
      <msub>
        <mi>R</mi>
        <mn>3,3</mn>
      </msub>
    </mrow>
    <annotation encoding="StarMath 5.0">R_{2,2}&gt;R_{3,3}</annotation>
  </semantics>
</math>
</file>

<file path=Object 63/content.xml><?xml version="1.0" encoding="utf-8"?>
<math xmlns="http://www.w3.org/1998/Math/MathML" display="block">
  <semantics>
    <mrow>
      <msub>
        <mi>q</mi>
        <mi>R</mi>
      </msub>
      <mo stretchy="false">=</mo>
      <mrow>
        <mo fence="true" stretchy="true">[</mo>
        <mrow>
          <mtable>
            <mtr>
              <mtd>
                <mfrac>
                  <mrow>
                    <msub>
                      <mi>R</mi>
                      <mn>2,1</mn>
                    </msub>
                    <mo stretchy="false">−</mo>
                    <msub>
                      <mi>R</mi>
                      <mn>1,2</mn>
                    </msub>
                  </mrow>
                  <mi>n</mi>
                </mfrac>
              </mtd>
            </mtr>
            <mtr>
              <mtd>
                <mfrac>
                  <mrow>
                    <msub>
                      <mi>R</mi>
                      <mn>1,3</mn>
                    </msub>
                    <mo stretchy="false">−</mo>
                    <msub>
                      <mi>R</mi>
                      <mn>3,1</mn>
                    </msub>
                  </mrow>
                  <mi>n</mi>
                </mfrac>
              </mtd>
            </mtr>
            <mtr>
              <mtd>
                <mfrac>
                  <mrow>
                    <msub>
                      <mi>R</mi>
                      <mn>2,3</mn>
                    </msub>
                    <mo stretchy="false">−</mo>
                    <msub>
                      <mi>R</mi>
                      <mn>3,2</mn>
                    </msub>
                  </mrow>
                  <mi>n</mi>
                </mfrac>
              </mtd>
            </mtr>
            <mtr>
              <mtd>
                <mfrac>
                  <mi>n</mi>
                  <mn>4</mn>
                </mfrac>
              </mtd>
            </mtr>
          </mtable>
        </mrow>
        <mo fence="true" stretchy="true">]</mo>
      </mrow>
    </mrow>
    <annotation encoding="StarMath 5.0">q_R = left[ matrix{{R_{2,1}-R_{1,2}}over{n}##{R_{1,3}-R_{3,1}}over{n}##{R_{2,3}-R_{3,2}}over{n}##{n}over4} right]
</annotation>
  </semantics>
</math>
</file>

<file path=Object 64/content.xml><?xml version="1.0" encoding="utf-8"?>
<math xmlns="http://www.w3.org/1998/Math/MathML" display="block">
  <semantics>
    <mrow>
      <mrow>
        <mi>n</mi>
        <mo stretchy="false">=</mo>
        <mn>2</mn>
      </mrow>
      <msqrt>
        <mrow>
          <mo fence="true" stretchy="false">(</mo>
          <mrow>
            <mrow>
              <mn>1</mn>
              <mo stretchy="false">+</mo>
              <msub>
                <mi>R</mi>
                <mn>3,3</mn>
              </msub>
              <mo stretchy="false">−</mo>
              <msub>
                <mi>R</mi>
                <mn>1,1</mn>
              </msub>
              <mo stretchy="false">−</mo>
              <msub>
                <mi>R</mi>
                <mn>2,2</mn>
              </msub>
            </mrow>
          </mrow>
          <mo fence="true" stretchy="false">)</mo>
        </mrow>
      </msqrt>
    </mrow>
    <annotation encoding="StarMath 5.0">n = 2sqrt(1+R_{3,3}-R_{1,1}-R_{2,2})
</annotation>
  </semantics>
</math>
</file>

<file path=Object 65/content.xml><?xml version="1.0" encoding="utf-8"?>
<math xmlns="http://www.w3.org/1998/Math/MathML" display="block">
  <semantics>
    <mrow>
      <mrow>
        <mi mathvariant="italic">yaw</mi>
        <mo stretchy="false">=</mo>
        <mi mathvariant="italic">atan</mi>
      </mrow>
      <mn>2</mn>
      <mrow>
        <mo fence="true" stretchy="false">(</mo>
        <mrow>
          <mrow>
            <mn>2</mn>
            <mrow>
              <mo fence="true" stretchy="false">(</mo>
              <mrow>
                <mrow>
                  <msub>
                    <mi>q</mi>
                    <mn>2</mn>
                  </msub>
                  <mrow>
                    <msub>
                      <mi>q</mi>
                      <mn>3</mn>
                    </msub>
                    <mo stretchy="false">+</mo>
                    <msub>
                      <mi>q</mi>
                      <mn>4</mn>
                    </msub>
                  </mrow>
                  <msub>
                    <mi>q</mi>
                    <mn>1</mn>
                  </msub>
                </mrow>
              </mrow>
              <mo fence="true" stretchy="false">)</mo>
            </mrow>
            <mi>,</mi>
            <mrow>
              <msub>
                <mi>q</mi>
                <mn>2</mn>
              </msub>
              <mo stretchy="false">−</mo>
              <msub>
                <mi>q</mi>
                <mn>3</mn>
              </msub>
              <mo stretchy="false">−</mo>
              <msub>
                <mi>q</mi>
                <mn>4</mn>
              </msub>
              <mo stretchy="false">+</mo>
              <msub>
                <mi>q</mi>
                <mn>1</mn>
              </msub>
            </mrow>
          </mrow>
        </mrow>
        <mo fence="true" stretchy="false">)</mo>
      </mrow>
    </mrow>
    <annotation encoding="StarMath 5.0">yaw = atan2( 2(q_2{q_3}+q_4{q_1}), q_2-q_3-q_4+q_1)</annotation>
  </semantics>
</math>
</file>

<file path=Object 66/content.xml><?xml version="1.0" encoding="utf-8"?>
<math xmlns="http://www.w3.org/1998/Math/MathML" display="block">
  <semantics>
    <mrow>
      <mrow>
        <mi mathvariant="italic">pitch</mi>
        <mo stretchy="false">=</mo>
        <mi mathvariant="italic">asin</mi>
      </mrow>
      <mrow>
        <mo fence="true" stretchy="false">(</mo>
        <mrow>
          <mrow>
            <mrow>
              <mo stretchy="false">−</mo>
              <mn>2</mn>
            </mrow>
            <mrow>
              <mo fence="true" stretchy="false">(</mo>
              <mrow>
                <mrow>
                  <msub>
                    <mi>q</mi>
                    <mn>2</mn>
                  </msub>
                  <mrow>
                    <msub>
                      <mi>q</mi>
                      <mn>4</mn>
                    </msub>
                    <mo stretchy="false">−</mo>
                    <msub>
                      <mi>q</mi>
                      <mn>3</mn>
                    </msub>
                  </mrow>
                  <msub>
                    <mi>q</mi>
                    <mn>1</mn>
                  </msub>
                </mrow>
              </mrow>
              <mo fence="true" stretchy="false">)</mo>
            </mrow>
          </mrow>
        </mrow>
        <mo fence="true" stretchy="false">)</mo>
      </mrow>
    </mrow>
    <annotation encoding="StarMath 5.0">pitch = asin(-2(q_2{q_4}-q_3{q_1}))</annotation>
  </semantics>
</math>
</file>

<file path=Object 67/content.xml><?xml version="1.0" encoding="utf-8"?>
<math xmlns="http://www.w3.org/1998/Math/MathML" display="block">
  <semantics>
    <mrow>
      <mrow>
        <mi mathvariant="italic">roll</mi>
        <mo stretchy="false">=</mo>
        <mi mathvariant="italic">atan</mi>
      </mrow>
      <mn>2</mn>
      <mrow>
        <mo fence="true" stretchy="false">(</mo>
        <mrow>
          <mrow>
            <mn>2</mn>
            <mrow>
              <mo fence="true" stretchy="false">(</mo>
              <mrow>
                <mrow>
                  <msub>
                    <mi>q</mi>
                    <mn>3</mn>
                  </msub>
                  <mrow>
                    <msub>
                      <mi>q</mi>
                      <mn>4</mn>
                    </msub>
                    <mo stretchy="false">+</mo>
                    <msub>
                      <mi>q</mi>
                      <mn>2</mn>
                    </msub>
                  </mrow>
                  <msub>
                    <mi>q</mi>
                    <mn>1</mn>
                  </msub>
                </mrow>
              </mrow>
              <mo fence="true" stretchy="false">)</mo>
            </mrow>
            <mrow>
              <mi>,</mi>
              <mo stretchy="false">−</mo>
              <msub>
                <mi>q</mi>
                <mn>2</mn>
              </msub>
              <mo stretchy="false">−</mo>
              <msub>
                <mi>q</mi>
                <mn>3</mn>
              </msub>
              <mo stretchy="false">+</mo>
              <msub>
                <mi>q</mi>
                <mn>4</mn>
              </msub>
              <mo stretchy="false">+</mo>
              <msub>
                <mi>q</mi>
                <mn>1</mn>
              </msub>
            </mrow>
          </mrow>
        </mrow>
        <mo fence="true" stretchy="false">)</mo>
      </mrow>
    </mrow>
    <annotation encoding="StarMath 5.0">roll = atan2( 2(q_3{q_4}+q_2{q_1}), -q_2-q_3+q_4+q_1)</annotation>
  </semantics>
</math>
</file>

<file path=Object 68/content.xml><?xml version="1.0" encoding="utf-8"?>
<math xmlns="http://www.w3.org/1998/Math/MathML" display="block">
  <semantics>
    <mrow>
      <mover accent="true">
        <mi>a</mi>
        <mo stretchy="false">⃗</mo>
      </mover>
      <mo stretchy="false">=</mo>
      <mrow>
        <mover accent="true">
          <msub>
            <mi>a</mi>
            <mi>g</mi>
          </msub>
          <mo stretchy="false">⃗</mo>
        </mover>
        <mo stretchy="false">+</mo>
        <mover accent="true">
          <msub>
            <mi>a</mi>
            <mi>m</mi>
          </msub>
          <mo stretchy="false">⃗</mo>
        </mover>
      </mrow>
    </mrow>
    <annotation encoding="StarMath 5.0">vec a = vec a_g + vec a_m
</annotation>
  </semantics>
</math>
</file>

<file path=Object 69/content.xml><?xml version="1.0" encoding="utf-8"?>
<math xmlns="http://www.w3.org/1998/Math/MathML" display="block">
  <semantics>
    <mrow>
      <mover accent="true">
        <mi>m</mi>
        <mo stretchy="false">⃗</mo>
      </mover>
      <mo stretchy="false">=</mo>
      <mrow>
        <mover accent="true">
          <msub>
            <mi>m</mi>
            <mi>f</mi>
          </msub>
          <mo stretchy="false">⃗</mo>
        </mover>
        <mo stretchy="false">+</mo>
        <mover accent="true">
          <msub>
            <mi>m</mi>
            <mi>d</mi>
          </msub>
          <mo stretchy="false">⃗</mo>
        </mover>
      </mrow>
    </mrow>
    <annotation encoding="StarMath 5.0">vec m = vec m_f + vec m_d
</annotation>
  </semantics>
</math>
</file>

<file path=Object 7/content.xml><?xml version="1.0" encoding="utf-8"?>
<math xmlns="http://www.w3.org/1998/Math/MathML" display="block">
  <semantics>
    <mrow>
      <mrow>
        <mmultiscripts>
          <mrow>
            <mo fence="true" stretchy="false">(</mo>
            <mrow>
              <mi>q</mi>
            </mrow>
            <mo fence="true" stretchy="false">)</mo>
          </mrow>
          <mrow>
            <mi mathvariant="normal">ω</mi>
            <mi>,</mi>
            <mi>t</mi>
          </mrow>
          <none/>
          <mprescripts/>
          <mi>E</mi>
          <mi>S</mi>
        </mmultiscripts>
        <mo stretchy="false">=</mo>
        <mrow>
          <mmultiscripts>
            <mrow>
              <mo fence="true" stretchy="false">(</mo>
              <mrow>
                <mover accent="true">
                  <mi>q</mi>
                  <mo stretchy="false">^</mo>
                </mover>
              </mrow>
              <mo fence="true" stretchy="false">)</mo>
            </mrow>
            <mrow>
              <mi mathvariant="normal">ω</mi>
              <mi>,</mi>
              <mrow>
                <mi>t</mi>
                <mo stretchy="false">−</mo>
                <mn>1</mn>
              </mrow>
            </mrow>
            <none/>
            <mprescripts/>
            <mi>E</mi>
            <mi>S</mi>
          </mmultiscripts>
          <mo stretchy="false">+</mo>
          <mmultiscripts>
            <mrow>
              <mo fence="true" stretchy="false">(</mo>
              <mrow>
                <mover accent="true">
                  <mi>q</mi>
                  <mo stretchy="false">˙</mo>
                </mover>
              </mrow>
              <mo fence="true" stretchy="false">)</mo>
            </mrow>
            <mrow>
              <mi mathvariant="normal">ω</mi>
              <mi>,</mi>
              <mi>t</mi>
            </mrow>
            <none/>
            <mprescripts/>
            <mi>E</mi>
            <mi>S</mi>
          </mmultiscripts>
        </mrow>
      </mrow>
      <mi mathvariant="normal">Δ</mi>
      <mi>t</mi>
    </mrow>
    <annotation encoding="StarMath 5.0">(q)_{%omega,t}  lsub{E}  lsup{S} =  (hat q)_{%omega,t-1}  lsub{E}  lsup{S} + (dot q)_{%omega,t}  lsub{E}  lsup{S} %DELTA t</annotation>
  </semantics>
</math>
</file>

<file path=Object 70/content.xml><?xml version="1.0" encoding="utf-8"?>
<math xmlns="http://www.w3.org/1998/Math/MathML" display="block">
  <semantics>
    <mrow>
      <mover accent="true">
        <mi>g</mi>
        <mo stretchy="false">⃗</mo>
      </mover>
      <mo stretchy="false">=</mo>
      <mrow>
        <mo fence="true" stretchy="true">[</mo>
        <mrow>
          <mtable>
            <mtr>
              <mtd>
                <msub>
                  <mi mathvariant="normal">ω</mi>
                  <mi>x</mi>
                </msub>
              </mtd>
            </mtr>
            <mtr>
              <mtd>
                <msub>
                  <mi mathvariant="normal">ω</mi>
                  <mi>y</mi>
                </msub>
              </mtd>
            </mtr>
            <mtr>
              <mtd>
                <msub>
                  <mi mathvariant="normal">ω</mi>
                  <mi>z</mi>
                </msub>
              </mtd>
            </mtr>
          </mtable>
        </mrow>
        <mo fence="true" stretchy="true">]</mo>
      </mrow>
    </mrow>
    <annotation encoding="StarMath 5.0">vec g = left[matrix{%omega_x ## %omega_y ## %omega_z }right]
</annotation>
  </semantics>
</math>
</file>

<file path=Object 8/content.xml><?xml version="1.0" encoding="utf-8"?>
<math xmlns="http://www.w3.org/1998/Math/MathML" display="block">
  <semantics>
    <mrow>
      <mrow>
        <msub>
          <mi>E</mi>
          <mover accent="true">
            <mi>d</mi>
            <mo stretchy="false">^</mo>
          </mover>
        </msub>
        <mo stretchy="false">&lt;</mo>
        <mrow>
          <mo stretchy="false">−</mo>
          <mi mathvariant="italic">reference</mi>
        </mrow>
      </mrow>
      <mi mathvariant="italic">direction</mi>
    </mrow>
    <annotation encoding="StarMath 5.0">E_{hat d} &lt;- reference direction</annotation>
  </semantics>
</math>
</file>

<file path=Object 9/content.xml><?xml version="1.0" encoding="utf-8"?>
<math xmlns="http://www.w3.org/1998/Math/MathML" display="block">
  <semantics>
    <mrow>
      <mmultiscripts>
        <mrow>
          <mo fence="true" stretchy="false">(</mo>
          <mrow>
            <mover accent="true">
              <mi>q</mi>
              <mo stretchy="false">^</mo>
            </mover>
          </mrow>
          <mo fence="true" stretchy="false">)</mo>
        </mrow>
        <mprescripts/>
        <mi>E</mi>
        <mi>S</mi>
      </mmultiscripts>
      <mo stretchy="false">=</mo>
      <mrow>
        <mo fence="true" stretchy="false">[</mo>
        <mrow>
          <mrow>
            <msub>
              <mi>q</mi>
              <mn>1</mn>
            </msub>
            <mi>,</mi>
            <msub>
              <mi>q</mi>
              <mn>2</mn>
            </msub>
            <mi>,</mi>
            <msub>
              <mi>q</mi>
              <mn>3</mn>
            </msub>
            <mi>,</mi>
            <msub>
              <mi>q</mi>
              <mn>4</mn>
            </msub>
          </mrow>
        </mrow>
        <mo fence="true" stretchy="false">]</mo>
      </mrow>
    </mrow>
    <annotation encoding="StarMath 5.0">(hat q)  lsub{E}  lsup{S} = [ q_{1}, q_{2}, q_{3}, q_{4} ]</annotation>
  </semantics>
</math>
</file>